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ia do Ano</text:p>
          </table:table-cell>
          <table:table-cell table:style-name="ce3" office:value-type="string" calcext:value-type="string">
            <text:p>Dias Corridos no Ano</text:p>
          </table:table-cell>
          <table:table-cell table:style-name="ce5" office:value-type="string" calcext:value-type="string">
            <text:p>Nascer do Sol (hh:mm)</text:p>
          </table:table-cell>
          <table:table-cell table:style-name="ce5" office:value-type="string" calcext:value-type="string">
            <text:p>Pôr do Sol (hh:mm)</text:p>
          </table:table-cell>
          <table:table-cell table:style-name="ce5" office:value-type="string" calcext:value-type="string">
            <text:p>Nascer do Sol (horas)</text:p>
          </table:table-cell>
          <table:table-cell table:style-name="ce5" office:value-type="string" calcext:value-type="string">
            <text:p>Pôr do Sol (horas)</text:p>
          </table:table-cell>
          <table:table-cell table:style-name="ce5" office:value-type="string" calcext:value-type="string">
            <text:p>Nascer do Sol (mins – s/ hor de verão)</text:p>
          </table:table-cell>
          <table:table-cell table:style-name="ce5" office:value-type="string" calcext:value-type="string">
            <text:p>Pôr do Sol (mins – s/ hor de verão)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" xlink:type="simple">1 Janeiro 2020, quarta-feira</text:a>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9:37 </text:p>
          </table:table-cell>
          <table:table-cell table:formula="of:= [.C2]*24" office:value-type="float" office:value="6.33333333333333" calcext:value-type="float">
            <text:p>6,333</text:p>
          </table:table-cell>
          <table:table-cell table:formula="of:= [.D2]*24" office:value-type="float" office:value="19.6166666666667" calcext:value-type="float">
            <text:p>19,6166666666667</text:p>
          </table:table-cell>
          <table:table-cell table:formula="of:=[.E2]*60 -60" office:value-type="float" office:value="320" calcext:value-type="float">
            <text:p>320</text:p>
          </table:table-cell>
          <table:table-cell table:formula="of:= [.F2]*60 - 60" office:value-type="float" office:value="1117" calcext:value-type="float">
            <text:p>111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" xlink:type="simple">2 Janeiro 2020, quinta-feira</text:a>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9:37 </text:p>
          </table:table-cell>
          <table:table-cell table:formula="of:= [.C3]*24" office:value-type="float" office:value="6.35" calcext:value-type="float">
            <text:p>6,350</text:p>
          </table:table-cell>
          <table:table-cell table:formula="of:= [.D3]*24" office:value-type="float" office:value="19.6166666666667" calcext:value-type="float">
            <text:p>19,6166666666667</text:p>
          </table:table-cell>
          <table:table-cell table:formula="of:=[.E3]*60 -60" office:value-type="float" office:value="321" calcext:value-type="float">
            <text:p>321</text:p>
          </table:table-cell>
          <table:table-cell table:formula="of:= [.F3]*60 - 60" office:value-type="float" office:value="1117" calcext:value-type="float">
            <text:p>111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3" xlink:type="simple">3 Janeiro 2020, sexta-feira</text:a>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9:38 </text:p>
          </table:table-cell>
          <table:table-cell table:formula="of:= [.C4]*24" office:value-type="float" office:value="6.35" calcext:value-type="float">
            <text:p>6,350</text:p>
          </table:table-cell>
          <table:table-cell table:formula="of:= [.D4]*24" office:value-type="float" office:value="19.6333333333333" calcext:value-type="float">
            <text:p>19,6333333333333</text:p>
          </table:table-cell>
          <table:table-cell table:formula="of:=[.E4]*60 -60" office:value-type="float" office:value="321" calcext:value-type="float">
            <text:p>321</text:p>
          </table:table-cell>
          <table:table-cell table:formula="of:= [.F4]*60 - 60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4" xlink:type="simple">4 Janeiro 2020, sábado</text:a>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9:38 </text:p>
          </table:table-cell>
          <table:table-cell table:formula="of:= [.C5]*24" office:value-type="float" office:value="6.36666666666667" calcext:value-type="float">
            <text:p>6,367</text:p>
          </table:table-cell>
          <table:table-cell table:formula="of:= [.D5]*24" office:value-type="float" office:value="19.6333333333333" calcext:value-type="float">
            <text:p>19,6333333333333</text:p>
          </table:table-cell>
          <table:table-cell table:formula="of:=[.E5]*60 -60" office:value-type="float" office:value="322" calcext:value-type="float">
            <text:p>322</text:p>
          </table:table-cell>
          <table:table-cell table:formula="of:= [.F5]*60 - 60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5" xlink:type="simple">5 Janeiro 2020, domingo</text:a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9:38 </text:p>
          </table:table-cell>
          <table:table-cell table:formula="of:= [.C6]*24" office:value-type="float" office:value="6.38333333333333" calcext:value-type="float">
            <text:p>6,383</text:p>
          </table:table-cell>
          <table:table-cell table:formula="of:= [.D6]*24" office:value-type="float" office:value="19.6333333333333" calcext:value-type="float">
            <text:p>19,6333333333333</text:p>
          </table:table-cell>
          <table:table-cell table:formula="of:=[.E6]*60 -60" office:value-type="float" office:value="323" calcext:value-type="float">
            <text:p>323</text:p>
          </table:table-cell>
          <table:table-cell table:formula="of:= [.F6]*60 - 60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6" xlink:type="simple">6 Janeiro 2020, segunda-feira</text:a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9:38 </text:p>
          </table:table-cell>
          <table:table-cell table:formula="of:= [.C7]*24" office:value-type="float" office:value="6.38333333333333" calcext:value-type="float">
            <text:p>6,383</text:p>
          </table:table-cell>
          <table:table-cell table:formula="of:= [.D7]*24" office:value-type="float" office:value="19.6333333333333" calcext:value-type="float">
            <text:p>19,6333333333333</text:p>
          </table:table-cell>
          <table:table-cell table:formula="of:=[.E7]*60 -60" office:value-type="float" office:value="323" calcext:value-type="float">
            <text:p>323</text:p>
          </table:table-cell>
          <table:table-cell table:formula="of:= [.F7]*60 - 60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7" xlink:type="simple">7 Janeiro 2020, terça-feira</text:a>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9:39 </text:p>
          </table:table-cell>
          <table:table-cell table:formula="of:= [.C8]*24" office:value-type="float" office:value="6.4" calcext:value-type="float">
            <text:p>6,400</text:p>
          </table:table-cell>
          <table:table-cell table:formula="of:= [.D8]*24" office:value-type="float" office:value="19.65" calcext:value-type="float">
            <text:p>19,65</text:p>
          </table:table-cell>
          <table:table-cell table:formula="of:=[.E8]*60 -60" office:value-type="float" office:value="324" calcext:value-type="float">
            <text:p>324</text:p>
          </table:table-cell>
          <table:table-cell table:formula="of:= [.F8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8" xlink:type="simple">8 Janeiro 2020, quarta-feira</text:a>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9:39 </text:p>
          </table:table-cell>
          <table:table-cell table:formula="of:= [.C9]*24" office:value-type="float" office:value="6.41666666666667" calcext:value-type="float">
            <text:p>6,417</text:p>
          </table:table-cell>
          <table:table-cell table:formula="of:= [.D9]*24" office:value-type="float" office:value="19.65" calcext:value-type="float">
            <text:p>19,65</text:p>
          </table:table-cell>
          <table:table-cell table:formula="of:=[.E9]*60 -60" office:value-type="float" office:value="325" calcext:value-type="float">
            <text:p>325</text:p>
          </table:table-cell>
          <table:table-cell table:formula="of:= [.F9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9" xlink:type="simple">9 Janeiro 2020, quinta-feira</text:a>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9:39 </text:p>
          </table:table-cell>
          <table:table-cell table:formula="of:= [.C10]*24" office:value-type="float" office:value="6.41666666666667" calcext:value-type="float">
            <text:p>6,417</text:p>
          </table:table-cell>
          <table:table-cell table:formula="of:= [.D10]*24" office:value-type="float" office:value="19.65" calcext:value-type="float">
            <text:p>19,65</text:p>
          </table:table-cell>
          <table:table-cell table:formula="of:=[.E10]*60 -60" office:value-type="float" office:value="325" calcext:value-type="float">
            <text:p>325</text:p>
          </table:table-cell>
          <table:table-cell table:formula="of:= [.F10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0" xlink:type="simple">10 Janeiro 2020, sexta-feira</text:a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9:39 </text:p>
          </table:table-cell>
          <table:table-cell table:formula="of:= [.C11]*24" office:value-type="float" office:value="6.43333333333333" calcext:value-type="float">
            <text:p>6,433</text:p>
          </table:table-cell>
          <table:table-cell table:formula="of:= [.D11]*24" office:value-type="float" office:value="19.65" calcext:value-type="float">
            <text:p>19,65</text:p>
          </table:table-cell>
          <table:table-cell table:formula="of:=[.E11]*60 -60" office:value-type="float" office:value="326" calcext:value-type="float">
            <text:p>326</text:p>
          </table:table-cell>
          <table:table-cell table:formula="of:= [.F11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1" xlink:type="simple">11 Janeiro 2020, sábado</text:a>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9:39 </text:p>
          </table:table-cell>
          <table:table-cell table:formula="of:= [.C12]*24" office:value-type="float" office:value="6.45" calcext:value-type="float">
            <text:p>6,450</text:p>
          </table:table-cell>
          <table:table-cell table:formula="of:= [.D12]*24" office:value-type="float" office:value="19.65" calcext:value-type="float">
            <text:p>19,65</text:p>
          </table:table-cell>
          <table:table-cell table:formula="of:=[.E12]*60 -60" office:value-type="float" office:value="327" calcext:value-type="float">
            <text:p>327</text:p>
          </table:table-cell>
          <table:table-cell table:formula="of:= [.F12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2" xlink:type="simple">12 Janeiro 2020, domingo</text:a>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9:39 </text:p>
          </table:table-cell>
          <table:table-cell table:formula="of:= [.C13]*24" office:value-type="float" office:value="6.45" calcext:value-type="float">
            <text:p>6,450</text:p>
          </table:table-cell>
          <table:table-cell table:formula="of:= [.D13]*24" office:value-type="float" office:value="19.65" calcext:value-type="float">
            <text:p>19,65</text:p>
          </table:table-cell>
          <table:table-cell table:formula="of:=[.E13]*60 -60" office:value-type="float" office:value="327" calcext:value-type="float">
            <text:p>327</text:p>
          </table:table-cell>
          <table:table-cell table:formula="of:= [.F13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3" xlink:type="simple">13 Janeiro 2020, segunda-feira</text:a>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9:39 </text:p>
          </table:table-cell>
          <table:table-cell table:formula="of:= [.C14]*24" office:value-type="float" office:value="6.46666666666667" calcext:value-type="float">
            <text:p>6,467</text:p>
          </table:table-cell>
          <table:table-cell table:formula="of:= [.D14]*24" office:value-type="float" office:value="19.65" calcext:value-type="float">
            <text:p>19,65</text:p>
          </table:table-cell>
          <table:table-cell table:formula="of:=[.E14]*60 -60" office:value-type="float" office:value="328" calcext:value-type="float">
            <text:p>328</text:p>
          </table:table-cell>
          <table:table-cell table:formula="of:= [.F14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4" xlink:type="simple">14 Janeiro 2020, terça-feira</text:a>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9:39 </text:p>
          </table:table-cell>
          <table:table-cell table:formula="of:= [.C15]*24" office:value-type="float" office:value="6.48333333333333" calcext:value-type="float">
            <text:p>6,483</text:p>
          </table:table-cell>
          <table:table-cell table:formula="of:= [.D15]*24" office:value-type="float" office:value="19.65" calcext:value-type="float">
            <text:p>19,65</text:p>
          </table:table-cell>
          <table:table-cell table:formula="of:=[.E15]*60 -60" office:value-type="float" office:value="329" calcext:value-type="float">
            <text:p>329</text:p>
          </table:table-cell>
          <table:table-cell table:formula="of:= [.F15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5" xlink:type="simple">15 Janeiro 2020, quarta-feira</text:a>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9:40 </text:p>
          </table:table-cell>
          <table:table-cell table:formula="of:= [.C16]*24" office:value-type="float" office:value="6.48333333333333" calcext:value-type="float">
            <text:p>6,483</text:p>
          </table:table-cell>
          <table:table-cell table:formula="of:= [.D16]*24" office:value-type="float" office:value="19.6666666666667" calcext:value-type="float">
            <text:p>19,6666666666667</text:p>
          </table:table-cell>
          <table:table-cell table:formula="of:=[.E16]*60 -60" office:value-type="float" office:value="329" calcext:value-type="float">
            <text:p>329</text:p>
          </table:table-cell>
          <table:table-cell table:formula="of:= [.F16]*60 - 60" office:value-type="float" office:value="1120" calcext:value-type="float">
            <text:p>112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6" xlink:type="simple">16 Janeiro 2020, quinta-feira</text:a>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9:40 </text:p>
          </table:table-cell>
          <table:table-cell table:formula="of:= [.C17]*24" office:value-type="float" office:value="6.5" calcext:value-type="float">
            <text:p>6,500</text:p>
          </table:table-cell>
          <table:table-cell table:formula="of:= [.D17]*24" office:value-type="float" office:value="19.6666666666667" calcext:value-type="float">
            <text:p>19,6666666666667</text:p>
          </table:table-cell>
          <table:table-cell table:formula="of:=[.E17]*60 -60" office:value-type="float" office:value="330" calcext:value-type="float">
            <text:p>330</text:p>
          </table:table-cell>
          <table:table-cell table:formula="of:= [.F17]*60 - 60" office:value-type="float" office:value="1120" calcext:value-type="float">
            <text:p>112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7" xlink:type="simple">17 Janeiro 2020, sexta-feira</text:a>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9:40 </text:p>
          </table:table-cell>
          <table:table-cell table:formula="of:= [.C18]*24" office:value-type="float" office:value="6.51666666666667" calcext:value-type="float">
            <text:p>6,517</text:p>
          </table:table-cell>
          <table:table-cell table:formula="of:= [.D18]*24" office:value-type="float" office:value="19.6666666666667" calcext:value-type="float">
            <text:p>19,6666666666667</text:p>
          </table:table-cell>
          <table:table-cell table:formula="of:=[.E18]*60 -60" office:value-type="float" office:value="331" calcext:value-type="float">
            <text:p>331</text:p>
          </table:table-cell>
          <table:table-cell table:formula="of:= [.F18]*60 - 60" office:value-type="float" office:value="1120" calcext:value-type="float">
            <text:p>112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8" xlink:type="simple">18 Janeiro 2020, sábado</text:a>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9:40 </text:p>
          </table:table-cell>
          <table:table-cell table:formula="of:= [.C19]*24" office:value-type="float" office:value="6.51666666666667" calcext:value-type="float">
            <text:p>6,517</text:p>
          </table:table-cell>
          <table:table-cell table:formula="of:= [.D19]*24" office:value-type="float" office:value="19.6666666666667" calcext:value-type="float">
            <text:p>19,6666666666667</text:p>
          </table:table-cell>
          <table:table-cell table:formula="of:=[.E19]*60 -60" office:value-type="float" office:value="331" calcext:value-type="float">
            <text:p>331</text:p>
          </table:table-cell>
          <table:table-cell table:formula="of:= [.F19]*60 - 60" office:value-type="float" office:value="1120" calcext:value-type="float">
            <text:p>112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19" xlink:type="simple">19 Janeiro 2020, domingo</text:a>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9:39 </text:p>
          </table:table-cell>
          <table:table-cell table:formula="of:= [.C20]*24" office:value-type="float" office:value="6.53333333333333" calcext:value-type="float">
            <text:p>6,533</text:p>
          </table:table-cell>
          <table:table-cell table:formula="of:= [.D20]*24" office:value-type="float" office:value="19.65" calcext:value-type="float">
            <text:p>19,65</text:p>
          </table:table-cell>
          <table:table-cell table:formula="of:=[.E20]*60 -60" office:value-type="float" office:value="332" calcext:value-type="float">
            <text:p>332</text:p>
          </table:table-cell>
          <table:table-cell table:formula="of:= [.F20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0" xlink:type="simple">20 Janeiro 2020, segunda-feira</text:a>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:33 </text:p>
          </table:table-cell>
          <table:table-cell office:value-type="string" calcext:value-type="string">
            <text:p>19:39 </text:p>
          </table:table-cell>
          <table:table-cell table:formula="of:= [.C21]*24" office:value-type="float" office:value="6.55" calcext:value-type="float">
            <text:p>6,550</text:p>
          </table:table-cell>
          <table:table-cell table:formula="of:= [.D21]*24" office:value-type="float" office:value="19.65" calcext:value-type="float">
            <text:p>19,65</text:p>
          </table:table-cell>
          <table:table-cell table:formula="of:=[.E21]*60 -60" office:value-type="float" office:value="333" calcext:value-type="float">
            <text:p>333</text:p>
          </table:table-cell>
          <table:table-cell table:formula="of:= [.F21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1" xlink:type="simple">21 Janeiro 2020, terça-feira</text:a>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6:33 </text:p>
          </table:table-cell>
          <table:table-cell office:value-type="string" calcext:value-type="string">
            <text:p>19:39 </text:p>
          </table:table-cell>
          <table:table-cell table:formula="of:= [.C22]*24" office:value-type="float" office:value="6.55" calcext:value-type="float">
            <text:p>6,550</text:p>
          </table:table-cell>
          <table:table-cell table:formula="of:= [.D22]*24" office:value-type="float" office:value="19.65" calcext:value-type="float">
            <text:p>19,65</text:p>
          </table:table-cell>
          <table:table-cell table:formula="of:=[.E22]*60 -60" office:value-type="float" office:value="333" calcext:value-type="float">
            <text:p>333</text:p>
          </table:table-cell>
          <table:table-cell table:formula="of:= [.F22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2" xlink:type="simple">22 Janeiro 2020, quarta-feira</text:a>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6:34 </text:p>
          </table:table-cell>
          <table:table-cell office:value-type="string" calcext:value-type="string">
            <text:p>19:39 </text:p>
          </table:table-cell>
          <table:table-cell table:formula="of:= [.C23]*24" office:value-type="float" office:value="6.56666666666667" calcext:value-type="float">
            <text:p>6,567</text:p>
          </table:table-cell>
          <table:table-cell table:formula="of:= [.D23]*24" office:value-type="float" office:value="19.65" calcext:value-type="float">
            <text:p>19,65</text:p>
          </table:table-cell>
          <table:table-cell table:formula="of:=[.E23]*60 -60" office:value-type="float" office:value="334" calcext:value-type="float">
            <text:p>334</text:p>
          </table:table-cell>
          <table:table-cell table:formula="of:= [.F23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3" xlink:type="simple">23 Janeiro 2020, quinta-feira</text:a>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6:35 </text:p>
          </table:table-cell>
          <table:table-cell office:value-type="string" calcext:value-type="string">
            <text:p>19:39 </text:p>
          </table:table-cell>
          <table:table-cell table:formula="of:= [.C24]*24" office:value-type="float" office:value="6.58333333333333" calcext:value-type="float">
            <text:p>6,583</text:p>
          </table:table-cell>
          <table:table-cell table:formula="of:= [.D24]*24" office:value-type="float" office:value="19.65" calcext:value-type="float">
            <text:p>19,65</text:p>
          </table:table-cell>
          <table:table-cell table:formula="of:=[.E24]*60 -60" office:value-type="float" office:value="335" calcext:value-type="float">
            <text:p>335</text:p>
          </table:table-cell>
          <table:table-cell table:formula="of:= [.F24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4" xlink:type="simple">24 Janeiro 2020, sexta-feira</text:a>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6:35 </text:p>
          </table:table-cell>
          <table:table-cell office:value-type="string" calcext:value-type="string">
            <text:p>19:39 </text:p>
          </table:table-cell>
          <table:table-cell table:formula="of:= [.C25]*24" office:value-type="float" office:value="6.58333333333333" calcext:value-type="float">
            <text:p>6,583</text:p>
          </table:table-cell>
          <table:table-cell table:formula="of:= [.D25]*24" office:value-type="float" office:value="19.65" calcext:value-type="float">
            <text:p>19,65</text:p>
          </table:table-cell>
          <table:table-cell table:formula="of:=[.E25]*60 -60" office:value-type="float" office:value="335" calcext:value-type="float">
            <text:p>335</text:p>
          </table:table-cell>
          <table:table-cell table:formula="of:= [.F25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5" xlink:type="simple">25 Janeiro 2020, sábado</text:a>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6:36 </text:p>
          </table:table-cell>
          <table:table-cell office:value-type="string" calcext:value-type="string">
            <text:p>19:39 </text:p>
          </table:table-cell>
          <table:table-cell table:formula="of:= [.C26]*24" office:value-type="float" office:value="6.6" calcext:value-type="float">
            <text:p>6,600</text:p>
          </table:table-cell>
          <table:table-cell table:formula="of:= [.D26]*24" office:value-type="float" office:value="19.65" calcext:value-type="float">
            <text:p>19,65</text:p>
          </table:table-cell>
          <table:table-cell table:formula="of:=[.E26]*60 -60" office:value-type="float" office:value="336" calcext:value-type="float">
            <text:p>336</text:p>
          </table:table-cell>
          <table:table-cell table:formula="of:= [.F26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6" xlink:type="simple">26 Janeiro 2020, domingo</text:a>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6:37 </text:p>
          </table:table-cell>
          <table:table-cell office:value-type="string" calcext:value-type="string">
            <text:p>19:39 </text:p>
          </table:table-cell>
          <table:table-cell table:formula="of:= [.C27]*24" office:value-type="float" office:value="6.61666666666667" calcext:value-type="float">
            <text:p>6,617</text:p>
          </table:table-cell>
          <table:table-cell table:formula="of:= [.D27]*24" office:value-type="float" office:value="19.65" calcext:value-type="float">
            <text:p>19,65</text:p>
          </table:table-cell>
          <table:table-cell table:formula="of:=[.E27]*60 -60" office:value-type="float" office:value="337" calcext:value-type="float">
            <text:p>337</text:p>
          </table:table-cell>
          <table:table-cell table:formula="of:= [.F27]*60 - 60"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7" xlink:type="simple">27 Janeiro 2020, segunda-feira</text:a>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:37 </text:p>
          </table:table-cell>
          <table:table-cell office:value-type="string" calcext:value-type="string">
            <text:p>19:38 </text:p>
          </table:table-cell>
          <table:table-cell table:formula="of:= [.C28]*24" office:value-type="float" office:value="6.61666666666667" calcext:value-type="float">
            <text:p>6,617</text:p>
          </table:table-cell>
          <table:table-cell table:formula="of:= [.D28]*24" office:value-type="float" office:value="19.6333333333333" calcext:value-type="float">
            <text:p>19,6333333333333</text:p>
          </table:table-cell>
          <table:table-cell table:formula="of:=[.E28]*60 -60" office:value-type="float" office:value="337" calcext:value-type="float">
            <text:p>337</text:p>
          </table:table-cell>
          <table:table-cell table:formula="of:= [.F28]*60 - 60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8" xlink:type="simple">28 Janeiro 2020, terça-feira</text:a>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6:38 </text:p>
          </table:table-cell>
          <table:table-cell office:value-type="string" calcext:value-type="string">
            <text:p>19:38 </text:p>
          </table:table-cell>
          <table:table-cell table:formula="of:= [.C29]*24" office:value-type="float" office:value="6.63333333333333" calcext:value-type="float">
            <text:p>6,633</text:p>
          </table:table-cell>
          <table:table-cell table:formula="of:= [.D29]*24" office:value-type="float" office:value="19.6333333333333" calcext:value-type="float">
            <text:p>19,6333333333333</text:p>
          </table:table-cell>
          <table:table-cell table:formula="of:=[.E29]*60 -60" office:value-type="float" office:value="338" calcext:value-type="float">
            <text:p>338</text:p>
          </table:table-cell>
          <table:table-cell table:formula="of:= [.F29]*60 - 60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29" xlink:type="simple">29 Janeiro 2020, quarta-feira</text:a>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6:38 </text:p>
          </table:table-cell>
          <table:table-cell office:value-type="string" calcext:value-type="string">
            <text:p>19:38 </text:p>
          </table:table-cell>
          <table:table-cell table:formula="of:= [.C30]*24" office:value-type="float" office:value="6.63333333333333" calcext:value-type="float">
            <text:p>6,633</text:p>
          </table:table-cell>
          <table:table-cell table:formula="of:= [.D30]*24" office:value-type="float" office:value="19.6333333333333" calcext:value-type="float">
            <text:p>19,6333333333333</text:p>
          </table:table-cell>
          <table:table-cell table:formula="of:=[.E30]*60 -60" office:value-type="float" office:value="338" calcext:value-type="float">
            <text:p>338</text:p>
          </table:table-cell>
          <table:table-cell table:formula="of:= [.F30]*60 - 60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30" xlink:type="simple">30 Janeiro 2020, quinta-feira</text:a>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:39 </text:p>
          </table:table-cell>
          <table:table-cell office:value-type="string" calcext:value-type="string">
            <text:p>19:38 </text:p>
          </table:table-cell>
          <table:table-cell table:formula="of:= [.C31]*24" office:value-type="float" office:value="6.65" calcext:value-type="float">
            <text:p>6,650</text:p>
          </table:table-cell>
          <table:table-cell table:formula="of:= [.D31]*24" office:value-type="float" office:value="19.6333333333333" calcext:value-type="float">
            <text:p>19,6333333333333</text:p>
          </table:table-cell>
          <table:table-cell table:formula="of:=[.E31]*60 -60" office:value-type="float" office:value="339" calcext:value-type="float">
            <text:p>339</text:p>
          </table:table-cell>
          <table:table-cell table:formula="of:= [.F31]*60 - 60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aneiro/31" xlink:type="simple">31 Janeiro 2020, sexta-feira</text:a>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6:40 </text:p>
          </table:table-cell>
          <table:table-cell office:value-type="string" calcext:value-type="string">
            <text:p>19:37 </text:p>
          </table:table-cell>
          <table:table-cell table:formula="of:= [.C32]*24" office:value-type="float" office:value="6.66666666666667" calcext:value-type="float">
            <text:p>6,667</text:p>
          </table:table-cell>
          <table:table-cell table:formula="of:= [.D32]*24" office:value-type="float" office:value="19.6166666666667" calcext:value-type="float">
            <text:p>19,6166666666667</text:p>
          </table:table-cell>
          <table:table-cell table:formula="of:=[.E32]*60 -60" office:value-type="float" office:value="340" calcext:value-type="float">
            <text:p>340</text:p>
          </table:table-cell>
          <table:table-cell table:formula="of:= [.F32]*60 - 60" office:value-type="float" office:value="1117" calcext:value-type="float">
            <text:p>111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" xlink:type="simple">1 Fevereiro 2020, sábado</text:a>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6:40 </text:p>
          </table:table-cell>
          <table:table-cell office:value-type="string" calcext:value-type="string">
            <text:p>19:37 </text:p>
          </table:table-cell>
          <table:table-cell table:formula="of:= [.C33]*24" office:value-type="float" office:value="6.66666666666667" calcext:value-type="float">
            <text:p>6,667</text:p>
          </table:table-cell>
          <table:table-cell table:formula="of:= [.D33]*24" office:value-type="float" office:value="19.6166666666667" calcext:value-type="float">
            <text:p>19,6166666666667</text:p>
          </table:table-cell>
          <table:table-cell table:formula="of:=[.E33]*60 -60" office:value-type="float" office:value="340" calcext:value-type="float">
            <text:p>340</text:p>
          </table:table-cell>
          <table:table-cell table:formula="of:= [.F33]*60 - 60" office:value-type="float" office:value="1117" calcext:value-type="float">
            <text:p>111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" xlink:type="simple">2 Fevereiro 2020, domingo</text:a>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6:41 </text:p>
          </table:table-cell>
          <table:table-cell office:value-type="string" calcext:value-type="string">
            <text:p>19:37 </text:p>
          </table:table-cell>
          <table:table-cell table:formula="of:= [.C34]*24" office:value-type="float" office:value="6.68333333333333" calcext:value-type="float">
            <text:p>6,683</text:p>
          </table:table-cell>
          <table:table-cell table:formula="of:= [.D34]*24" office:value-type="float" office:value="19.6166666666667" calcext:value-type="float">
            <text:p>19,6166666666667</text:p>
          </table:table-cell>
          <table:table-cell table:formula="of:=[.E34]*60 -60" office:value-type="float" office:value="341" calcext:value-type="float">
            <text:p>341</text:p>
          </table:table-cell>
          <table:table-cell table:formula="of:= [.F34]*60 - 60" office:value-type="float" office:value="1117" calcext:value-type="float">
            <text:p>111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3" xlink:type="simple">3 Fevereiro 2020, segunda-feira</text:a>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6:41 </text:p>
          </table:table-cell>
          <table:table-cell office:value-type="string" calcext:value-type="string">
            <text:p>19:36 </text:p>
          </table:table-cell>
          <table:table-cell table:formula="of:= [.C35]*24" office:value-type="float" office:value="6.68333333333333" calcext:value-type="float">
            <text:p>6,683</text:p>
          </table:table-cell>
          <table:table-cell table:formula="of:= [.D35]*24" office:value-type="float" office:value="19.6" calcext:value-type="float">
            <text:p>19,6</text:p>
          </table:table-cell>
          <table:table-cell table:formula="of:=[.E35]*60 -60" office:value-type="float" office:value="341" calcext:value-type="float">
            <text:p>341</text:p>
          </table:table-cell>
          <table:table-cell table:formula="of:= [.F35]*60 - 60"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4" xlink:type="simple">4 Fevereiro 2020, terça-feira</text:a>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6:42 </text:p>
          </table:table-cell>
          <table:table-cell office:value-type="string" calcext:value-type="string">
            <text:p>19:36 </text:p>
          </table:table-cell>
          <table:table-cell table:formula="of:= [.C36]*24" office:value-type="float" office:value="6.7" calcext:value-type="float">
            <text:p>6,700</text:p>
          </table:table-cell>
          <table:table-cell table:formula="of:= [.D36]*24" office:value-type="float" office:value="19.6" calcext:value-type="float">
            <text:p>19,6</text:p>
          </table:table-cell>
          <table:table-cell table:formula="of:=[.E36]*60 -60" office:value-type="float" office:value="342" calcext:value-type="float">
            <text:p>342</text:p>
          </table:table-cell>
          <table:table-cell table:formula="of:= [.F36]*60 - 60"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5" xlink:type="simple">5 Fevereiro 2020, quarta-feira</text:a>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6:43 </text:p>
          </table:table-cell>
          <table:table-cell office:value-type="string" calcext:value-type="string">
            <text:p>19:36 </text:p>
          </table:table-cell>
          <table:table-cell table:formula="of:= [.C37]*24" office:value-type="float" office:value="6.71666666666667" calcext:value-type="float">
            <text:p>6,717</text:p>
          </table:table-cell>
          <table:table-cell table:formula="of:= [.D37]*24" office:value-type="float" office:value="19.6" calcext:value-type="float">
            <text:p>19,6</text:p>
          </table:table-cell>
          <table:table-cell table:formula="of:=[.E37]*60 -60" office:value-type="float" office:value="343" calcext:value-type="float">
            <text:p>343</text:p>
          </table:table-cell>
          <table:table-cell table:formula="of:= [.F37]*60 - 60"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6" xlink:type="simple">6 Fevereiro 2020, quinta-feira</text:a>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6:43 </text:p>
          </table:table-cell>
          <table:table-cell office:value-type="string" calcext:value-type="string">
            <text:p>19:35 </text:p>
          </table:table-cell>
          <table:table-cell table:formula="of:= [.C38]*24" office:value-type="float" office:value="6.71666666666667" calcext:value-type="float">
            <text:p>6,717</text:p>
          </table:table-cell>
          <table:table-cell table:formula="of:= [.D38]*24" office:value-type="float" office:value="19.5833333333333" calcext:value-type="float">
            <text:p>19,5833333333333</text:p>
          </table:table-cell>
          <table:table-cell table:formula="of:=[.E38]*60 -60" office:value-type="float" office:value="343" calcext:value-type="float">
            <text:p>343</text:p>
          </table:table-cell>
          <table:table-cell table:formula="of:= [.F38]*60 - 60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7" xlink:type="simple">7 Fevereiro 2020, sexta-feira</text:a>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6:44 </text:p>
          </table:table-cell>
          <table:table-cell office:value-type="string" calcext:value-type="string">
            <text:p>19:35 </text:p>
          </table:table-cell>
          <table:table-cell table:formula="of:= [.C39]*24" office:value-type="float" office:value="6.73333333333333" calcext:value-type="float">
            <text:p>6,733</text:p>
          </table:table-cell>
          <table:table-cell table:formula="of:= [.D39]*24" office:value-type="float" office:value="19.5833333333333" calcext:value-type="float">
            <text:p>19,5833333333333</text:p>
          </table:table-cell>
          <table:table-cell table:formula="of:=[.E39]*60 -60" office:value-type="float" office:value="344" calcext:value-type="float">
            <text:p>344</text:p>
          </table:table-cell>
          <table:table-cell table:formula="of:= [.F39]*60 - 60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8" xlink:type="simple">8 Fevereiro 2020, sábado</text:a>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6:44 </text:p>
          </table:table-cell>
          <table:table-cell office:value-type="string" calcext:value-type="string">
            <text:p>19:34 </text:p>
          </table:table-cell>
          <table:table-cell table:formula="of:= [.C40]*24" office:value-type="float" office:value="6.73333333333333" calcext:value-type="float">
            <text:p>6,733</text:p>
          </table:table-cell>
          <table:table-cell table:formula="of:= [.D40]*24" office:value-type="float" office:value="19.5666666666667" calcext:value-type="float">
            <text:p>19,5666666666667</text:p>
          </table:table-cell>
          <table:table-cell table:formula="of:=[.E40]*60 -60" office:value-type="float" office:value="344" calcext:value-type="float">
            <text:p>344</text:p>
          </table:table-cell>
          <table:table-cell table:formula="of:= [.F40]*60 - 60" office:value-type="float" office:value="1114" calcext:value-type="float">
            <text:p>111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9" xlink:type="simple">9 Fevereiro 2020, domingo</text:a>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:45 </text:p>
          </table:table-cell>
          <table:table-cell office:value-type="string" calcext:value-type="string">
            <text:p>19:34 </text:p>
          </table:table-cell>
          <table:table-cell table:formula="of:= [.C41]*24" office:value-type="float" office:value="6.75" calcext:value-type="float">
            <text:p>6,750</text:p>
          </table:table-cell>
          <table:table-cell table:formula="of:= [.D41]*24" office:value-type="float" office:value="19.5666666666667" calcext:value-type="float">
            <text:p>19,5666666666667</text:p>
          </table:table-cell>
          <table:table-cell table:formula="of:=[.E41]*60 -60" office:value-type="float" office:value="345" calcext:value-type="float">
            <text:p>345</text:p>
          </table:table-cell>
          <table:table-cell table:formula="of:= [.F41]*60 - 60" office:value-type="float" office:value="1114" calcext:value-type="float">
            <text:p>111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0" xlink:type="simple">10 Fevereiro 2020, segunda-feira</text:a>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6:45 </text:p>
          </table:table-cell>
          <table:table-cell office:value-type="string" calcext:value-type="string">
            <text:p>19:33 </text:p>
          </table:table-cell>
          <table:table-cell table:formula="of:= [.C42]*24" office:value-type="float" office:value="6.75" calcext:value-type="float">
            <text:p>6,750</text:p>
          </table:table-cell>
          <table:table-cell table:formula="of:= [.D42]*24" office:value-type="float" office:value="19.55" calcext:value-type="float">
            <text:p>19,55</text:p>
          </table:table-cell>
          <table:table-cell table:formula="of:=[.E42]*60 -60" office:value-type="float" office:value="345" calcext:value-type="float">
            <text:p>345</text:p>
          </table:table-cell>
          <table:table-cell table:formula="of:= [.F42]*60 - 60" office:value-type="float" office:value="1113" calcext:value-type="float">
            <text:p>111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1" xlink:type="simple">11 Fevereiro 2020, terça-feira</text:a>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6:46 </text:p>
          </table:table-cell>
          <table:table-cell office:value-type="string" calcext:value-type="string">
            <text:p>19:33 </text:p>
          </table:table-cell>
          <table:table-cell table:formula="of:= [.C43]*24" office:value-type="float" office:value="6.76666666666667" calcext:value-type="float">
            <text:p>6,767</text:p>
          </table:table-cell>
          <table:table-cell table:formula="of:= [.D43]*24" office:value-type="float" office:value="19.55" calcext:value-type="float">
            <text:p>19,55</text:p>
          </table:table-cell>
          <table:table-cell table:formula="of:=[.E43]*60 -60" office:value-type="float" office:value="346" calcext:value-type="float">
            <text:p>346</text:p>
          </table:table-cell>
          <table:table-cell table:formula="of:= [.F43]*60 - 60" office:value-type="float" office:value="1113" calcext:value-type="float">
            <text:p>111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2" xlink:type="simple">12 Fevereiro 2020, quarta-feira</text:a>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6:46 </text:p>
          </table:table-cell>
          <table:table-cell office:value-type="string" calcext:value-type="string">
            <text:p>19:32 </text:p>
          </table:table-cell>
          <table:table-cell table:formula="of:= [.C44]*24" office:value-type="float" office:value="6.76666666666667" calcext:value-type="float">
            <text:p>6,767</text:p>
          </table:table-cell>
          <table:table-cell table:formula="of:= [.D44]*24" office:value-type="float" office:value="19.5333333333333" calcext:value-type="float">
            <text:p>19,5333333333333</text:p>
          </table:table-cell>
          <table:table-cell table:formula="of:=[.E44]*60 -60" office:value-type="float" office:value="346" calcext:value-type="float">
            <text:p>346</text:p>
          </table:table-cell>
          <table:table-cell table:formula="of:= [.F44]*60 - 60" office:value-type="float" office:value="1112" calcext:value-type="float">
            <text:p>111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3" xlink:type="simple">13 Fevereiro 2020, quinta-feira</text:a>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6:47 </text:p>
          </table:table-cell>
          <table:table-cell office:value-type="string" calcext:value-type="string">
            <text:p>19:32 </text:p>
          </table:table-cell>
          <table:table-cell table:formula="of:= [.C45]*24" office:value-type="float" office:value="6.78333333333333" calcext:value-type="float">
            <text:p>6,783</text:p>
          </table:table-cell>
          <table:table-cell table:formula="of:= [.D45]*24" office:value-type="float" office:value="19.5333333333333" calcext:value-type="float">
            <text:p>19,5333333333333</text:p>
          </table:table-cell>
          <table:table-cell table:formula="of:=[.E45]*60 -60" office:value-type="float" office:value="347" calcext:value-type="float">
            <text:p>347</text:p>
          </table:table-cell>
          <table:table-cell table:formula="of:= [.F45]*60 - 60" office:value-type="float" office:value="1112" calcext:value-type="float">
            <text:p>111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4" xlink:type="simple">14 Fevereiro 2020, sexta-feira</text:a>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6:47 </text:p>
          </table:table-cell>
          <table:table-cell office:value-type="string" calcext:value-type="string">
            <text:p>19:31 </text:p>
          </table:table-cell>
          <table:table-cell table:formula="of:= [.C46]*24" office:value-type="float" office:value="6.78333333333333" calcext:value-type="float">
            <text:p>6,783</text:p>
          </table:table-cell>
          <table:table-cell table:formula="of:= [.D46]*24" office:value-type="float" office:value="19.5166666666667" calcext:value-type="float">
            <text:p>19,5166666666667</text:p>
          </table:table-cell>
          <table:table-cell table:formula="of:=[.E46]*60 -60" office:value-type="float" office:value="347" calcext:value-type="float">
            <text:p>347</text:p>
          </table:table-cell>
          <table:table-cell table:formula="of:= [.F46]*60 - 60" office:value-type="float" office:value="1111" calcext:value-type="float">
            <text:p>111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5" xlink:type="simple">15 Fevereiro 2020, sábado</text:a>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6:48 </text:p>
          </table:table-cell>
          <table:table-cell office:value-type="string" calcext:value-type="string">
            <text:p>19:31 </text:p>
          </table:table-cell>
          <table:table-cell table:formula="of:= [.C47]*24" office:value-type="float" office:value="6.8" calcext:value-type="float">
            <text:p>6,800</text:p>
          </table:table-cell>
          <table:table-cell table:formula="of:= [.D47]*24" office:value-type="float" office:value="19.5166666666667" calcext:value-type="float">
            <text:p>19,5166666666667</text:p>
          </table:table-cell>
          <table:table-cell table:formula="of:=[.E47]*60 -60" office:value-type="float" office:value="348" calcext:value-type="float">
            <text:p>348</text:p>
          </table:table-cell>
          <table:table-cell table:formula="of:= [.F47]*60 - 60" office:value-type="float" office:value="1111" calcext:value-type="float">
            <text:p>111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6" xlink:type="simple">16 Fevereiro 2020, domingo</text:a>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5:48 </text:p>
          </table:table-cell>
          <table:table-cell office:value-type="string" calcext:value-type="string">
            <text:p>18:30 </text:p>
          </table:table-cell>
          <table:table-cell table:formula="of:= [.C48]*24" office:value-type="float" office:value="5.8" calcext:value-type="float">
            <text:p>5,800</text:p>
          </table:table-cell>
          <table:table-cell table:formula="of:= [.D48]*24" office:value-type="float" office:value="18.5" calcext:value-type="float">
            <text:p>18,5</text:p>
          </table:table-cell>
          <table:table-cell table:formula="of:=[.E48]*60" office:value-type="float" office:value="348" calcext:value-type="float">
            <text:p>348</text:p>
          </table:table-cell>
          <table:table-cell table:formula="of:= [.F48]*60"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7" xlink:type="simple">17 Fevereiro 2020, segunda-feira</text:a>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5:49 </text:p>
          </table:table-cell>
          <table:table-cell office:value-type="string" calcext:value-type="string">
            <text:p>18:29 </text:p>
          </table:table-cell>
          <table:table-cell table:formula="of:= [.C49]*24" office:value-type="float" office:value="5.81666666666667" calcext:value-type="float">
            <text:p>5,817</text:p>
          </table:table-cell>
          <table:table-cell table:formula="of:= [.D49]*24" office:value-type="float" office:value="18.4833333333333" calcext:value-type="float">
            <text:p>18,4833333333333</text:p>
          </table:table-cell>
          <table:table-cell table:formula="of:=[.E49]*60" office:value-type="float" office:value="349" calcext:value-type="float">
            <text:p>349</text:p>
          </table:table-cell>
          <table:table-cell table:formula="of:= [.F49]*60" office:value-type="float" office:value="1109" calcext:value-type="float">
            <text:p>110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8" xlink:type="simple">18 Fevereiro 2020, terça-feira</text:a>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5:49 </text:p>
          </table:table-cell>
          <table:table-cell office:value-type="string" calcext:value-type="string">
            <text:p>18:29 </text:p>
          </table:table-cell>
          <table:table-cell table:formula="of:= [.C50]*24" office:value-type="float" office:value="5.81666666666667" calcext:value-type="float">
            <text:p>5,817</text:p>
          </table:table-cell>
          <table:table-cell table:formula="of:= [.D50]*24" office:value-type="float" office:value="18.4833333333333" calcext:value-type="float">
            <text:p>18,4833333333333</text:p>
          </table:table-cell>
          <table:table-cell table:formula="of:=[.E50]*60" office:value-type="float" office:value="349" calcext:value-type="float">
            <text:p>349</text:p>
          </table:table-cell>
          <table:table-cell table:formula="of:= [.F50]*60" office:value-type="float" office:value="1109" calcext:value-type="float">
            <text:p>110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19" xlink:type="simple">19 Fevereiro 2020, quarta-feira</text:a>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5:50 </text:p>
          </table:table-cell>
          <table:table-cell office:value-type="string" calcext:value-type="string">
            <text:p>18:28 </text:p>
          </table:table-cell>
          <table:table-cell table:formula="of:= [.C51]*24" office:value-type="float" office:value="5.83333333333333" calcext:value-type="float">
            <text:p>5,833</text:p>
          </table:table-cell>
          <table:table-cell table:formula="of:= [.D51]*24" office:value-type="float" office:value="18.4666666666667" calcext:value-type="float">
            <text:p>18,4666666666667</text:p>
          </table:table-cell>
          <table:table-cell table:formula="of:=[.E51]*60" office:value-type="float" office:value="350" calcext:value-type="float">
            <text:p>350</text:p>
          </table:table-cell>
          <table:table-cell table:formula="of:= [.F51]*60" office:value-type="float" office:value="1108" calcext:value-type="float">
            <text:p>110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0" xlink:type="simple">20 Fevereiro 2020, quinta-feira</text:a>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5:50 </text:p>
          </table:table-cell>
          <table:table-cell office:value-type="string" calcext:value-type="string">
            <text:p>18:28 </text:p>
          </table:table-cell>
          <table:table-cell table:formula="of:= [.C52]*24" office:value-type="float" office:value="5.83333333333333" calcext:value-type="float">
            <text:p>5,833</text:p>
          </table:table-cell>
          <table:table-cell table:formula="of:= [.D52]*24" office:value-type="float" office:value="18.4666666666667" calcext:value-type="float">
            <text:p>18,4666666666667</text:p>
          </table:table-cell>
          <table:table-cell table:formula="of:=[.E52]*60" office:value-type="float" office:value="350" calcext:value-type="float">
            <text:p>350</text:p>
          </table:table-cell>
          <table:table-cell table:formula="of:= [.F52]*60" office:value-type="float" office:value="1108" calcext:value-type="float">
            <text:p>110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1" xlink:type="simple">21 Fevereiro 2020, sexta-feira</text:a>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5:51 </text:p>
          </table:table-cell>
          <table:table-cell office:value-type="string" calcext:value-type="string">
            <text:p>18:27 </text:p>
          </table:table-cell>
          <table:table-cell table:formula="of:= [.C53]*24" office:value-type="float" office:value="5.85" calcext:value-type="float">
            <text:p>5,850</text:p>
          </table:table-cell>
          <table:table-cell table:formula="of:= [.D53]*24" office:value-type="float" office:value="18.45" calcext:value-type="float">
            <text:p>18,45</text:p>
          </table:table-cell>
          <table:table-cell table:formula="of:=[.E53]*60" office:value-type="float" office:value="351" calcext:value-type="float">
            <text:p>351</text:p>
          </table:table-cell>
          <table:table-cell table:formula="of:= [.F53]*60" office:value-type="float" office:value="1107" calcext:value-type="float">
            <text:p>110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2" xlink:type="simple">22 Fevereiro 2020, sábado</text:a>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5:51 </text:p>
          </table:table-cell>
          <table:table-cell office:value-type="string" calcext:value-type="string">
            <text:p>18:26 </text:p>
          </table:table-cell>
          <table:table-cell table:formula="of:= [.C54]*24" office:value-type="float" office:value="5.85" calcext:value-type="float">
            <text:p>5,850</text:p>
          </table:table-cell>
          <table:table-cell table:formula="of:= [.D54]*24" office:value-type="float" office:value="18.4333333333333" calcext:value-type="float">
            <text:p>18,4333333333333</text:p>
          </table:table-cell>
          <table:table-cell table:formula="of:=[.E54]*60" office:value-type="float" office:value="351" calcext:value-type="float">
            <text:p>351</text:p>
          </table:table-cell>
          <table:table-cell table:formula="of:= [.F54]*60" office:value-type="float" office:value="1106" calcext:value-type="float">
            <text:p>110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3" xlink:type="simple">23 Fevereiro 2020, domingo</text:a>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5:51 </text:p>
          </table:table-cell>
          <table:table-cell office:value-type="string" calcext:value-type="string">
            <text:p>18:25 </text:p>
          </table:table-cell>
          <table:table-cell table:formula="of:= [.C55]*24" office:value-type="float" office:value="5.85" calcext:value-type="float">
            <text:p>5,850</text:p>
          </table:table-cell>
          <table:table-cell table:formula="of:= [.D55]*24" office:value-type="float" office:value="18.4166666666667" calcext:value-type="float">
            <text:p>18,4166666666667</text:p>
          </table:table-cell>
          <table:table-cell table:formula="of:=[.E55]*60" office:value-type="float" office:value="351" calcext:value-type="float">
            <text:p>351</text:p>
          </table:table-cell>
          <table:table-cell table:formula="of:= [.F55]*60" office:value-type="float" office:value="1105" calcext:value-type="float">
            <text:p>110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4" xlink:type="simple">24 Fevereiro 2020, segunda-feira</text:a>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5:52 </text:p>
          </table:table-cell>
          <table:table-cell office:value-type="string" calcext:value-type="string">
            <text:p>18:25 </text:p>
          </table:table-cell>
          <table:table-cell table:formula="of:= [.C56]*24" office:value-type="float" office:value="5.86666666666667" calcext:value-type="float">
            <text:p>5,867</text:p>
          </table:table-cell>
          <table:table-cell table:formula="of:= [.D56]*24" office:value-type="float" office:value="18.4166666666667" calcext:value-type="float">
            <text:p>18,4166666666667</text:p>
          </table:table-cell>
          <table:table-cell table:formula="of:=[.E56]*60" office:value-type="float" office:value="352" calcext:value-type="float">
            <text:p>352</text:p>
          </table:table-cell>
          <table:table-cell table:formula="of:= [.F56]*60" office:value-type="float" office:value="1105" calcext:value-type="float">
            <text:p>110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5" xlink:type="simple">25 Fevereiro 2020, terça-feira</text:a>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5:52 </text:p>
          </table:table-cell>
          <table:table-cell office:value-type="string" calcext:value-type="string">
            <text:p>18:24 </text:p>
          </table:table-cell>
          <table:table-cell table:formula="of:= [.C57]*24" office:value-type="float" office:value="5.86666666666667" calcext:value-type="float">
            <text:p>5,867</text:p>
          </table:table-cell>
          <table:table-cell table:formula="of:= [.D57]*24" office:value-type="float" office:value="18.4" calcext:value-type="float">
            <text:p>18,4</text:p>
          </table:table-cell>
          <table:table-cell table:formula="of:=[.E57]*60" office:value-type="float" office:value="352" calcext:value-type="float">
            <text:p>352</text:p>
          </table:table-cell>
          <table:table-cell table:formula="of:= [.F57]*60" office:value-type="float" office:value="1104" calcext:value-type="float">
            <text:p>110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6" xlink:type="simple">26 Fevereiro 2020, quarta-feira</text:a>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:53 </text:p>
          </table:table-cell>
          <table:table-cell office:value-type="string" calcext:value-type="string">
            <text:p>18:23 </text:p>
          </table:table-cell>
          <table:table-cell table:formula="of:= [.C58]*24" office:value-type="float" office:value="5.88333333333333" calcext:value-type="float">
            <text:p>5,883</text:p>
          </table:table-cell>
          <table:table-cell table:formula="of:= [.D58]*24" office:value-type="float" office:value="18.3833333333333" calcext:value-type="float">
            <text:p>18,3833333333333</text:p>
          </table:table-cell>
          <table:table-cell table:formula="of:=[.E58]*60" office:value-type="float" office:value="353" calcext:value-type="float">
            <text:p>353</text:p>
          </table:table-cell>
          <table:table-cell table:formula="of:= [.F58]*60" office:value-type="float" office:value="1103" calcext:value-type="float">
            <text:p>110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7" xlink:type="simple">27 Fevereiro 2020, quinta-feira</text:a>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5:53 </text:p>
          </table:table-cell>
          <table:table-cell office:value-type="string" calcext:value-type="string">
            <text:p>18:23 </text:p>
          </table:table-cell>
          <table:table-cell table:formula="of:= [.C59]*24" office:value-type="float" office:value="5.88333333333333" calcext:value-type="float">
            <text:p>5,883</text:p>
          </table:table-cell>
          <table:table-cell table:formula="of:= [.D59]*24" office:value-type="float" office:value="18.3833333333333" calcext:value-type="float">
            <text:p>18,3833333333333</text:p>
          </table:table-cell>
          <table:table-cell table:formula="of:=[.E59]*60" office:value-type="float" office:value="353" calcext:value-type="float">
            <text:p>353</text:p>
          </table:table-cell>
          <table:table-cell table:formula="of:= [.F59]*60" office:value-type="float" office:value="1103" calcext:value-type="float">
            <text:p>110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8" xlink:type="simple">28 Fevereiro 2020, sexta-feira</text:a>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5:53 </text:p>
          </table:table-cell>
          <table:table-cell office:value-type="string" calcext:value-type="string">
            <text:p>18:22 </text:p>
          </table:table-cell>
          <table:table-cell table:formula="of:= [.C60]*24" office:value-type="float" office:value="5.88333333333333" calcext:value-type="float">
            <text:p>5,883</text:p>
          </table:table-cell>
          <table:table-cell table:formula="of:= [.D60]*24" office:value-type="float" office:value="18.3666666666667" calcext:value-type="float">
            <text:p>18,3666666666667</text:p>
          </table:table-cell>
          <table:table-cell table:formula="of:=[.E60]*60" office:value-type="float" office:value="353" calcext:value-type="float">
            <text:p>353</text:p>
          </table:table-cell>
          <table:table-cell table:formula="of:= [.F60]*60" office:value-type="float" office:value="1102" calcext:value-type="float">
            <text:p>110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fevereiro/29" xlink:type="simple">29 Fevereiro 2020, sábado</text:a>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5:54 </text:p>
          </table:table-cell>
          <table:table-cell office:value-type="string" calcext:value-type="string">
            <text:p>18:21 </text:p>
          </table:table-cell>
          <table:table-cell table:formula="of:= [.C61]*24" office:value-type="float" office:value="5.9" calcext:value-type="float">
            <text:p>5,900</text:p>
          </table:table-cell>
          <table:table-cell table:formula="of:= [.D61]*24" office:value-type="float" office:value="18.35" calcext:value-type="float">
            <text:p>18,35</text:p>
          </table:table-cell>
          <table:table-cell table:formula="of:=[.E61]*60" office:value-type="float" office:value="354" calcext:value-type="float">
            <text:p>354</text:p>
          </table:table-cell>
          <table:table-cell table:formula="of:= [.F61]*60"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" xlink:type="simple">1 Março 2020, domingo</text:a>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5:54 </text:p>
          </table:table-cell>
          <table:table-cell office:value-type="string" calcext:value-type="string">
            <text:p>18:20 </text:p>
          </table:table-cell>
          <table:table-cell table:formula="of:= [.C62]*24" office:value-type="float" office:value="5.9" calcext:value-type="float">
            <text:p>5,900</text:p>
          </table:table-cell>
          <table:table-cell table:formula="of:= [.D62]*24" office:value-type="float" office:value="18.3333333333333" calcext:value-type="float">
            <text:p>18,3333333333333</text:p>
          </table:table-cell>
          <table:table-cell table:formula="of:=[.E62]*60" office:value-type="float" office:value="354" calcext:value-type="float">
            <text:p>354</text:p>
          </table:table-cell>
          <table:table-cell table:formula="of:= [.F62]*60"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" xlink:type="simple">2 Março 2020, segunda-feira</text:a>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8:20 </text:p>
          </table:table-cell>
          <table:table-cell table:formula="of:= [.C63]*24" office:value-type="float" office:value="5.91666666666667" calcext:value-type="float">
            <text:p>5,917</text:p>
          </table:table-cell>
          <table:table-cell table:formula="of:= [.D63]*24" office:value-type="float" office:value="18.3333333333333" calcext:value-type="float">
            <text:p>18,3333333333333</text:p>
          </table:table-cell>
          <table:table-cell table:formula="of:=[.E63]*60" office:value-type="float" office:value="355" calcext:value-type="float">
            <text:p>355</text:p>
          </table:table-cell>
          <table:table-cell table:formula="of:= [.F63]*60"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3" xlink:type="simple">3 Março 2020, terça-feira</text:a>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8:19 </text:p>
          </table:table-cell>
          <table:table-cell table:formula="of:= [.C64]*24" office:value-type="float" office:value="5.91666666666667" calcext:value-type="float">
            <text:p>5,917</text:p>
          </table:table-cell>
          <table:table-cell table:formula="of:= [.D64]*24" office:value-type="float" office:value="18.3166666666667" calcext:value-type="float">
            <text:p>18,3166666666667</text:p>
          </table:table-cell>
          <table:table-cell table:formula="of:=[.E64]*60" office:value-type="float" office:value="355" calcext:value-type="float">
            <text:p>355</text:p>
          </table:table-cell>
          <table:table-cell table:formula="of:= [.F64]*60" office:value-type="float" office:value="1099" calcext:value-type="float">
            <text:p>109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4" xlink:type="simple">4 Março 2020, quarta-feira</text:a>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8:18 </text:p>
          </table:table-cell>
          <table:table-cell table:formula="of:= [.C65]*24" office:value-type="float" office:value="5.91666666666667" calcext:value-type="float">
            <text:p>5,917</text:p>
          </table:table-cell>
          <table:table-cell table:formula="of:= [.D65]*24" office:value-type="float" office:value="18.3" calcext:value-type="float">
            <text:p>18,3</text:p>
          </table:table-cell>
          <table:table-cell table:formula="of:=[.E65]*60" office:value-type="float" office:value="355" calcext:value-type="float">
            <text:p>355</text:p>
          </table:table-cell>
          <table:table-cell table:formula="of:= [.F65]*60" office:value-type="float" office:value="1098" calcext:value-type="float">
            <text:p>109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5" xlink:type="simple">5 Março 2020, quinta-feira</text:a>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5:56 </text:p>
          </table:table-cell>
          <table:table-cell office:value-type="string" calcext:value-type="string">
            <text:p>18:17 </text:p>
          </table:table-cell>
          <table:table-cell table:formula="of:= [.C66]*24" office:value-type="float" office:value="5.93333333333333" calcext:value-type="float">
            <text:p>5,933</text:p>
          </table:table-cell>
          <table:table-cell table:formula="of:= [.D66]*24" office:value-type="float" office:value="18.2833333333333" calcext:value-type="float">
            <text:p>18,2833333333333</text:p>
          </table:table-cell>
          <table:table-cell table:formula="of:=[.E66]*60" office:value-type="float" office:value="356" calcext:value-type="float">
            <text:p>356</text:p>
          </table:table-cell>
          <table:table-cell table:formula="of:= [.F66]*60" office:value-type="float" office:value="1097" calcext:value-type="float">
            <text:p>109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6" xlink:type="simple">6 Março 2020, sexta-feira</text:a>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5:56 </text:p>
          </table:table-cell>
          <table:table-cell office:value-type="string" calcext:value-type="string">
            <text:p>18:16 </text:p>
          </table:table-cell>
          <table:table-cell table:formula="of:= [.C67]*24" office:value-type="float" office:value="5.93333333333333" calcext:value-type="float">
            <text:p>5,933</text:p>
          </table:table-cell>
          <table:table-cell table:formula="of:= [.D67]*24" office:value-type="float" office:value="18.2666666666667" calcext:value-type="float">
            <text:p>18,2666666666667</text:p>
          </table:table-cell>
          <table:table-cell table:formula="of:=[.E67]*60" office:value-type="float" office:value="356" calcext:value-type="float">
            <text:p>356</text:p>
          </table:table-cell>
          <table:table-cell table:formula="of:= [.F67]*60" office:value-type="float" office:value="1096" calcext:value-type="float">
            <text:p>109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7" xlink:type="simple">7 Março 2020, sábado</text:a>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5:56 </text:p>
          </table:table-cell>
          <table:table-cell office:value-type="string" calcext:value-type="string">
            <text:p>18:16 </text:p>
          </table:table-cell>
          <table:table-cell table:formula="of:= [.C68]*24" office:value-type="float" office:value="5.93333333333333" calcext:value-type="float">
            <text:p>5,933</text:p>
          </table:table-cell>
          <table:table-cell table:formula="of:= [.D68]*24" office:value-type="float" office:value="18.2666666666667" calcext:value-type="float">
            <text:p>18,2666666666667</text:p>
          </table:table-cell>
          <table:table-cell table:formula="of:=[.E68]*60" office:value-type="float" office:value="356" calcext:value-type="float">
            <text:p>356</text:p>
          </table:table-cell>
          <table:table-cell table:formula="of:= [.F68]*60" office:value-type="float" office:value="1096" calcext:value-type="float">
            <text:p>109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8" xlink:type="simple">8 Março 2020, domingo</text:a>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5:57 </text:p>
          </table:table-cell>
          <table:table-cell office:value-type="string" calcext:value-type="string">
            <text:p>18:15 </text:p>
          </table:table-cell>
          <table:table-cell table:formula="of:= [.C69]*24" office:value-type="float" office:value="5.95" calcext:value-type="float">
            <text:p>5,950</text:p>
          </table:table-cell>
          <table:table-cell table:formula="of:= [.D69]*24" office:value-type="float" office:value="18.25" calcext:value-type="float">
            <text:p>18,25</text:p>
          </table:table-cell>
          <table:table-cell table:formula="of:=[.E69]*60" office:value-type="float" office:value="357" calcext:value-type="float">
            <text:p>357</text:p>
          </table:table-cell>
          <table:table-cell table:formula="of:= [.F69]*60" office:value-type="float" office:value="1095" calcext:value-type="float">
            <text:p>109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9" xlink:type="simple">9 Março 2020, segunda-feira</text:a>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5:57 </text:p>
          </table:table-cell>
          <table:table-cell office:value-type="string" calcext:value-type="string">
            <text:p>18:14 </text:p>
          </table:table-cell>
          <table:table-cell table:formula="of:= [.C70]*24" office:value-type="float" office:value="5.95" calcext:value-type="float">
            <text:p>5,950</text:p>
          </table:table-cell>
          <table:table-cell table:formula="of:= [.D70]*24" office:value-type="float" office:value="18.2333333333333" calcext:value-type="float">
            <text:p>18,2333333333333</text:p>
          </table:table-cell>
          <table:table-cell table:formula="of:=[.E70]*60" office:value-type="float" office:value="357" calcext:value-type="float">
            <text:p>357</text:p>
          </table:table-cell>
          <table:table-cell table:formula="of:= [.F70]*60" office:value-type="float" office:value="1094" calcext:value-type="float">
            <text:p>109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0" xlink:type="simple">10 Março 2020, terça-feira</text:a>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5:57 </text:p>
          </table:table-cell>
          <table:table-cell office:value-type="string" calcext:value-type="string">
            <text:p>18:13 </text:p>
          </table:table-cell>
          <table:table-cell table:formula="of:= [.C71]*24" office:value-type="float" office:value="5.95" calcext:value-type="float">
            <text:p>5,950</text:p>
          </table:table-cell>
          <table:table-cell table:formula="of:= [.D71]*24" office:value-type="float" office:value="18.2166666666667" calcext:value-type="float">
            <text:p>18,2166666666667</text:p>
          </table:table-cell>
          <table:table-cell table:formula="of:=[.E71]*60" office:value-type="float" office:value="357" calcext:value-type="float">
            <text:p>357</text:p>
          </table:table-cell>
          <table:table-cell table:formula="of:= [.F71]*60" office:value-type="float" office:value="1093" calcext:value-type="float">
            <text:p>109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1" xlink:type="simple">11 Março 2020, quarta-feira</text:a>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8:12 </text:p>
          </table:table-cell>
          <table:table-cell table:formula="of:= [.C72]*24" office:value-type="float" office:value="5.96666666666667" calcext:value-type="float">
            <text:p>5,967</text:p>
          </table:table-cell>
          <table:table-cell table:formula="of:= [.D72]*24" office:value-type="float" office:value="18.2" calcext:value-type="float">
            <text:p>18,2</text:p>
          </table:table-cell>
          <table:table-cell table:formula="of:=[.E72]*60" office:value-type="float" office:value="358" calcext:value-type="float">
            <text:p>358</text:p>
          </table:table-cell>
          <table:table-cell table:formula="of:= [.F72]*60" office:value-type="float" office:value="1092" calcext:value-type="float">
            <text:p>109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2" xlink:type="simple">12 Março 2020, quinta-feira</text:a>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8:11 </text:p>
          </table:table-cell>
          <table:table-cell table:formula="of:= [.C73]*24" office:value-type="float" office:value="5.96666666666667" calcext:value-type="float">
            <text:p>5,967</text:p>
          </table:table-cell>
          <table:table-cell table:formula="of:= [.D73]*24" office:value-type="float" office:value="18.1833333333333" calcext:value-type="float">
            <text:p>18,1833333333333</text:p>
          </table:table-cell>
          <table:table-cell table:formula="of:=[.E73]*60" office:value-type="float" office:value="358" calcext:value-type="float">
            <text:p>358</text:p>
          </table:table-cell>
          <table:table-cell table:formula="of:= [.F73]*60" office:value-type="float" office:value="1091" calcext:value-type="float">
            <text:p>109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3" xlink:type="simple">13 Março 2020, sexta-feira</text:a>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8:11 </text:p>
          </table:table-cell>
          <table:table-cell table:formula="of:= [.C74]*24" office:value-type="float" office:value="5.96666666666667" calcext:value-type="float">
            <text:p>5,967</text:p>
          </table:table-cell>
          <table:table-cell table:formula="of:= [.D74]*24" office:value-type="float" office:value="18.1833333333333" calcext:value-type="float">
            <text:p>18,1833333333333</text:p>
          </table:table-cell>
          <table:table-cell table:formula="of:=[.E74]*60" office:value-type="float" office:value="358" calcext:value-type="float">
            <text:p>358</text:p>
          </table:table-cell>
          <table:table-cell table:formula="of:= [.F74]*60" office:value-type="float" office:value="1091" calcext:value-type="float">
            <text:p>109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4" xlink:type="simple">14 Março 2020, sábado</text:a>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8:10 </text:p>
          </table:table-cell>
          <table:table-cell table:formula="of:= [.C75]*24" office:value-type="float" office:value="5.96666666666667" calcext:value-type="float">
            <text:p>5,967</text:p>
          </table:table-cell>
          <table:table-cell table:formula="of:= [.D75]*24" office:value-type="float" office:value="18.1666666666667" calcext:value-type="float">
            <text:p>18,1666666666667</text:p>
          </table:table-cell>
          <table:table-cell table:formula="of:=[.E75]*60" office:value-type="float" office:value="358" calcext:value-type="float">
            <text:p>358</text:p>
          </table:table-cell>
          <table:table-cell table:formula="of:= [.F75]*60" office:value-type="float" office:value="1090" calcext:value-type="float">
            <text:p>109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5" xlink:type="simple">15 Março 2020, domingo</text:a>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8:09 </text:p>
          </table:table-cell>
          <table:table-cell table:formula="of:= [.C76]*24" office:value-type="float" office:value="5.98333333333333" calcext:value-type="float">
            <text:p>5,983</text:p>
          </table:table-cell>
          <table:table-cell table:formula="of:= [.D76]*24" office:value-type="float" office:value="18.15" calcext:value-type="float">
            <text:p>18,15</text:p>
          </table:table-cell>
          <table:table-cell table:formula="of:=[.E76]*60" office:value-type="float" office:value="359" calcext:value-type="float">
            <text:p>359</text:p>
          </table:table-cell>
          <table:table-cell table:formula="of:= [.F76]*60" office:value-type="float" office:value="1089" calcext:value-type="float">
            <text:p>108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6" xlink:type="simple">16 Março 2020, segunda-feira</text:a>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8:08 </text:p>
          </table:table-cell>
          <table:table-cell table:formula="of:= [.C77]*24" office:value-type="float" office:value="5.98333333333333" calcext:value-type="float">
            <text:p>5,983</text:p>
          </table:table-cell>
          <table:table-cell table:formula="of:= [.D77]*24" office:value-type="float" office:value="18.1333333333333" calcext:value-type="float">
            <text:p>18,1333333333333</text:p>
          </table:table-cell>
          <table:table-cell table:formula="of:=[.E77]*60" office:value-type="float" office:value="359" calcext:value-type="float">
            <text:p>359</text:p>
          </table:table-cell>
          <table:table-cell table:formula="of:= [.F77]*60" office:value-type="float" office:value="1088" calcext:value-type="float">
            <text:p>108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7" xlink:type="simple">17 Março 2020, terça-feira</text:a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8:07 </text:p>
          </table:table-cell>
          <table:table-cell table:formula="of:= [.C78]*24" office:value-type="float" office:value="5.98333333333333" calcext:value-type="float">
            <text:p>5,983</text:p>
          </table:table-cell>
          <table:table-cell table:formula="of:= [.D78]*24" office:value-type="float" office:value="18.1166666666667" calcext:value-type="float">
            <text:p>18,1166666666667</text:p>
          </table:table-cell>
          <table:table-cell table:formula="of:=[.E78]*60" office:value-type="float" office:value="359" calcext:value-type="float">
            <text:p>359</text:p>
          </table:table-cell>
          <table:table-cell table:formula="of:= [.F78]*60" office:value-type="float" office:value="1087" calcext:value-type="float">
            <text:p>108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8" xlink:type="simple">18 Março 2020, quarta-feira</text:a>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8:06 </text:p>
          </table:table-cell>
          <table:table-cell table:formula="of:= [.C79]*24" office:value-type="float" office:value="6" calcext:value-type="float">
            <text:p>6,000</text:p>
          </table:table-cell>
          <table:table-cell table:formula="of:= [.D79]*24" office:value-type="float" office:value="18.1" calcext:value-type="float">
            <text:p>18,1</text:p>
          </table:table-cell>
          <table:table-cell table:formula="of:=[.E79]*60" office:value-type="float" office:value="360" calcext:value-type="float">
            <text:p>360</text:p>
          </table:table-cell>
          <table:table-cell table:formula="of:= [.F79]*60" office:value-type="float" office:value="1086" calcext:value-type="float">
            <text:p>108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19" xlink:type="simple">19 Março 2020, quinta-feira</text:a>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8:05 </text:p>
          </table:table-cell>
          <table:table-cell table:formula="of:= [.C80]*24" office:value-type="float" office:value="6" calcext:value-type="float">
            <text:p>6,000</text:p>
          </table:table-cell>
          <table:table-cell table:formula="of:= [.D80]*24" office:value-type="float" office:value="18.0833333333333" calcext:value-type="float">
            <text:p>18,0833333333333</text:p>
          </table:table-cell>
          <table:table-cell table:formula="of:=[.E80]*60" office:value-type="float" office:value="360" calcext:value-type="float">
            <text:p>360</text:p>
          </table:table-cell>
          <table:table-cell table:formula="of:= [.F80]*60" office:value-type="float" office:value="1085" calcext:value-type="float">
            <text:p>108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0" xlink:type="simple">20 Março 2020, sexta-feira</text:a>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8:05 </text:p>
          </table:table-cell>
          <table:table-cell table:formula="of:= [.C81]*24" office:value-type="float" office:value="6" calcext:value-type="float">
            <text:p>6,000</text:p>
          </table:table-cell>
          <table:table-cell table:formula="of:= [.D81]*24" office:value-type="float" office:value="18.0833333333333" calcext:value-type="float">
            <text:p>18,0833333333333</text:p>
          </table:table-cell>
          <table:table-cell table:formula="of:=[.E81]*60" office:value-type="float" office:value="360" calcext:value-type="float">
            <text:p>360</text:p>
          </table:table-cell>
          <table:table-cell table:formula="of:= [.F81]*60" office:value-type="float" office:value="1085" calcext:value-type="float">
            <text:p>108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1" xlink:type="simple">21 Março 2020, sábado</text:a>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8:04 </text:p>
          </table:table-cell>
          <table:table-cell table:formula="of:= [.C82]*24" office:value-type="float" office:value="6" calcext:value-type="float">
            <text:p>6,000</text:p>
          </table:table-cell>
          <table:table-cell table:formula="of:= [.D82]*24" office:value-type="float" office:value="18.0666666666667" calcext:value-type="float">
            <text:p>18,0666666666667</text:p>
          </table:table-cell>
          <table:table-cell table:formula="of:=[.E82]*60" office:value-type="float" office:value="360" calcext:value-type="float">
            <text:p>360</text:p>
          </table:table-cell>
          <table:table-cell table:formula="of:= [.F82]*60" office:value-type="float" office:value="1084" calcext:value-type="float">
            <text:p>108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2" xlink:type="simple">22 Março 2020, domingo</text:a>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8:03 </text:p>
          </table:table-cell>
          <table:table-cell table:formula="of:= [.C83]*24" office:value-type="float" office:value="6.01666666666667" calcext:value-type="float">
            <text:p>6,017</text:p>
          </table:table-cell>
          <table:table-cell table:formula="of:= [.D83]*24" office:value-type="float" office:value="18.05" calcext:value-type="float">
            <text:p>18,05</text:p>
          </table:table-cell>
          <table:table-cell table:formula="of:=[.E83]*60" office:value-type="float" office:value="361" calcext:value-type="float">
            <text:p>361</text:p>
          </table:table-cell>
          <table:table-cell table:formula="of:= [.F83]*60" office:value-type="float" office:value="1083" calcext:value-type="float">
            <text:p>108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3" xlink:type="simple">23 Março 2020, segunda-feira</text:a>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8:02 </text:p>
          </table:table-cell>
          <table:table-cell table:formula="of:= [.C84]*24" office:value-type="float" office:value="6.01666666666667" calcext:value-type="float">
            <text:p>6,017</text:p>
          </table:table-cell>
          <table:table-cell table:formula="of:= [.D84]*24" office:value-type="float" office:value="18.0333333333333" calcext:value-type="float">
            <text:p>18,0333333333333</text:p>
          </table:table-cell>
          <table:table-cell table:formula="of:=[.E84]*60" office:value-type="float" office:value="361" calcext:value-type="float">
            <text:p>361</text:p>
          </table:table-cell>
          <table:table-cell table:formula="of:= [.F84]*60" office:value-type="float" office:value="1082" calcext:value-type="float">
            <text:p>108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4" xlink:type="simple">24 Março 2020, terça-feira</text:a>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8:01 </text:p>
          </table:table-cell>
          <table:table-cell table:formula="of:= [.C85]*24" office:value-type="float" office:value="6.01666666666667" calcext:value-type="float">
            <text:p>6,017</text:p>
          </table:table-cell>
          <table:table-cell table:formula="of:= [.D85]*24" office:value-type="float" office:value="18.0166666666667" calcext:value-type="float">
            <text:p>18,0166666666667</text:p>
          </table:table-cell>
          <table:table-cell table:formula="of:=[.E85]*60" office:value-type="float" office:value="361" calcext:value-type="float">
            <text:p>361</text:p>
          </table:table-cell>
          <table:table-cell table:formula="of:= [.F85]*60" office:value-type="float" office:value="1081" calcext:value-type="float">
            <text:p>108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5" xlink:type="simple">25 Março 2020, quarta-feira</text:a>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8:00 </text:p>
          </table:table-cell>
          <table:table-cell table:formula="of:= [.C86]*24" office:value-type="float" office:value="6.03333333333333" calcext:value-type="float">
            <text:p>6,033</text:p>
          </table:table-cell>
          <table:table-cell table:formula="of:= [.D86]*24" office:value-type="float" office:value="18" calcext:value-type="float">
            <text:p>18</text:p>
          </table:table-cell>
          <table:table-cell table:formula="of:=[.E86]*60" office:value-type="float" office:value="362" calcext:value-type="float">
            <text:p>362</text:p>
          </table:table-cell>
          <table:table-cell table:formula="of:= [.F86]*60" office:value-type="float" office:value="1080" calcext:value-type="float">
            <text:p>108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6" xlink:type="simple">26 Março 2020, quinta-feira</text:a>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7:59 </text:p>
          </table:table-cell>
          <table:table-cell table:formula="of:= [.C87]*24" office:value-type="float" office:value="6.03333333333333" calcext:value-type="float">
            <text:p>6,033</text:p>
          </table:table-cell>
          <table:table-cell table:formula="of:= [.D87]*24" office:value-type="float" office:value="17.9833333333333" calcext:value-type="float">
            <text:p>17,9833333333333</text:p>
          </table:table-cell>
          <table:table-cell table:formula="of:=[.E87]*60" office:value-type="float" office:value="362" calcext:value-type="float">
            <text:p>362</text:p>
          </table:table-cell>
          <table:table-cell table:formula="of:= [.F87]*60" office:value-type="float" office:value="1079" calcext:value-type="float">
            <text:p>107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7" xlink:type="simple">27 Março 2020, sexta-feira</text:a>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7:59 </text:p>
          </table:table-cell>
          <table:table-cell table:formula="of:= [.C88]*24" office:value-type="float" office:value="6.03333333333333" calcext:value-type="float">
            <text:p>6,033</text:p>
          </table:table-cell>
          <table:table-cell table:formula="of:= [.D88]*24" office:value-type="float" office:value="17.9833333333333" calcext:value-type="float">
            <text:p>17,9833333333333</text:p>
          </table:table-cell>
          <table:table-cell table:formula="of:=[.E88]*60" office:value-type="float" office:value="362" calcext:value-type="float">
            <text:p>362</text:p>
          </table:table-cell>
          <table:table-cell table:formula="of:= [.F88]*60" office:value-type="float" office:value="1079" calcext:value-type="float">
            <text:p>107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8" xlink:type="simple">28 Março 2020, sábado</text:a>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7:58 </text:p>
          </table:table-cell>
          <table:table-cell table:formula="of:= [.C89]*24" office:value-type="float" office:value="6.03333333333333" calcext:value-type="float">
            <text:p>6,033</text:p>
          </table:table-cell>
          <table:table-cell table:formula="of:= [.D89]*24" office:value-type="float" office:value="17.9666666666667" calcext:value-type="float">
            <text:p>17,9666666666667</text:p>
          </table:table-cell>
          <table:table-cell table:formula="of:=[.E89]*60" office:value-type="float" office:value="362" calcext:value-type="float">
            <text:p>362</text:p>
          </table:table-cell>
          <table:table-cell table:formula="of:= [.F89]*60" office:value-type="float" office:value="1078" calcext:value-type="float">
            <text:p>107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29" xlink:type="simple">29 Março 2020, domingo</text:a>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57 </text:p>
          </table:table-cell>
          <table:table-cell table:formula="of:= [.C90]*24" office:value-type="float" office:value="6.05" calcext:value-type="float">
            <text:p>6,050</text:p>
          </table:table-cell>
          <table:table-cell table:formula="of:= [.D90]*24" office:value-type="float" office:value="17.95" calcext:value-type="float">
            <text:p>17,95</text:p>
          </table:table-cell>
          <table:table-cell table:formula="of:=[.E90]*60" office:value-type="float" office:value="363" calcext:value-type="float">
            <text:p>363</text:p>
          </table:table-cell>
          <table:table-cell table:formula="of:= [.F90]*60" office:value-type="float" office:value="1077" calcext:value-type="float">
            <text:p>107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30" xlink:type="simple">30 Março 2020, segunda-feira</text:a>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56 </text:p>
          </table:table-cell>
          <table:table-cell table:formula="of:= [.C91]*24" office:value-type="float" office:value="6.05" calcext:value-type="float">
            <text:p>6,050</text:p>
          </table:table-cell>
          <table:table-cell table:formula="of:= [.D91]*24" office:value-type="float" office:value="17.9333333333333" calcext:value-type="float">
            <text:p>17,9333333333333</text:p>
          </table:table-cell>
          <table:table-cell table:formula="of:=[.E91]*60" office:value-type="float" office:value="363" calcext:value-type="float">
            <text:p>363</text:p>
          </table:table-cell>
          <table:table-cell table:formula="of:= [.F91]*60" office:value-type="float" office:value="1076" calcext:value-type="float">
            <text:p>107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rco/31" xlink:type="simple">31 Março 2020, terça-feira</text:a>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55 </text:p>
          </table:table-cell>
          <table:table-cell table:formula="of:= [.C92]*24" office:value-type="float" office:value="6.05" calcext:value-type="float">
            <text:p>6,050</text:p>
          </table:table-cell>
          <table:table-cell table:formula="of:= [.D92]*24" office:value-type="float" office:value="17.9166666666667" calcext:value-type="float">
            <text:p>17,9166666666667</text:p>
          </table:table-cell>
          <table:table-cell table:formula="of:=[.E92]*60" office:value-type="float" office:value="363" calcext:value-type="float">
            <text:p>363</text:p>
          </table:table-cell>
          <table:table-cell table:formula="of:= [.F92]*60" office:value-type="float" office:value="1075" calcext:value-type="float">
            <text:p>107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" xlink:type="simple">1 Abril 2020, quarta-feira</text:a>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54 </text:p>
          </table:table-cell>
          <table:table-cell table:formula="of:= [.C93]*24" office:value-type="float" office:value="6.05" calcext:value-type="float">
            <text:p>6,050</text:p>
          </table:table-cell>
          <table:table-cell table:formula="of:= [.D93]*24" office:value-type="float" office:value="17.9" calcext:value-type="float">
            <text:p>17,9</text:p>
          </table:table-cell>
          <table:table-cell table:formula="of:=[.E93]*60" office:value-type="float" office:value="363" calcext:value-type="float">
            <text:p>363</text:p>
          </table:table-cell>
          <table:table-cell table:formula="of:= [.F93]*60" office:value-type="float" office:value="1074" calcext:value-type="float">
            <text:p>107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" xlink:type="simple">2 Abril 2020, quinta-feira</text:a>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53 </text:p>
          </table:table-cell>
          <table:table-cell table:formula="of:= [.C94]*24" office:value-type="float" office:value="6.06666666666667" calcext:value-type="float">
            <text:p>6,067</text:p>
          </table:table-cell>
          <table:table-cell table:formula="of:= [.D94]*24" office:value-type="float" office:value="17.8833333333333" calcext:value-type="float">
            <text:p>17,8833333333333</text:p>
          </table:table-cell>
          <table:table-cell table:formula="of:=[.E94]*60" office:value-type="float" office:value="364" calcext:value-type="float">
            <text:p>364</text:p>
          </table:table-cell>
          <table:table-cell table:formula="of:= [.F94]*60" office:value-type="float" office:value="1073" calcext:value-type="float">
            <text:p>107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3" xlink:type="simple">3 Abril 2020, sexta-feira</text:a>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53 </text:p>
          </table:table-cell>
          <table:table-cell table:formula="of:= [.C95]*24" office:value-type="float" office:value="6.06666666666667" calcext:value-type="float">
            <text:p>6,067</text:p>
          </table:table-cell>
          <table:table-cell table:formula="of:= [.D95]*24" office:value-type="float" office:value="17.8833333333333" calcext:value-type="float">
            <text:p>17,8833333333333</text:p>
          </table:table-cell>
          <table:table-cell table:formula="of:=[.E95]*60" office:value-type="float" office:value="364" calcext:value-type="float">
            <text:p>364</text:p>
          </table:table-cell>
          <table:table-cell table:formula="of:= [.F95]*60" office:value-type="float" office:value="1073" calcext:value-type="float">
            <text:p>107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4" xlink:type="simple">4 Abril 2020, sábado</text:a>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52 </text:p>
          </table:table-cell>
          <table:table-cell table:formula="of:= [.C96]*24" office:value-type="float" office:value="6.06666666666667" calcext:value-type="float">
            <text:p>6,067</text:p>
          </table:table-cell>
          <table:table-cell table:formula="of:= [.D96]*24" office:value-type="float" office:value="17.8666666666667" calcext:value-type="float">
            <text:p>17,8666666666667</text:p>
          </table:table-cell>
          <table:table-cell table:formula="of:=[.E96]*60" office:value-type="float" office:value="364" calcext:value-type="float">
            <text:p>364</text:p>
          </table:table-cell>
          <table:table-cell table:formula="of:= [.F96]*60" office:value-type="float" office:value="1072" calcext:value-type="float">
            <text:p>107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5" xlink:type="simple">5 Abril 2020, domingo</text:a>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51 </text:p>
          </table:table-cell>
          <table:table-cell table:formula="of:= [.C97]*24" office:value-type="float" office:value="6.06666666666667" calcext:value-type="float">
            <text:p>6,067</text:p>
          </table:table-cell>
          <table:table-cell table:formula="of:= [.D97]*24" office:value-type="float" office:value="17.85" calcext:value-type="float">
            <text:p>17,85</text:p>
          </table:table-cell>
          <table:table-cell table:formula="of:=[.E97]*60" office:value-type="float" office:value="364" calcext:value-type="float">
            <text:p>364</text:p>
          </table:table-cell>
          <table:table-cell table:formula="of:= [.F97]*60" office:value-type="float" office:value="1071" calcext:value-type="float">
            <text:p>107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6" xlink:type="simple">6 Abril 2020, segunda-feira</text:a>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50 </text:p>
          </table:table-cell>
          <table:table-cell table:formula="of:= [.C98]*24" office:value-type="float" office:value="6.08333333333333" calcext:value-type="float">
            <text:p>6,083</text:p>
          </table:table-cell>
          <table:table-cell table:formula="of:= [.D98]*24" office:value-type="float" office:value="17.8333333333333" calcext:value-type="float">
            <text:p>17,8333333333333</text:p>
          </table:table-cell>
          <table:table-cell table:formula="of:=[.E98]*60" office:value-type="float" office:value="365" calcext:value-type="float">
            <text:p>365</text:p>
          </table:table-cell>
          <table:table-cell table:formula="of:= [.F98]*60" office:value-type="float" office:value="1070" calcext:value-type="float">
            <text:p>107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7" xlink:type="simple">7 Abril 2020, terça-feira</text:a>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49 </text:p>
          </table:table-cell>
          <table:table-cell table:formula="of:= [.C99]*24" office:value-type="float" office:value="6.08333333333333" calcext:value-type="float">
            <text:p>6,083</text:p>
          </table:table-cell>
          <table:table-cell table:formula="of:= [.D99]*24" office:value-type="float" office:value="17.8166666666667" calcext:value-type="float">
            <text:p>17,8166666666667</text:p>
          </table:table-cell>
          <table:table-cell table:formula="of:=[.E99]*60" office:value-type="float" office:value="365" calcext:value-type="float">
            <text:p>365</text:p>
          </table:table-cell>
          <table:table-cell table:formula="of:= [.F99]*60" office:value-type="float" office:value="1069" calcext:value-type="float">
            <text:p>106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8" xlink:type="simple">8 Abril 2020, quarta-feira</text:a>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48 </text:p>
          </table:table-cell>
          <table:table-cell table:formula="of:= [.C100]*24" office:value-type="float" office:value="6.08333333333333" calcext:value-type="float">
            <text:p>6,083</text:p>
          </table:table-cell>
          <table:table-cell table:formula="of:= [.D100]*24" office:value-type="float" office:value="17.8" calcext:value-type="float">
            <text:p>17,8</text:p>
          </table:table-cell>
          <table:table-cell table:formula="of:=[.E100]*60" office:value-type="float" office:value="365" calcext:value-type="float">
            <text:p>365</text:p>
          </table:table-cell>
          <table:table-cell table:formula="of:= [.F100]*60" office:value-type="float" office:value="1068" calcext:value-type="float">
            <text:p>106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9" xlink:type="simple">9 Abril 2020, quinta-feira</text:a>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8 </text:p>
          </table:table-cell>
          <table:table-cell table:formula="of:= [.C101]*24" office:value-type="float" office:value="6.1" calcext:value-type="float">
            <text:p>6,100</text:p>
          </table:table-cell>
          <table:table-cell table:formula="of:= [.D101]*24" office:value-type="float" office:value="17.8" calcext:value-type="float">
            <text:p>17,8</text:p>
          </table:table-cell>
          <table:table-cell table:formula="of:=[.E101]*60" office:value-type="float" office:value="366" calcext:value-type="float">
            <text:p>366</text:p>
          </table:table-cell>
          <table:table-cell table:formula="of:= [.F101]*60" office:value-type="float" office:value="1068" calcext:value-type="float">
            <text:p>106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0" xlink:type="simple">10 Abril 2020, sexta-feira</text:a>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7 </text:p>
          </table:table-cell>
          <table:table-cell table:formula="of:= [.C102]*24" office:value-type="float" office:value="6.1" calcext:value-type="float">
            <text:p>6,100</text:p>
          </table:table-cell>
          <table:table-cell table:formula="of:= [.D102]*24" office:value-type="float" office:value="17.7833333333333" calcext:value-type="float">
            <text:p>17,7833333333333</text:p>
          </table:table-cell>
          <table:table-cell table:formula="of:=[.E102]*60" office:value-type="float" office:value="366" calcext:value-type="float">
            <text:p>366</text:p>
          </table:table-cell>
          <table:table-cell table:formula="of:= [.F102]*60" office:value-type="float" office:value="1067" calcext:value-type="float">
            <text:p>106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1" xlink:type="simple">11 Abril 2020, sábado</text:a>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6 </text:p>
          </table:table-cell>
          <table:table-cell table:formula="of:= [.C103]*24" office:value-type="float" office:value="6.1" calcext:value-type="float">
            <text:p>6,100</text:p>
          </table:table-cell>
          <table:table-cell table:formula="of:= [.D103]*24" office:value-type="float" office:value="17.7666666666667" calcext:value-type="float">
            <text:p>17,7666666666667</text:p>
          </table:table-cell>
          <table:table-cell table:formula="of:=[.E103]*60" office:value-type="float" office:value="366" calcext:value-type="float">
            <text:p>366</text:p>
          </table:table-cell>
          <table:table-cell table:formula="of:= [.F103]*60" office:value-type="float" office:value="1066" calcext:value-type="float">
            <text:p>106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2" xlink:type="simple">12 Abril 2020, domingo</text:a>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5 </text:p>
          </table:table-cell>
          <table:table-cell table:formula="of:= [.C104]*24" office:value-type="float" office:value="6.1" calcext:value-type="float">
            <text:p>6,100</text:p>
          </table:table-cell>
          <table:table-cell table:formula="of:= [.D104]*24" office:value-type="float" office:value="17.75" calcext:value-type="float">
            <text:p>17,75</text:p>
          </table:table-cell>
          <table:table-cell table:formula="of:=[.E104]*60" office:value-type="float" office:value="366" calcext:value-type="float">
            <text:p>366</text:p>
          </table:table-cell>
          <table:table-cell table:formula="of:= [.F104]*60" office:value-type="float" office:value="1065" calcext:value-type="float">
            <text:p>106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3" xlink:type="simple">13 Abril 2020, segunda-feira</text:a>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4 </text:p>
          </table:table-cell>
          <table:table-cell table:formula="of:= [.C105]*24" office:value-type="float" office:value="6.11666666666667" calcext:value-type="float">
            <text:p>6,117</text:p>
          </table:table-cell>
          <table:table-cell table:formula="of:= [.D105]*24" office:value-type="float" office:value="17.7333333333333" calcext:value-type="float">
            <text:p>17,7333333333333</text:p>
          </table:table-cell>
          <table:table-cell table:formula="of:=[.E105]*60" office:value-type="float" office:value="367" calcext:value-type="float">
            <text:p>367</text:p>
          </table:table-cell>
          <table:table-cell table:formula="of:= [.F105]*60" office:value-type="float" office:value="1064" calcext:value-type="float">
            <text:p>106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4" xlink:type="simple">14 Abril 2020, terça-feira</text:a>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4 </text:p>
          </table:table-cell>
          <table:table-cell table:formula="of:= [.C106]*24" office:value-type="float" office:value="6.11666666666667" calcext:value-type="float">
            <text:p>6,117</text:p>
          </table:table-cell>
          <table:table-cell table:formula="of:= [.D106]*24" office:value-type="float" office:value="17.7333333333333" calcext:value-type="float">
            <text:p>17,7333333333333</text:p>
          </table:table-cell>
          <table:table-cell table:formula="of:=[.E106]*60" office:value-type="float" office:value="367" calcext:value-type="float">
            <text:p>367</text:p>
          </table:table-cell>
          <table:table-cell table:formula="of:= [.F106]*60" office:value-type="float" office:value="1064" calcext:value-type="float">
            <text:p>106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5" xlink:type="simple">15 Abril 2020, quarta-feira</text:a>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3 </text:p>
          </table:table-cell>
          <table:table-cell table:formula="of:= [.C107]*24" office:value-type="float" office:value="6.11666666666667" calcext:value-type="float">
            <text:p>6,117</text:p>
          </table:table-cell>
          <table:table-cell table:formula="of:= [.D107]*24" office:value-type="float" office:value="17.7166666666667" calcext:value-type="float">
            <text:p>17,7166666666667</text:p>
          </table:table-cell>
          <table:table-cell table:formula="of:=[.E107]*60" office:value-type="float" office:value="367" calcext:value-type="float">
            <text:p>367</text:p>
          </table:table-cell>
          <table:table-cell table:formula="of:= [.F107]*60" office:value-type="float" office:value="1063" calcext:value-type="float">
            <text:p>106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6" xlink:type="simple">16 Abril 2020, quinta-feira</text:a>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2 </text:p>
          </table:table-cell>
          <table:table-cell table:formula="of:= [.C108]*24" office:value-type="float" office:value="6.11666666666667" calcext:value-type="float">
            <text:p>6,117</text:p>
          </table:table-cell>
          <table:table-cell table:formula="of:= [.D108]*24" office:value-type="float" office:value="17.7" calcext:value-type="float">
            <text:p>17,7</text:p>
          </table:table-cell>
          <table:table-cell table:formula="of:=[.E108]*60" office:value-type="float" office:value="367" calcext:value-type="float">
            <text:p>367</text:p>
          </table:table-cell>
          <table:table-cell table:formula="of:= [.F108]*60" office:value-type="float" office:value="1062" calcext:value-type="float">
            <text:p>106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7" xlink:type="simple">17 Abril 2020, sexta-feira</text:a>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1 </text:p>
          </table:table-cell>
          <table:table-cell table:formula="of:= [.C109]*24" office:value-type="float" office:value="6.13333333333333" calcext:value-type="float">
            <text:p>6,133</text:p>
          </table:table-cell>
          <table:table-cell table:formula="of:= [.D109]*24" office:value-type="float" office:value="17.6833333333333" calcext:value-type="float">
            <text:p>17,6833333333333</text:p>
          </table:table-cell>
          <table:table-cell table:formula="of:=[.E109]*60" office:value-type="float" office:value="368" calcext:value-type="float">
            <text:p>368</text:p>
          </table:table-cell>
          <table:table-cell table:formula="of:= [.F109]*60" office:value-type="float" office:value="1061" calcext:value-type="float">
            <text:p>106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8" xlink:type="simple">18 Abril 2020, sábado</text:a>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1 </text:p>
          </table:table-cell>
          <table:table-cell table:formula="of:= [.C110]*24" office:value-type="float" office:value="6.13333333333333" calcext:value-type="float">
            <text:p>6,133</text:p>
          </table:table-cell>
          <table:table-cell table:formula="of:= [.D110]*24" office:value-type="float" office:value="17.6833333333333" calcext:value-type="float">
            <text:p>17,6833333333333</text:p>
          </table:table-cell>
          <table:table-cell table:formula="of:=[.E110]*60" office:value-type="float" office:value="368" calcext:value-type="float">
            <text:p>368</text:p>
          </table:table-cell>
          <table:table-cell table:formula="of:= [.F110]*60" office:value-type="float" office:value="1061" calcext:value-type="float">
            <text:p>106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19" xlink:type="simple">19 Abril 2020, domingo</text:a>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0 </text:p>
          </table:table-cell>
          <table:table-cell table:formula="of:= [.C111]*24" office:value-type="float" office:value="6.13333333333333" calcext:value-type="float">
            <text:p>6,133</text:p>
          </table:table-cell>
          <table:table-cell table:formula="of:= [.D111]*24" office:value-type="float" office:value="17.6666666666667" calcext:value-type="float">
            <text:p>17,6666666666667</text:p>
          </table:table-cell>
          <table:table-cell table:formula="of:=[.E111]*60" office:value-type="float" office:value="368" calcext:value-type="float">
            <text:p>368</text:p>
          </table:table-cell>
          <table:table-cell table:formula="of:= [.F111]*60"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0" xlink:type="simple">20 Abril 2020, segunda-feira</text:a>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7:39 </text:p>
          </table:table-cell>
          <table:table-cell table:formula="of:= [.C112]*24" office:value-type="float" office:value="6.15" calcext:value-type="float">
            <text:p>6,150</text:p>
          </table:table-cell>
          <table:table-cell table:formula="of:= [.D112]*24" office:value-type="float" office:value="17.65" calcext:value-type="float">
            <text:p>17,65</text:p>
          </table:table-cell>
          <table:table-cell table:formula="of:=[.E112]*60" office:value-type="float" office:value="369" calcext:value-type="float">
            <text:p>369</text:p>
          </table:table-cell>
          <table:table-cell table:formula="of:= [.F112]*60" office:value-type="float" office:value="1059" calcext:value-type="float">
            <text:p>105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1" xlink:type="simple">21 Abril 2020, terça-feira</text:a>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7:38 </text:p>
          </table:table-cell>
          <table:table-cell table:formula="of:= [.C113]*24" office:value-type="float" office:value="6.15" calcext:value-type="float">
            <text:p>6,150</text:p>
          </table:table-cell>
          <table:table-cell table:formula="of:= [.D113]*24" office:value-type="float" office:value="17.6333333333333" calcext:value-type="float">
            <text:p>17,6333333333333</text:p>
          </table:table-cell>
          <table:table-cell table:formula="of:=[.E113]*60" office:value-type="float" office:value="369" calcext:value-type="float">
            <text:p>369</text:p>
          </table:table-cell>
          <table:table-cell table:formula="of:= [.F113]*60"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2" xlink:type="simple">22 Abril 2020, quarta-feira</text:a>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7:38 </text:p>
          </table:table-cell>
          <table:table-cell table:formula="of:= [.C114]*24" office:value-type="float" office:value="6.15" calcext:value-type="float">
            <text:p>6,150</text:p>
          </table:table-cell>
          <table:table-cell table:formula="of:= [.D114]*24" office:value-type="float" office:value="17.6333333333333" calcext:value-type="float">
            <text:p>17,6333333333333</text:p>
          </table:table-cell>
          <table:table-cell table:formula="of:=[.E114]*60" office:value-type="float" office:value="369" calcext:value-type="float">
            <text:p>369</text:p>
          </table:table-cell>
          <table:table-cell table:formula="of:= [.F114]*60"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3" xlink:type="simple">23 Abril 2020, quinta-feira</text:a>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7:37 </text:p>
          </table:table-cell>
          <table:table-cell table:formula="of:= [.C115]*24" office:value-type="float" office:value="6.16666666666667" calcext:value-type="float">
            <text:p>6,167</text:p>
          </table:table-cell>
          <table:table-cell table:formula="of:= [.D115]*24" office:value-type="float" office:value="17.6166666666667" calcext:value-type="float">
            <text:p>17,6166666666667</text:p>
          </table:table-cell>
          <table:table-cell table:formula="of:=[.E115]*60" office:value-type="float" office:value="370" calcext:value-type="float">
            <text:p>370</text:p>
          </table:table-cell>
          <table:table-cell table:formula="of:= [.F115]*60" office:value-type="float" office:value="1057" calcext:value-type="float">
            <text:p>105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4" xlink:type="simple">24 Abril 2020, sexta-feira</text:a>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7:36 </text:p>
          </table:table-cell>
          <table:table-cell table:formula="of:= [.C116]*24" office:value-type="float" office:value="6.16666666666667" calcext:value-type="float">
            <text:p>6,167</text:p>
          </table:table-cell>
          <table:table-cell table:formula="of:= [.D116]*24" office:value-type="float" office:value="17.6" calcext:value-type="float">
            <text:p>17,6</text:p>
          </table:table-cell>
          <table:table-cell table:formula="of:=[.E116]*60" office:value-type="float" office:value="370" calcext:value-type="float">
            <text:p>370</text:p>
          </table:table-cell>
          <table:table-cell table:formula="of:= [.F116]*60" office:value-type="float" office:value="1056" calcext:value-type="float">
            <text:p>105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5" xlink:type="simple">25 Abril 2020, sábado</text:a>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7:36 </text:p>
          </table:table-cell>
          <table:table-cell table:formula="of:= [.C117]*24" office:value-type="float" office:value="6.16666666666667" calcext:value-type="float">
            <text:p>6,167</text:p>
          </table:table-cell>
          <table:table-cell table:formula="of:= [.D117]*24" office:value-type="float" office:value="17.6" calcext:value-type="float">
            <text:p>17,6</text:p>
          </table:table-cell>
          <table:table-cell table:formula="of:=[.E117]*60" office:value-type="float" office:value="370" calcext:value-type="float">
            <text:p>370</text:p>
          </table:table-cell>
          <table:table-cell table:formula="of:= [.F117]*60" office:value-type="float" office:value="1056" calcext:value-type="float">
            <text:p>105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6" xlink:type="simple">26 Abril 2020, domingo</text:a>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35 </text:p>
          </table:table-cell>
          <table:table-cell table:formula="of:= [.C118]*24" office:value-type="float" office:value="6.18333333333333" calcext:value-type="float">
            <text:p>6,183</text:p>
          </table:table-cell>
          <table:table-cell table:formula="of:= [.D118]*24" office:value-type="float" office:value="17.5833333333333" calcext:value-type="float">
            <text:p>17,5833333333333</text:p>
          </table:table-cell>
          <table:table-cell table:formula="of:=[.E118]*60" office:value-type="float" office:value="371" calcext:value-type="float">
            <text:p>371</text:p>
          </table:table-cell>
          <table:table-cell table:formula="of:= [.F118]*60" office:value-type="float" office:value="1055" calcext:value-type="float">
            <text:p>105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7" xlink:type="simple">27 Abril 2020, segunda-feira</text:a>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34 </text:p>
          </table:table-cell>
          <table:table-cell table:formula="of:= [.C119]*24" office:value-type="float" office:value="6.18333333333333" calcext:value-type="float">
            <text:p>6,183</text:p>
          </table:table-cell>
          <table:table-cell table:formula="of:= [.D119]*24" office:value-type="float" office:value="17.5666666666667" calcext:value-type="float">
            <text:p>17,5666666666667</text:p>
          </table:table-cell>
          <table:table-cell table:formula="of:=[.E119]*60" office:value-type="float" office:value="371" calcext:value-type="float">
            <text:p>371</text:p>
          </table:table-cell>
          <table:table-cell table:formula="of:= [.F119]*60"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8" xlink:type="simple">28 Abril 2020, terça-feira</text:a>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34 </text:p>
          </table:table-cell>
          <table:table-cell table:formula="of:= [.C120]*24" office:value-type="float" office:value="6.18333333333333" calcext:value-type="float">
            <text:p>6,183</text:p>
          </table:table-cell>
          <table:table-cell table:formula="of:= [.D120]*24" office:value-type="float" office:value="17.5666666666667" calcext:value-type="float">
            <text:p>17,5666666666667</text:p>
          </table:table-cell>
          <table:table-cell table:formula="of:=[.E120]*60" office:value-type="float" office:value="371" calcext:value-type="float">
            <text:p>371</text:p>
          </table:table-cell>
          <table:table-cell table:formula="of:= [.F120]*60"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29" xlink:type="simple">29 Abril 2020, quarta-feira</text:a>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33 </text:p>
          </table:table-cell>
          <table:table-cell table:formula="of:= [.C121]*24" office:value-type="float" office:value="6.2" calcext:value-type="float">
            <text:p>6,200</text:p>
          </table:table-cell>
          <table:table-cell table:formula="of:= [.D121]*24" office:value-type="float" office:value="17.55" calcext:value-type="float">
            <text:p>17,55</text:p>
          </table:table-cell>
          <table:table-cell table:formula="of:=[.E121]*60" office:value-type="float" office:value="372" calcext:value-type="float">
            <text:p>372</text:p>
          </table:table-cell>
          <table:table-cell table:formula="of:= [.F121]*60" office:value-type="float" office:value="1053" calcext:value-type="float">
            <text:p>105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bril/30" xlink:type="simple">30 Abril 2020, quinta-feira</text:a>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33 </text:p>
          </table:table-cell>
          <table:table-cell table:formula="of:= [.C122]*24" office:value-type="float" office:value="6.2" calcext:value-type="float">
            <text:p>6,200</text:p>
          </table:table-cell>
          <table:table-cell table:formula="of:= [.D122]*24" office:value-type="float" office:value="17.55" calcext:value-type="float">
            <text:p>17,55</text:p>
          </table:table-cell>
          <table:table-cell table:formula="of:=[.E122]*60" office:value-type="float" office:value="372" calcext:value-type="float">
            <text:p>372</text:p>
          </table:table-cell>
          <table:table-cell table:formula="of:= [.F122]*60" office:value-type="float" office:value="1053" calcext:value-type="float">
            <text:p>105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" xlink:type="simple">1 Maio 2020, sexta-feira</text:a>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32 </text:p>
          </table:table-cell>
          <table:table-cell table:formula="of:= [.C123]*24" office:value-type="float" office:value="6.2" calcext:value-type="float">
            <text:p>6,200</text:p>
          </table:table-cell>
          <table:table-cell table:formula="of:= [.D123]*24" office:value-type="float" office:value="17.5333333333333" calcext:value-type="float">
            <text:p>17,5333333333333</text:p>
          </table:table-cell>
          <table:table-cell table:formula="of:=[.E123]*60" office:value-type="float" office:value="372" calcext:value-type="float">
            <text:p>372</text:p>
          </table:table-cell>
          <table:table-cell table:formula="of:= [.F123]*60" office:value-type="float" office:value="1052" calcext:value-type="float">
            <text:p>105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" xlink:type="simple">2 Maio 2020, sábado</text:a>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7:32 </text:p>
          </table:table-cell>
          <table:table-cell table:formula="of:= [.C124]*24" office:value-type="float" office:value="6.21666666666667" calcext:value-type="float">
            <text:p>6,217</text:p>
          </table:table-cell>
          <table:table-cell table:formula="of:= [.D124]*24" office:value-type="float" office:value="17.5333333333333" calcext:value-type="float">
            <text:p>17,5333333333333</text:p>
          </table:table-cell>
          <table:table-cell table:formula="of:=[.E124]*60" office:value-type="float" office:value="373" calcext:value-type="float">
            <text:p>373</text:p>
          </table:table-cell>
          <table:table-cell table:formula="of:= [.F124]*60" office:value-type="float" office:value="1052" calcext:value-type="float">
            <text:p>105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3" xlink:type="simple">3 Maio 2020, domingo</text:a>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7:31 </text:p>
          </table:table-cell>
          <table:table-cell table:formula="of:= [.C125]*24" office:value-type="float" office:value="6.21666666666667" calcext:value-type="float">
            <text:p>6,217</text:p>
          </table:table-cell>
          <table:table-cell table:formula="of:= [.D125]*24" office:value-type="float" office:value="17.5166666666667" calcext:value-type="float">
            <text:p>17,5166666666667</text:p>
          </table:table-cell>
          <table:table-cell table:formula="of:=[.E125]*60" office:value-type="float" office:value="373" calcext:value-type="float">
            <text:p>373</text:p>
          </table:table-cell>
          <table:table-cell table:formula="of:= [.F125]*60" office:value-type="float" office:value="1051" calcext:value-type="float">
            <text:p>105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4" xlink:type="simple">4 Maio 2020, segunda-feira</text:a>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7:30 </text:p>
          </table:table-cell>
          <table:table-cell table:formula="of:= [.C126]*24" office:value-type="float" office:value="6.21666666666667" calcext:value-type="float">
            <text:p>6,217</text:p>
          </table:table-cell>
          <table:table-cell table:formula="of:= [.D126]*24" office:value-type="float" office:value="17.5" calcext:value-type="float">
            <text:p>17,5</text:p>
          </table:table-cell>
          <table:table-cell table:formula="of:=[.E126]*60" office:value-type="float" office:value="373" calcext:value-type="float">
            <text:p>373</text:p>
          </table:table-cell>
          <table:table-cell table:formula="of:= [.F126]*60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5" xlink:type="simple">5 Maio 2020, terça-feira</text:a>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7:30 </text:p>
          </table:table-cell>
          <table:table-cell table:formula="of:= [.C127]*24" office:value-type="float" office:value="6.23333333333333" calcext:value-type="float">
            <text:p>6,233</text:p>
          </table:table-cell>
          <table:table-cell table:formula="of:= [.D127]*24" office:value-type="float" office:value="17.5" calcext:value-type="float">
            <text:p>17,5</text:p>
          </table:table-cell>
          <table:table-cell table:formula="of:=[.E127]*60" office:value-type="float" office:value="374" calcext:value-type="float">
            <text:p>374</text:p>
          </table:table-cell>
          <table:table-cell table:formula="of:= [.F127]*60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6" xlink:type="simple">6 Maio 2020, quarta-feira</text:a>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7:29 </text:p>
          </table:table-cell>
          <table:table-cell table:formula="of:= [.C128]*24" office:value-type="float" office:value="6.23333333333333" calcext:value-type="float">
            <text:p>6,233</text:p>
          </table:table-cell>
          <table:table-cell table:formula="of:= [.D128]*24" office:value-type="float" office:value="17.4833333333333" calcext:value-type="float">
            <text:p>17,4833333333333</text:p>
          </table:table-cell>
          <table:table-cell table:formula="of:=[.E128]*60" office:value-type="float" office:value="374" calcext:value-type="float">
            <text:p>374</text:p>
          </table:table-cell>
          <table:table-cell table:formula="of:= [.F128]*60" office:value-type="float" office:value="1049" calcext:value-type="float">
            <text:p>104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7" xlink:type="simple">7 Maio 2020, quinta-feira</text:a>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7:29 </text:p>
          </table:table-cell>
          <table:table-cell table:formula="of:= [.C129]*24" office:value-type="float" office:value="6.23333333333333" calcext:value-type="float">
            <text:p>6,233</text:p>
          </table:table-cell>
          <table:table-cell table:formula="of:= [.D129]*24" office:value-type="float" office:value="17.4833333333333" calcext:value-type="float">
            <text:p>17,4833333333333</text:p>
          </table:table-cell>
          <table:table-cell table:formula="of:=[.E129]*60" office:value-type="float" office:value="374" calcext:value-type="float">
            <text:p>374</text:p>
          </table:table-cell>
          <table:table-cell table:formula="of:= [.F129]*60" office:value-type="float" office:value="1049" calcext:value-type="float">
            <text:p>104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8" xlink:type="simple">8 Maio 2020, sexta-feira</text:a>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7:28 </text:p>
          </table:table-cell>
          <table:table-cell table:formula="of:= [.C130]*24" office:value-type="float" office:value="6.25" calcext:value-type="float">
            <text:p>6,250</text:p>
          </table:table-cell>
          <table:table-cell table:formula="of:= [.D130]*24" office:value-type="float" office:value="17.4666666666667" calcext:value-type="float">
            <text:p>17,4666666666667</text:p>
          </table:table-cell>
          <table:table-cell table:formula="of:=[.E130]*60" office:value-type="float" office:value="375" calcext:value-type="float">
            <text:p>375</text:p>
          </table:table-cell>
          <table:table-cell table:formula="of:= [.F130]*60" office:value-type="float" office:value="1048" calcext:value-type="float">
            <text:p>104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9" xlink:type="simple">9 Maio 2020, sábado</text:a>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7:28 </text:p>
          </table:table-cell>
          <table:table-cell table:formula="of:= [.C131]*24" office:value-type="float" office:value="6.25" calcext:value-type="float">
            <text:p>6,250</text:p>
          </table:table-cell>
          <table:table-cell table:formula="of:= [.D131]*24" office:value-type="float" office:value="17.4666666666667" calcext:value-type="float">
            <text:p>17,4666666666667</text:p>
          </table:table-cell>
          <table:table-cell table:formula="of:=[.E131]*60" office:value-type="float" office:value="375" calcext:value-type="float">
            <text:p>375</text:p>
          </table:table-cell>
          <table:table-cell table:formula="of:= [.F131]*60" office:value-type="float" office:value="1048" calcext:value-type="float">
            <text:p>104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0" xlink:type="simple">10 Maio 2020, domingo</text:a>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7:28 </text:p>
          </table:table-cell>
          <table:table-cell table:formula="of:= [.C132]*24" office:value-type="float" office:value="6.26666666666667" calcext:value-type="float">
            <text:p>6,267</text:p>
          </table:table-cell>
          <table:table-cell table:formula="of:= [.D132]*24" office:value-type="float" office:value="17.4666666666667" calcext:value-type="float">
            <text:p>17,4666666666667</text:p>
          </table:table-cell>
          <table:table-cell table:formula="of:=[.E132]*60" office:value-type="float" office:value="376" calcext:value-type="float">
            <text:p>376</text:p>
          </table:table-cell>
          <table:table-cell table:formula="of:= [.F132]*60" office:value-type="float" office:value="1048" calcext:value-type="float">
            <text:p>104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1" xlink:type="simple">11 Maio 2020, segunda-feira</text:a>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7:27 </text:p>
          </table:table-cell>
          <table:table-cell table:formula="of:= [.C133]*24" office:value-type="float" office:value="6.26666666666667" calcext:value-type="float">
            <text:p>6,267</text:p>
          </table:table-cell>
          <table:table-cell table:formula="of:= [.D133]*24" office:value-type="float" office:value="17.45" calcext:value-type="float">
            <text:p>17,45</text:p>
          </table:table-cell>
          <table:table-cell table:formula="of:=[.E133]*60" office:value-type="float" office:value="376" calcext:value-type="float">
            <text:p>376</text:p>
          </table:table-cell>
          <table:table-cell table:formula="of:= [.F133]*60" office:value-type="float" office:value="1047" calcext:value-type="float">
            <text:p>104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2" xlink:type="simple">12 Maio 2020, terça-feira</text:a>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7:27 </text:p>
          </table:table-cell>
          <table:table-cell table:formula="of:= [.C134]*24" office:value-type="float" office:value="6.26666666666667" calcext:value-type="float">
            <text:p>6,267</text:p>
          </table:table-cell>
          <table:table-cell table:formula="of:= [.D134]*24" office:value-type="float" office:value="17.45" calcext:value-type="float">
            <text:p>17,45</text:p>
          </table:table-cell>
          <table:table-cell table:formula="of:=[.E134]*60" office:value-type="float" office:value="376" calcext:value-type="float">
            <text:p>376</text:p>
          </table:table-cell>
          <table:table-cell table:formula="of:= [.F134]*60" office:value-type="float" office:value="1047" calcext:value-type="float">
            <text:p>104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3" xlink:type="simple">13 Maio 2020, quarta-feira</text:a>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26 </text:p>
          </table:table-cell>
          <table:table-cell table:formula="of:= [.C135]*24" office:value-type="float" office:value="6.28333333333333" calcext:value-type="float">
            <text:p>6,283</text:p>
          </table:table-cell>
          <table:table-cell table:formula="of:= [.D135]*24" office:value-type="float" office:value="17.4333333333333" calcext:value-type="float">
            <text:p>17,4333333333333</text:p>
          </table:table-cell>
          <table:table-cell table:formula="of:=[.E135]*60" office:value-type="float" office:value="377" calcext:value-type="float">
            <text:p>377</text:p>
          </table:table-cell>
          <table:table-cell table:formula="of:= [.F135]*60" office:value-type="float" office:value="1046" calcext:value-type="float">
            <text:p>104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4" xlink:type="simple">14 Maio 2020, quinta-feira</text:a>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26 </text:p>
          </table:table-cell>
          <table:table-cell table:formula="of:= [.C136]*24" office:value-type="float" office:value="6.28333333333333" calcext:value-type="float">
            <text:p>6,283</text:p>
          </table:table-cell>
          <table:table-cell table:formula="of:= [.D136]*24" office:value-type="float" office:value="17.4333333333333" calcext:value-type="float">
            <text:p>17,4333333333333</text:p>
          </table:table-cell>
          <table:table-cell table:formula="of:=[.E136]*60" office:value-type="float" office:value="377" calcext:value-type="float">
            <text:p>377</text:p>
          </table:table-cell>
          <table:table-cell table:formula="of:= [.F136]*60" office:value-type="float" office:value="1046" calcext:value-type="float">
            <text:p>104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5" xlink:type="simple">15 Maio 2020, sexta-feira</text:a>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26 </text:p>
          </table:table-cell>
          <table:table-cell table:formula="of:= [.C137]*24" office:value-type="float" office:value="6.28333333333333" calcext:value-type="float">
            <text:p>6,283</text:p>
          </table:table-cell>
          <table:table-cell table:formula="of:= [.D137]*24" office:value-type="float" office:value="17.4333333333333" calcext:value-type="float">
            <text:p>17,4333333333333</text:p>
          </table:table-cell>
          <table:table-cell table:formula="of:=[.E137]*60" office:value-type="float" office:value="377" calcext:value-type="float">
            <text:p>377</text:p>
          </table:table-cell>
          <table:table-cell table:formula="of:= [.F137]*60" office:value-type="float" office:value="1046" calcext:value-type="float">
            <text:p>104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6" xlink:type="simple">16 Maio 2020, sábado</text:a>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7:25 </text:p>
          </table:table-cell>
          <table:table-cell table:formula="of:= [.C138]*24" office:value-type="float" office:value="6.3" calcext:value-type="float">
            <text:p>6,300</text:p>
          </table:table-cell>
          <table:table-cell table:formula="of:= [.D138]*24" office:value-type="float" office:value="17.4166666666667" calcext:value-type="float">
            <text:p>17,4166666666667</text:p>
          </table:table-cell>
          <table:table-cell table:formula="of:=[.E138]*60" office:value-type="float" office:value="378" calcext:value-type="float">
            <text:p>378</text:p>
          </table:table-cell>
          <table:table-cell table:formula="of:= [.F138]*60"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7" xlink:type="simple">17 Maio 2020, domingo</text:a>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7:25 </text:p>
          </table:table-cell>
          <table:table-cell table:formula="of:= [.C139]*24" office:value-type="float" office:value="6.3" calcext:value-type="float">
            <text:p>6,300</text:p>
          </table:table-cell>
          <table:table-cell table:formula="of:= [.D139]*24" office:value-type="float" office:value="17.4166666666667" calcext:value-type="float">
            <text:p>17,4166666666667</text:p>
          </table:table-cell>
          <table:table-cell table:formula="of:=[.E139]*60" office:value-type="float" office:value="378" calcext:value-type="float">
            <text:p>378</text:p>
          </table:table-cell>
          <table:table-cell table:formula="of:= [.F139]*60"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8" xlink:type="simple">18 Maio 2020, segunda-feira</text:a>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25 </text:p>
          </table:table-cell>
          <table:table-cell table:formula="of:= [.C140]*24" office:value-type="float" office:value="6.31666666666667" calcext:value-type="float">
            <text:p>6,317</text:p>
          </table:table-cell>
          <table:table-cell table:formula="of:= [.D140]*24" office:value-type="float" office:value="17.4166666666667" calcext:value-type="float">
            <text:p>17,4166666666667</text:p>
          </table:table-cell>
          <table:table-cell table:formula="of:=[.E140]*60" office:value-type="float" office:value="379" calcext:value-type="float">
            <text:p>379</text:p>
          </table:table-cell>
          <table:table-cell table:formula="of:= [.F140]*60"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19" xlink:type="simple">19 Maio 2020, terça-feira</text:a>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24 </text:p>
          </table:table-cell>
          <table:table-cell table:formula="of:= [.C141]*24" office:value-type="float" office:value="6.31666666666667" calcext:value-type="float">
            <text:p>6,317</text:p>
          </table:table-cell>
          <table:table-cell table:formula="of:= [.D141]*24" office:value-type="float" office:value="17.4" calcext:value-type="float">
            <text:p>17,4</text:p>
          </table:table-cell>
          <table:table-cell table:formula="of:=[.E141]*60" office:value-type="float" office:value="379" calcext:value-type="float">
            <text:p>379</text:p>
          </table:table-cell>
          <table:table-cell table:formula="of:= [.F141]*60"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0" xlink:type="simple">20 Maio 2020, quarta-feira</text:a>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24 </text:p>
          </table:table-cell>
          <table:table-cell table:formula="of:= [.C142]*24" office:value-type="float" office:value="6.31666666666667" calcext:value-type="float">
            <text:p>6,317</text:p>
          </table:table-cell>
          <table:table-cell table:formula="of:= [.D142]*24" office:value-type="float" office:value="17.4" calcext:value-type="float">
            <text:p>17,4</text:p>
          </table:table-cell>
          <table:table-cell table:formula="of:=[.E142]*60" office:value-type="float" office:value="379" calcext:value-type="float">
            <text:p>379</text:p>
          </table:table-cell>
          <table:table-cell table:formula="of:= [.F142]*60"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1" xlink:type="simple">21 Maio 2020, quinta-feira</text:a>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7:24 </text:p>
          </table:table-cell>
          <table:table-cell table:formula="of:= [.C143]*24" office:value-type="float" office:value="6.33333333333333" calcext:value-type="float">
            <text:p>6,333</text:p>
          </table:table-cell>
          <table:table-cell table:formula="of:= [.D143]*24" office:value-type="float" office:value="17.4" calcext:value-type="float">
            <text:p>17,4</text:p>
          </table:table-cell>
          <table:table-cell table:formula="of:=[.E143]*60" office:value-type="float" office:value="380" calcext:value-type="float">
            <text:p>380</text:p>
          </table:table-cell>
          <table:table-cell table:formula="of:= [.F143]*60"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2" xlink:type="simple">22 Maio 2020, sexta-feira</text:a>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7:24 </text:p>
          </table:table-cell>
          <table:table-cell table:formula="of:= [.C144]*24" office:value-type="float" office:value="6.33333333333333" calcext:value-type="float">
            <text:p>6,333</text:p>
          </table:table-cell>
          <table:table-cell table:formula="of:= [.D144]*24" office:value-type="float" office:value="17.4" calcext:value-type="float">
            <text:p>17,4</text:p>
          </table:table-cell>
          <table:table-cell table:formula="of:=[.E144]*60" office:value-type="float" office:value="380" calcext:value-type="float">
            <text:p>380</text:p>
          </table:table-cell>
          <table:table-cell table:formula="of:= [.F144]*60"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3" xlink:type="simple">23 Maio 2020, sábado</text:a>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23 </text:p>
          </table:table-cell>
          <table:table-cell table:formula="of:= [.C145]*24" office:value-type="float" office:value="6.35" calcext:value-type="float">
            <text:p>6,350</text:p>
          </table:table-cell>
          <table:table-cell table:formula="of:= [.D145]*24" office:value-type="float" office:value="17.3833333333333" calcext:value-type="float">
            <text:p>17,3833333333333</text:p>
          </table:table-cell>
          <table:table-cell table:formula="of:=[.E145]*60" office:value-type="float" office:value="381" calcext:value-type="float">
            <text:p>381</text:p>
          </table:table-cell>
          <table:table-cell table:formula="of:= [.F145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4" xlink:type="simple">24 Maio 2020, domingo</text:a>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23 </text:p>
          </table:table-cell>
          <table:table-cell table:formula="of:= [.C146]*24" office:value-type="float" office:value="6.35" calcext:value-type="float">
            <text:p>6,350</text:p>
          </table:table-cell>
          <table:table-cell table:formula="of:= [.D146]*24" office:value-type="float" office:value="17.3833333333333" calcext:value-type="float">
            <text:p>17,3833333333333</text:p>
          </table:table-cell>
          <table:table-cell table:formula="of:=[.E146]*60" office:value-type="float" office:value="381" calcext:value-type="float">
            <text:p>381</text:p>
          </table:table-cell>
          <table:table-cell table:formula="of:= [.F146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5" xlink:type="simple">25 Maio 2020, segunda-feira</text:a>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23 </text:p>
          </table:table-cell>
          <table:table-cell table:formula="of:= [.C147]*24" office:value-type="float" office:value="6.35" calcext:value-type="float">
            <text:p>6,350</text:p>
          </table:table-cell>
          <table:table-cell table:formula="of:= [.D147]*24" office:value-type="float" office:value="17.3833333333333" calcext:value-type="float">
            <text:p>17,3833333333333</text:p>
          </table:table-cell>
          <table:table-cell table:formula="of:=[.E147]*60" office:value-type="float" office:value="381" calcext:value-type="float">
            <text:p>381</text:p>
          </table:table-cell>
          <table:table-cell table:formula="of:= [.F147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6" xlink:type="simple">26 Maio 2020, terça-feira</text:a>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7:23 </text:p>
          </table:table-cell>
          <table:table-cell table:formula="of:= [.C148]*24" office:value-type="float" office:value="6.36666666666667" calcext:value-type="float">
            <text:p>6,367</text:p>
          </table:table-cell>
          <table:table-cell table:formula="of:= [.D148]*24" office:value-type="float" office:value="17.3833333333333" calcext:value-type="float">
            <text:p>17,3833333333333</text:p>
          </table:table-cell>
          <table:table-cell table:formula="of:=[.E148]*60" office:value-type="float" office:value="382" calcext:value-type="float">
            <text:p>382</text:p>
          </table:table-cell>
          <table:table-cell table:formula="of:= [.F148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7" xlink:type="simple">27 Maio 2020, quarta-feira</text:a>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7:23 </text:p>
          </table:table-cell>
          <table:table-cell table:formula="of:= [.C149]*24" office:value-type="float" office:value="6.36666666666667" calcext:value-type="float">
            <text:p>6,367</text:p>
          </table:table-cell>
          <table:table-cell table:formula="of:= [.D149]*24" office:value-type="float" office:value="17.3833333333333" calcext:value-type="float">
            <text:p>17,3833333333333</text:p>
          </table:table-cell>
          <table:table-cell table:formula="of:=[.E149]*60" office:value-type="float" office:value="382" calcext:value-type="float">
            <text:p>382</text:p>
          </table:table-cell>
          <table:table-cell table:formula="of:= [.F149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8" xlink:type="simple">28 Maio 2020, quinta-feira</text:a>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23 </text:p>
          </table:table-cell>
          <table:table-cell table:formula="of:= [.C150]*24" office:value-type="float" office:value="6.38333333333333" calcext:value-type="float">
            <text:p>6,383</text:p>
          </table:table-cell>
          <table:table-cell table:formula="of:= [.D150]*24" office:value-type="float" office:value="17.3833333333333" calcext:value-type="float">
            <text:p>17,3833333333333</text:p>
          </table:table-cell>
          <table:table-cell table:formula="of:=[.E150]*60" office:value-type="float" office:value="383" calcext:value-type="float">
            <text:p>383</text:p>
          </table:table-cell>
          <table:table-cell table:formula="of:= [.F150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29" xlink:type="simple">29 Maio 2020, sexta-feira</text:a>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22 </text:p>
          </table:table-cell>
          <table:table-cell table:formula="of:= [.C151]*24" office:value-type="float" office:value="6.38333333333333" calcext:value-type="float">
            <text:p>6,383</text:p>
          </table:table-cell>
          <table:table-cell table:formula="of:= [.D151]*24" office:value-type="float" office:value="17.3666666666667" calcext:value-type="float">
            <text:p>17,3666666666667</text:p>
          </table:table-cell>
          <table:table-cell table:formula="of:=[.E151]*60" office:value-type="float" office:value="383" calcext:value-type="float">
            <text:p>383</text:p>
          </table:table-cell>
          <table:table-cell table:formula="of:= [.F151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30" xlink:type="simple">30 Maio 2020, sábado</text:a>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22 </text:p>
          </table:table-cell>
          <table:table-cell table:formula="of:= [.C152]*24" office:value-type="float" office:value="6.38333333333333" calcext:value-type="float">
            <text:p>6,383</text:p>
          </table:table-cell>
          <table:table-cell table:formula="of:= [.D152]*24" office:value-type="float" office:value="17.3666666666667" calcext:value-type="float">
            <text:p>17,3666666666667</text:p>
          </table:table-cell>
          <table:table-cell table:formula="of:=[.E152]*60" office:value-type="float" office:value="383" calcext:value-type="float">
            <text:p>383</text:p>
          </table:table-cell>
          <table:table-cell table:formula="of:= [.F152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maio/31" xlink:type="simple">31 Maio 2020, domingo</text:a>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22 </text:p>
          </table:table-cell>
          <table:table-cell table:formula="of:= [.C153]*24" office:value-type="float" office:value="6.4" calcext:value-type="float">
            <text:p>6,400</text:p>
          </table:table-cell>
          <table:table-cell table:formula="of:= [.D153]*24" office:value-type="float" office:value="17.3666666666667" calcext:value-type="float">
            <text:p>17,3666666666667</text:p>
          </table:table-cell>
          <table:table-cell table:formula="of:=[.E153]*60" office:value-type="float" office:value="384" calcext:value-type="float">
            <text:p>384</text:p>
          </table:table-cell>
          <table:table-cell table:formula="of:= [.F153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" xlink:type="simple">1 Junho 2020, segunda-feira</text:a>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22 </text:p>
          </table:table-cell>
          <table:table-cell table:formula="of:= [.C154]*24" office:value-type="float" office:value="6.4" calcext:value-type="float">
            <text:p>6,400</text:p>
          </table:table-cell>
          <table:table-cell table:formula="of:= [.D154]*24" office:value-type="float" office:value="17.3666666666667" calcext:value-type="float">
            <text:p>17,3666666666667</text:p>
          </table:table-cell>
          <table:table-cell table:formula="of:=[.E154]*60" office:value-type="float" office:value="384" calcext:value-type="float">
            <text:p>384</text:p>
          </table:table-cell>
          <table:table-cell table:formula="of:= [.F154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" xlink:type="simple">2 Junho 2020, terça-feira</text:a>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22 </text:p>
          </table:table-cell>
          <table:table-cell table:formula="of:= [.C155]*24" office:value-type="float" office:value="6.4" calcext:value-type="float">
            <text:p>6,400</text:p>
          </table:table-cell>
          <table:table-cell table:formula="of:= [.D155]*24" office:value-type="float" office:value="17.3666666666667" calcext:value-type="float">
            <text:p>17,3666666666667</text:p>
          </table:table-cell>
          <table:table-cell table:formula="of:=[.E155]*60" office:value-type="float" office:value="384" calcext:value-type="float">
            <text:p>384</text:p>
          </table:table-cell>
          <table:table-cell table:formula="of:= [.F155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3" xlink:type="simple">3 Junho 2020, quarta-feira</text:a>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22 </text:p>
          </table:table-cell>
          <table:table-cell table:formula="of:= [.C156]*24" office:value-type="float" office:value="6.41666666666667" calcext:value-type="float">
            <text:p>6,417</text:p>
          </table:table-cell>
          <table:table-cell table:formula="of:= [.D156]*24" office:value-type="float" office:value="17.3666666666667" calcext:value-type="float">
            <text:p>17,3666666666667</text:p>
          </table:table-cell>
          <table:table-cell table:formula="of:=[.E156]*60" office:value-type="float" office:value="385" calcext:value-type="float">
            <text:p>385</text:p>
          </table:table-cell>
          <table:table-cell table:formula="of:= [.F156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4" xlink:type="simple">4 Junho 2020, quinta-feira</text:a>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22 </text:p>
          </table:table-cell>
          <table:table-cell table:formula="of:= [.C157]*24" office:value-type="float" office:value="6.41666666666667" calcext:value-type="float">
            <text:p>6,417</text:p>
          </table:table-cell>
          <table:table-cell table:formula="of:= [.D157]*24" office:value-type="float" office:value="17.3666666666667" calcext:value-type="float">
            <text:p>17,3666666666667</text:p>
          </table:table-cell>
          <table:table-cell table:formula="of:=[.E157]*60" office:value-type="float" office:value="385" calcext:value-type="float">
            <text:p>385</text:p>
          </table:table-cell>
          <table:table-cell table:formula="of:= [.F157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5" xlink:type="simple">5 Junho 2020, sexta-feira</text:a>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22 </text:p>
          </table:table-cell>
          <table:table-cell table:formula="of:= [.C158]*24" office:value-type="float" office:value="6.43333333333333" calcext:value-type="float">
            <text:p>6,433</text:p>
          </table:table-cell>
          <table:table-cell table:formula="of:= [.D158]*24" office:value-type="float" office:value="17.3666666666667" calcext:value-type="float">
            <text:p>17,3666666666667</text:p>
          </table:table-cell>
          <table:table-cell table:formula="of:=[.E158]*60" office:value-type="float" office:value="386" calcext:value-type="float">
            <text:p>386</text:p>
          </table:table-cell>
          <table:table-cell table:formula="of:= [.F158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6" xlink:type="simple">6 Junho 2020, sábado</text:a>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22 </text:p>
          </table:table-cell>
          <table:table-cell table:formula="of:= [.C159]*24" office:value-type="float" office:value="6.43333333333333" calcext:value-type="float">
            <text:p>6,433</text:p>
          </table:table-cell>
          <table:table-cell table:formula="of:= [.D159]*24" office:value-type="float" office:value="17.3666666666667" calcext:value-type="float">
            <text:p>17,3666666666667</text:p>
          </table:table-cell>
          <table:table-cell table:formula="of:=[.E159]*60" office:value-type="float" office:value="386" calcext:value-type="float">
            <text:p>386</text:p>
          </table:table-cell>
          <table:table-cell table:formula="of:= [.F159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7" xlink:type="simple">7 Junho 2020, domingo</text:a>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22 </text:p>
          </table:table-cell>
          <table:table-cell table:formula="of:= [.C160]*24" office:value-type="float" office:value="6.43333333333333" calcext:value-type="float">
            <text:p>6,433</text:p>
          </table:table-cell>
          <table:table-cell table:formula="of:= [.D160]*24" office:value-type="float" office:value="17.3666666666667" calcext:value-type="float">
            <text:p>17,3666666666667</text:p>
          </table:table-cell>
          <table:table-cell table:formula="of:=[.E160]*60" office:value-type="float" office:value="386" calcext:value-type="float">
            <text:p>386</text:p>
          </table:table-cell>
          <table:table-cell table:formula="of:= [.F160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8" xlink:type="simple">8 Junho 2020, segunda-feira</text:a>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22 </text:p>
          </table:table-cell>
          <table:table-cell table:formula="of:= [.C161]*24" office:value-type="float" office:value="6.45" calcext:value-type="float">
            <text:p>6,450</text:p>
          </table:table-cell>
          <table:table-cell table:formula="of:= [.D161]*24" office:value-type="float" office:value="17.3666666666667" calcext:value-type="float">
            <text:p>17,3666666666667</text:p>
          </table:table-cell>
          <table:table-cell table:formula="of:=[.E161]*60" office:value-type="float" office:value="387" calcext:value-type="float">
            <text:p>387</text:p>
          </table:table-cell>
          <table:table-cell table:formula="of:= [.F161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9" xlink:type="simple">9 Junho 2020, terça-feira</text:a>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22 </text:p>
          </table:table-cell>
          <table:table-cell table:formula="of:= [.C162]*24" office:value-type="float" office:value="6.45" calcext:value-type="float">
            <text:p>6,450</text:p>
          </table:table-cell>
          <table:table-cell table:formula="of:= [.D162]*24" office:value-type="float" office:value="17.3666666666667" calcext:value-type="float">
            <text:p>17,3666666666667</text:p>
          </table:table-cell>
          <table:table-cell table:formula="of:=[.E162]*60" office:value-type="float" office:value="387" calcext:value-type="float">
            <text:p>387</text:p>
          </table:table-cell>
          <table:table-cell table:formula="of:= [.F162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0" xlink:type="simple">10 Junho 2020, quarta-feira</text:a>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22 </text:p>
          </table:table-cell>
          <table:table-cell table:formula="of:= [.C163]*24" office:value-type="float" office:value="6.45" calcext:value-type="float">
            <text:p>6,450</text:p>
          </table:table-cell>
          <table:table-cell table:formula="of:= [.D163]*24" office:value-type="float" office:value="17.3666666666667" calcext:value-type="float">
            <text:p>17,3666666666667</text:p>
          </table:table-cell>
          <table:table-cell table:formula="of:=[.E163]*60" office:value-type="float" office:value="387" calcext:value-type="float">
            <text:p>387</text:p>
          </table:table-cell>
          <table:table-cell table:formula="of:= [.F163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1" xlink:type="simple">11 Junho 2020, quinta-feira</text:a>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22 </text:p>
          </table:table-cell>
          <table:table-cell table:formula="of:= [.C164]*24" office:value-type="float" office:value="6.46666666666667" calcext:value-type="float">
            <text:p>6,467</text:p>
          </table:table-cell>
          <table:table-cell table:formula="of:= [.D164]*24" office:value-type="float" office:value="17.3666666666667" calcext:value-type="float">
            <text:p>17,3666666666667</text:p>
          </table:table-cell>
          <table:table-cell table:formula="of:=[.E164]*60" office:value-type="float" office:value="388" calcext:value-type="float">
            <text:p>388</text:p>
          </table:table-cell>
          <table:table-cell table:formula="of:= [.F164]*60"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2" xlink:type="simple">12 Junho 2020, sexta-feira</text:a>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23 </text:p>
          </table:table-cell>
          <table:table-cell table:formula="of:= [.C165]*24" office:value-type="float" office:value="6.46666666666667" calcext:value-type="float">
            <text:p>6,467</text:p>
          </table:table-cell>
          <table:table-cell table:formula="of:= [.D165]*24" office:value-type="float" office:value="17.3833333333333" calcext:value-type="float">
            <text:p>17,3833333333333</text:p>
          </table:table-cell>
          <table:table-cell table:formula="of:=[.E165]*60" office:value-type="float" office:value="388" calcext:value-type="float">
            <text:p>388</text:p>
          </table:table-cell>
          <table:table-cell table:formula="of:= [.F165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3" xlink:type="simple">13 Junho 2020, sábado</text:a>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23 </text:p>
          </table:table-cell>
          <table:table-cell table:formula="of:= [.C166]*24" office:value-type="float" office:value="6.46666666666667" calcext:value-type="float">
            <text:p>6,467</text:p>
          </table:table-cell>
          <table:table-cell table:formula="of:= [.D166]*24" office:value-type="float" office:value="17.3833333333333" calcext:value-type="float">
            <text:p>17,3833333333333</text:p>
          </table:table-cell>
          <table:table-cell table:formula="of:=[.E166]*60" office:value-type="float" office:value="388" calcext:value-type="float">
            <text:p>388</text:p>
          </table:table-cell>
          <table:table-cell table:formula="of:= [.F166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4" xlink:type="simple">14 Junho 2020, domingo</text:a>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23 </text:p>
          </table:table-cell>
          <table:table-cell table:formula="of:= [.C167]*24" office:value-type="float" office:value="6.48333333333333" calcext:value-type="float">
            <text:p>6,483</text:p>
          </table:table-cell>
          <table:table-cell table:formula="of:= [.D167]*24" office:value-type="float" office:value="17.3833333333333" calcext:value-type="float">
            <text:p>17,3833333333333</text:p>
          </table:table-cell>
          <table:table-cell table:formula="of:=[.E167]*60" office:value-type="float" office:value="389" calcext:value-type="float">
            <text:p>389</text:p>
          </table:table-cell>
          <table:table-cell table:formula="of:= [.F167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5" xlink:type="simple">15 Junho 2020, segunda-feira</text:a>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23 </text:p>
          </table:table-cell>
          <table:table-cell table:formula="of:= [.C168]*24" office:value-type="float" office:value="6.48333333333333" calcext:value-type="float">
            <text:p>6,483</text:p>
          </table:table-cell>
          <table:table-cell table:formula="of:= [.D168]*24" office:value-type="float" office:value="17.3833333333333" calcext:value-type="float">
            <text:p>17,3833333333333</text:p>
          </table:table-cell>
          <table:table-cell table:formula="of:=[.E168]*60" office:value-type="float" office:value="389" calcext:value-type="float">
            <text:p>389</text:p>
          </table:table-cell>
          <table:table-cell table:formula="of:= [.F168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6" xlink:type="simple">16 Junho 2020, terça-feira</text:a>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23 </text:p>
          </table:table-cell>
          <table:table-cell table:formula="of:= [.C169]*24" office:value-type="float" office:value="6.48333333333333" calcext:value-type="float">
            <text:p>6,483</text:p>
          </table:table-cell>
          <table:table-cell table:formula="of:= [.D169]*24" office:value-type="float" office:value="17.3833333333333" calcext:value-type="float">
            <text:p>17,3833333333333</text:p>
          </table:table-cell>
          <table:table-cell table:formula="of:=[.E169]*60" office:value-type="float" office:value="389" calcext:value-type="float">
            <text:p>389</text:p>
          </table:table-cell>
          <table:table-cell table:formula="of:= [.F169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7" xlink:type="simple">17 Junho 2020, quarta-feira</text:a>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23 </text:p>
          </table:table-cell>
          <table:table-cell table:formula="of:= [.C170]*24" office:value-type="float" office:value="6.48333333333333" calcext:value-type="float">
            <text:p>6,483</text:p>
          </table:table-cell>
          <table:table-cell table:formula="of:= [.D170]*24" office:value-type="float" office:value="17.3833333333333" calcext:value-type="float">
            <text:p>17,3833333333333</text:p>
          </table:table-cell>
          <table:table-cell table:formula="of:=[.E170]*60" office:value-type="float" office:value="389" calcext:value-type="float">
            <text:p>389</text:p>
          </table:table-cell>
          <table:table-cell table:formula="of:= [.F170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8" xlink:type="simple">18 Junho 2020, quinta-feira</text:a>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3 </text:p>
          </table:table-cell>
          <table:table-cell table:formula="of:= [.C171]*24" office:value-type="float" office:value="6.5" calcext:value-type="float">
            <text:p>6,500</text:p>
          </table:table-cell>
          <table:table-cell table:formula="of:= [.D171]*24" office:value-type="float" office:value="17.3833333333333" calcext:value-type="float">
            <text:p>17,3833333333333</text:p>
          </table:table-cell>
          <table:table-cell table:formula="of:=[.E171]*60" office:value-type="float" office:value="390" calcext:value-type="float">
            <text:p>390</text:p>
          </table:table-cell>
          <table:table-cell table:formula="of:= [.F171]*60"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19" xlink:type="simple">19 Junho 2020, sexta-feira</text:a>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4 </text:p>
          </table:table-cell>
          <table:table-cell table:formula="of:= [.C172]*24" office:value-type="float" office:value="6.5" calcext:value-type="float">
            <text:p>6,500</text:p>
          </table:table-cell>
          <table:table-cell table:formula="of:= [.D172]*24" office:value-type="float" office:value="17.4" calcext:value-type="float">
            <text:p>17,4</text:p>
          </table:table-cell>
          <table:table-cell table:formula="of:=[.E172]*60" office:value-type="float" office:value="390" calcext:value-type="float">
            <text:p>390</text:p>
          </table:table-cell>
          <table:table-cell table:formula="of:= [.F172]*60"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0" xlink:type="simple">20 Junho 2020, sábado</text:a>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4 </text:p>
          </table:table-cell>
          <table:table-cell table:formula="of:= [.C173]*24" office:value-type="float" office:value="6.5" calcext:value-type="float">
            <text:p>6,500</text:p>
          </table:table-cell>
          <table:table-cell table:formula="of:= [.D173]*24" office:value-type="float" office:value="17.4" calcext:value-type="float">
            <text:p>17,4</text:p>
          </table:table-cell>
          <table:table-cell table:formula="of:=[.E173]*60" office:value-type="float" office:value="390" calcext:value-type="float">
            <text:p>390</text:p>
          </table:table-cell>
          <table:table-cell table:formula="of:= [.F173]*60"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1" xlink:type="simple">21 Junho 2020, domingo</text:a>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4 </text:p>
          </table:table-cell>
          <table:table-cell table:formula="of:= [.C174]*24" office:value-type="float" office:value="6.5" calcext:value-type="float">
            <text:p>6,500</text:p>
          </table:table-cell>
          <table:table-cell table:formula="of:= [.D174]*24" office:value-type="float" office:value="17.4" calcext:value-type="float">
            <text:p>17,4</text:p>
          </table:table-cell>
          <table:table-cell table:formula="of:=[.E174]*60" office:value-type="float" office:value="390" calcext:value-type="float">
            <text:p>390</text:p>
          </table:table-cell>
          <table:table-cell table:formula="of:= [.F174]*60"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2" xlink:type="simple">22 Junho 2020, segunda-feira</text:a>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4 </text:p>
          </table:table-cell>
          <table:table-cell table:formula="of:= [.C175]*24" office:value-type="float" office:value="6.5" calcext:value-type="float">
            <text:p>6,500</text:p>
          </table:table-cell>
          <table:table-cell table:formula="of:= [.D175]*24" office:value-type="float" office:value="17.4" calcext:value-type="float">
            <text:p>17,4</text:p>
          </table:table-cell>
          <table:table-cell table:formula="of:=[.E175]*60" office:value-type="float" office:value="390" calcext:value-type="float">
            <text:p>390</text:p>
          </table:table-cell>
          <table:table-cell table:formula="of:= [.F175]*60"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3" xlink:type="simple">23 Junho 2020, terça-feira</text:a>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5 </text:p>
          </table:table-cell>
          <table:table-cell table:formula="of:= [.C176]*24" office:value-type="float" office:value="6.51666666666667" calcext:value-type="float">
            <text:p>6,517</text:p>
          </table:table-cell>
          <table:table-cell table:formula="of:= [.D176]*24" office:value-type="float" office:value="17.4166666666667" calcext:value-type="float">
            <text:p>17,4166666666667</text:p>
          </table:table-cell>
          <table:table-cell table:formula="of:=[.E176]*60" office:value-type="float" office:value="391" calcext:value-type="float">
            <text:p>391</text:p>
          </table:table-cell>
          <table:table-cell table:formula="of:= [.F176]*60"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4" xlink:type="simple">24 Junho 2020, quarta-feira</text:a>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5 </text:p>
          </table:table-cell>
          <table:table-cell table:formula="of:= [.C177]*24" office:value-type="float" office:value="6.51666666666667" calcext:value-type="float">
            <text:p>6,517</text:p>
          </table:table-cell>
          <table:table-cell table:formula="of:= [.D177]*24" office:value-type="float" office:value="17.4166666666667" calcext:value-type="float">
            <text:p>17,4166666666667</text:p>
          </table:table-cell>
          <table:table-cell table:formula="of:=[.E177]*60" office:value-type="float" office:value="391" calcext:value-type="float">
            <text:p>391</text:p>
          </table:table-cell>
          <table:table-cell table:formula="of:= [.F177]*60"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5" xlink:type="simple">25 Junho 2020, quinta-feira</text:a>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5 </text:p>
          </table:table-cell>
          <table:table-cell table:formula="of:= [.C178]*24" office:value-type="float" office:value="6.51666666666667" calcext:value-type="float">
            <text:p>6,517</text:p>
          </table:table-cell>
          <table:table-cell table:formula="of:= [.D178]*24" office:value-type="float" office:value="17.4166666666667" calcext:value-type="float">
            <text:p>17,4166666666667</text:p>
          </table:table-cell>
          <table:table-cell table:formula="of:=[.E178]*60" office:value-type="float" office:value="391" calcext:value-type="float">
            <text:p>391</text:p>
          </table:table-cell>
          <table:table-cell table:formula="of:= [.F178]*60"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6" xlink:type="simple">26 Junho 2020, sexta-feira</text:a>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5 </text:p>
          </table:table-cell>
          <table:table-cell table:formula="of:= [.C179]*24" office:value-type="float" office:value="6.51666666666667" calcext:value-type="float">
            <text:p>6,517</text:p>
          </table:table-cell>
          <table:table-cell table:formula="of:= [.D179]*24" office:value-type="float" office:value="17.4166666666667" calcext:value-type="float">
            <text:p>17,4166666666667</text:p>
          </table:table-cell>
          <table:table-cell table:formula="of:=[.E179]*60" office:value-type="float" office:value="391" calcext:value-type="float">
            <text:p>391</text:p>
          </table:table-cell>
          <table:table-cell table:formula="of:= [.F179]*60"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7" xlink:type="simple">27 Junho 2020, sábado</text:a>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6 </text:p>
          </table:table-cell>
          <table:table-cell table:formula="of:= [.C180]*24" office:value-type="float" office:value="6.51666666666667" calcext:value-type="float">
            <text:p>6,517</text:p>
          </table:table-cell>
          <table:table-cell table:formula="of:= [.D180]*24" office:value-type="float" office:value="17.4333333333333" calcext:value-type="float">
            <text:p>17,4333333333333</text:p>
          </table:table-cell>
          <table:table-cell table:formula="of:=[.E180]*60" office:value-type="float" office:value="391" calcext:value-type="float">
            <text:p>391</text:p>
          </table:table-cell>
          <table:table-cell table:formula="of:= [.F180]*60" office:value-type="float" office:value="1046" calcext:value-type="float">
            <text:p>104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8" xlink:type="simple">28 Junho 2020, domingo</text:a>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6 </text:p>
          </table:table-cell>
          <table:table-cell table:formula="of:= [.C181]*24" office:value-type="float" office:value="6.51666666666667" calcext:value-type="float">
            <text:p>6,517</text:p>
          </table:table-cell>
          <table:table-cell table:formula="of:= [.D181]*24" office:value-type="float" office:value="17.4333333333333" calcext:value-type="float">
            <text:p>17,4333333333333</text:p>
          </table:table-cell>
          <table:table-cell table:formula="of:=[.E181]*60" office:value-type="float" office:value="391" calcext:value-type="float">
            <text:p>391</text:p>
          </table:table-cell>
          <table:table-cell table:formula="of:= [.F181]*60" office:value-type="float" office:value="1046" calcext:value-type="float">
            <text:p>104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29" xlink:type="simple">29 Junho 2020, segunda-feira</text:a>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6 </text:p>
          </table:table-cell>
          <table:table-cell table:formula="of:= [.C182]*24" office:value-type="float" office:value="6.53333333333333" calcext:value-type="float">
            <text:p>6,533</text:p>
          </table:table-cell>
          <table:table-cell table:formula="of:= [.D182]*24" office:value-type="float" office:value="17.4333333333333" calcext:value-type="float">
            <text:p>17,4333333333333</text:p>
          </table:table-cell>
          <table:table-cell table:formula="of:=[.E182]*60" office:value-type="float" office:value="392" calcext:value-type="float">
            <text:p>392</text:p>
          </table:table-cell>
          <table:table-cell table:formula="of:= [.F182]*60" office:value-type="float" office:value="1046" calcext:value-type="float">
            <text:p>104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nho/30" xlink:type="simple">30 Junho 2020, terça-feira</text:a>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7 </text:p>
          </table:table-cell>
          <table:table-cell table:formula="of:= [.C183]*24" office:value-type="float" office:value="6.53333333333333" calcext:value-type="float">
            <text:p>6,533</text:p>
          </table:table-cell>
          <table:table-cell table:formula="of:= [.D183]*24" office:value-type="float" office:value="17.45" calcext:value-type="float">
            <text:p>17,45</text:p>
          </table:table-cell>
          <table:table-cell table:formula="of:=[.E183]*60" office:value-type="float" office:value="392" calcext:value-type="float">
            <text:p>392</text:p>
          </table:table-cell>
          <table:table-cell table:formula="of:= [.F183]*60" office:value-type="float" office:value="1047" calcext:value-type="float">
            <text:p>104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" xlink:type="simple">1 Julho 2020, quarta-feira</text:a>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7 </text:p>
          </table:table-cell>
          <table:table-cell table:formula="of:= [.C184]*24" office:value-type="float" office:value="6.53333333333333" calcext:value-type="float">
            <text:p>6,533</text:p>
          </table:table-cell>
          <table:table-cell table:formula="of:= [.D184]*24" office:value-type="float" office:value="17.45" calcext:value-type="float">
            <text:p>17,45</text:p>
          </table:table-cell>
          <table:table-cell table:formula="of:=[.E184]*60" office:value-type="float" office:value="392" calcext:value-type="float">
            <text:p>392</text:p>
          </table:table-cell>
          <table:table-cell table:formula="of:= [.F184]*60" office:value-type="float" office:value="1047" calcext:value-type="float">
            <text:p>104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" xlink:type="simple">2 Julho 2020, quinta-feira</text:a>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7 </text:p>
          </table:table-cell>
          <table:table-cell table:formula="of:= [.C185]*24" office:value-type="float" office:value="6.53333333333333" calcext:value-type="float">
            <text:p>6,533</text:p>
          </table:table-cell>
          <table:table-cell table:formula="of:= [.D185]*24" office:value-type="float" office:value="17.45" calcext:value-type="float">
            <text:p>17,45</text:p>
          </table:table-cell>
          <table:table-cell table:formula="of:=[.E185]*60" office:value-type="float" office:value="392" calcext:value-type="float">
            <text:p>392</text:p>
          </table:table-cell>
          <table:table-cell table:formula="of:= [.F185]*60" office:value-type="float" office:value="1047" calcext:value-type="float">
            <text:p>104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3" xlink:type="simple">3 Julho 2020, sexta-feira</text:a>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7 </text:p>
          </table:table-cell>
          <table:table-cell table:formula="of:= [.C186]*24" office:value-type="float" office:value="6.53333333333333" calcext:value-type="float">
            <text:p>6,533</text:p>
          </table:table-cell>
          <table:table-cell table:formula="of:= [.D186]*24" office:value-type="float" office:value="17.45" calcext:value-type="float">
            <text:p>17,45</text:p>
          </table:table-cell>
          <table:table-cell table:formula="of:=[.E186]*60" office:value-type="float" office:value="392" calcext:value-type="float">
            <text:p>392</text:p>
          </table:table-cell>
          <table:table-cell table:formula="of:= [.F186]*60" office:value-type="float" office:value="1047" calcext:value-type="float">
            <text:p>104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4" xlink:type="simple">4 Julho 2020, sábado</text:a>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8 </text:p>
          </table:table-cell>
          <table:table-cell table:formula="of:= [.C187]*24" office:value-type="float" office:value="6.53333333333333" calcext:value-type="float">
            <text:p>6,533</text:p>
          </table:table-cell>
          <table:table-cell table:formula="of:= [.D187]*24" office:value-type="float" office:value="17.4666666666667" calcext:value-type="float">
            <text:p>17,4666666666667</text:p>
          </table:table-cell>
          <table:table-cell table:formula="of:=[.E187]*60" office:value-type="float" office:value="392" calcext:value-type="float">
            <text:p>392</text:p>
          </table:table-cell>
          <table:table-cell table:formula="of:= [.F187]*60" office:value-type="float" office:value="1048" calcext:value-type="float">
            <text:p>104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5" xlink:type="simple">5 Julho 2020, domingo</text:a>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8 </text:p>
          </table:table-cell>
          <table:table-cell table:formula="of:= [.C188]*24" office:value-type="float" office:value="6.53333333333333" calcext:value-type="float">
            <text:p>6,533</text:p>
          </table:table-cell>
          <table:table-cell table:formula="of:= [.D188]*24" office:value-type="float" office:value="17.4666666666667" calcext:value-type="float">
            <text:p>17,4666666666667</text:p>
          </table:table-cell>
          <table:table-cell table:formula="of:=[.E188]*60" office:value-type="float" office:value="392" calcext:value-type="float">
            <text:p>392</text:p>
          </table:table-cell>
          <table:table-cell table:formula="of:= [.F188]*60" office:value-type="float" office:value="1048" calcext:value-type="float">
            <text:p>104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6" xlink:type="simple">6 Julho 2020, segunda-feira</text:a>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9 </text:p>
          </table:table-cell>
          <table:table-cell table:formula="of:= [.C189]*24" office:value-type="float" office:value="6.53333333333333" calcext:value-type="float">
            <text:p>6,533</text:p>
          </table:table-cell>
          <table:table-cell table:formula="of:= [.D189]*24" office:value-type="float" office:value="17.4833333333333" calcext:value-type="float">
            <text:p>17,4833333333333</text:p>
          </table:table-cell>
          <table:table-cell table:formula="of:=[.E189]*60" office:value-type="float" office:value="392" calcext:value-type="float">
            <text:p>392</text:p>
          </table:table-cell>
          <table:table-cell table:formula="of:= [.F189]*60" office:value-type="float" office:value="1049" calcext:value-type="float">
            <text:p>104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7" xlink:type="simple">7 Julho 2020, terça-feira</text:a>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9 </text:p>
          </table:table-cell>
          <table:table-cell table:formula="of:= [.C190]*24" office:value-type="float" office:value="6.53333333333333" calcext:value-type="float">
            <text:p>6,533</text:p>
          </table:table-cell>
          <table:table-cell table:formula="of:= [.D190]*24" office:value-type="float" office:value="17.4833333333333" calcext:value-type="float">
            <text:p>17,4833333333333</text:p>
          </table:table-cell>
          <table:table-cell table:formula="of:=[.E190]*60" office:value-type="float" office:value="392" calcext:value-type="float">
            <text:p>392</text:p>
          </table:table-cell>
          <table:table-cell table:formula="of:= [.F190]*60" office:value-type="float" office:value="1049" calcext:value-type="float">
            <text:p>104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8" xlink:type="simple">8 Julho 2020, quarta-feira</text:a>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9 </text:p>
          </table:table-cell>
          <table:table-cell table:formula="of:= [.C191]*24" office:value-type="float" office:value="6.53333333333333" calcext:value-type="float">
            <text:p>6,533</text:p>
          </table:table-cell>
          <table:table-cell table:formula="of:= [.D191]*24" office:value-type="float" office:value="17.4833333333333" calcext:value-type="float">
            <text:p>17,4833333333333</text:p>
          </table:table-cell>
          <table:table-cell table:formula="of:=[.E191]*60" office:value-type="float" office:value="392" calcext:value-type="float">
            <text:p>392</text:p>
          </table:table-cell>
          <table:table-cell table:formula="of:= [.F191]*60" office:value-type="float" office:value="1049" calcext:value-type="float">
            <text:p>104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9" xlink:type="simple">9 Julho 2020, quinta-feira</text:a>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30 </text:p>
          </table:table-cell>
          <table:table-cell table:formula="of:= [.C192]*24" office:value-type="float" office:value="6.53333333333333" calcext:value-type="float">
            <text:p>6,533</text:p>
          </table:table-cell>
          <table:table-cell table:formula="of:= [.D192]*24" office:value-type="float" office:value="17.5" calcext:value-type="float">
            <text:p>17,5</text:p>
          </table:table-cell>
          <table:table-cell table:formula="of:=[.E192]*60" office:value-type="float" office:value="392" calcext:value-type="float">
            <text:p>392</text:p>
          </table:table-cell>
          <table:table-cell table:formula="of:= [.F192]*60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0" xlink:type="simple">10 Julho 2020, sexta-feira</text:a>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30 </text:p>
          </table:table-cell>
          <table:table-cell table:formula="of:= [.C193]*24" office:value-type="float" office:value="6.53333333333333" calcext:value-type="float">
            <text:p>6,533</text:p>
          </table:table-cell>
          <table:table-cell table:formula="of:= [.D193]*24" office:value-type="float" office:value="17.5" calcext:value-type="float">
            <text:p>17,5</text:p>
          </table:table-cell>
          <table:table-cell table:formula="of:=[.E193]*60" office:value-type="float" office:value="392" calcext:value-type="float">
            <text:p>392</text:p>
          </table:table-cell>
          <table:table-cell table:formula="of:= [.F193]*60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1" xlink:type="simple">11 Julho 2020, sábado</text:a>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30 </text:p>
          </table:table-cell>
          <table:table-cell table:formula="of:= [.C194]*24" office:value-type="float" office:value="6.53333333333333" calcext:value-type="float">
            <text:p>6,533</text:p>
          </table:table-cell>
          <table:table-cell table:formula="of:= [.D194]*24" office:value-type="float" office:value="17.5" calcext:value-type="float">
            <text:p>17,5</text:p>
          </table:table-cell>
          <table:table-cell table:formula="of:=[.E194]*60" office:value-type="float" office:value="392" calcext:value-type="float">
            <text:p>392</text:p>
          </table:table-cell>
          <table:table-cell table:formula="of:= [.F194]*60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2" xlink:type="simple">12 Julho 2020, domingo</text:a>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1 </text:p>
          </table:table-cell>
          <table:table-cell table:formula="of:= [.C195]*24" office:value-type="float" office:value="6.51666666666667" calcext:value-type="float">
            <text:p>6,517</text:p>
          </table:table-cell>
          <table:table-cell table:formula="of:= [.D195]*24" office:value-type="float" office:value="17.5166666666667" calcext:value-type="float">
            <text:p>17,5166666666667</text:p>
          </table:table-cell>
          <table:table-cell table:formula="of:=[.E195]*60" office:value-type="float" office:value="391" calcext:value-type="float">
            <text:p>391</text:p>
          </table:table-cell>
          <table:table-cell table:formula="of:= [.F195]*60" office:value-type="float" office:value="1051" calcext:value-type="float">
            <text:p>105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3" xlink:type="simple">13 Julho 2020, segunda-feira</text:a>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1 </text:p>
          </table:table-cell>
          <table:table-cell table:formula="of:= [.C196]*24" office:value-type="float" office:value="6.51666666666667" calcext:value-type="float">
            <text:p>6,517</text:p>
          </table:table-cell>
          <table:table-cell table:formula="of:= [.D196]*24" office:value-type="float" office:value="17.5166666666667" calcext:value-type="float">
            <text:p>17,5166666666667</text:p>
          </table:table-cell>
          <table:table-cell table:formula="of:=[.E196]*60" office:value-type="float" office:value="391" calcext:value-type="float">
            <text:p>391</text:p>
          </table:table-cell>
          <table:table-cell table:formula="of:= [.F196]*60" office:value-type="float" office:value="1051" calcext:value-type="float">
            <text:p>105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4" xlink:type="simple">14 Julho 2020, terça-feira</text:a>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1 </text:p>
          </table:table-cell>
          <table:table-cell table:formula="of:= [.C197]*24" office:value-type="float" office:value="6.51666666666667" calcext:value-type="float">
            <text:p>6,517</text:p>
          </table:table-cell>
          <table:table-cell table:formula="of:= [.D197]*24" office:value-type="float" office:value="17.5166666666667" calcext:value-type="float">
            <text:p>17,5166666666667</text:p>
          </table:table-cell>
          <table:table-cell table:formula="of:=[.E197]*60" office:value-type="float" office:value="391" calcext:value-type="float">
            <text:p>391</text:p>
          </table:table-cell>
          <table:table-cell table:formula="of:= [.F197]*60" office:value-type="float" office:value="1051" calcext:value-type="float">
            <text:p>105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5" xlink:type="simple">15 Julho 2020, quarta-feira</text:a>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2 </text:p>
          </table:table-cell>
          <table:table-cell table:formula="of:= [.C198]*24" office:value-type="float" office:value="6.51666666666667" calcext:value-type="float">
            <text:p>6,517</text:p>
          </table:table-cell>
          <table:table-cell table:formula="of:= [.D198]*24" office:value-type="float" office:value="17.5333333333333" calcext:value-type="float">
            <text:p>17,5333333333333</text:p>
          </table:table-cell>
          <table:table-cell table:formula="of:=[.E198]*60" office:value-type="float" office:value="391" calcext:value-type="float">
            <text:p>391</text:p>
          </table:table-cell>
          <table:table-cell table:formula="of:= [.F198]*60" office:value-type="float" office:value="1052" calcext:value-type="float">
            <text:p>105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6" xlink:type="simple">16 Julho 2020, quinta-feira</text:a>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2 </text:p>
          </table:table-cell>
          <table:table-cell table:formula="of:= [.C199]*24" office:value-type="float" office:value="6.51666666666667" calcext:value-type="float">
            <text:p>6,517</text:p>
          </table:table-cell>
          <table:table-cell table:formula="of:= [.D199]*24" office:value-type="float" office:value="17.5333333333333" calcext:value-type="float">
            <text:p>17,5333333333333</text:p>
          </table:table-cell>
          <table:table-cell table:formula="of:=[.E199]*60" office:value-type="float" office:value="391" calcext:value-type="float">
            <text:p>391</text:p>
          </table:table-cell>
          <table:table-cell table:formula="of:= [.F199]*60" office:value-type="float" office:value="1052" calcext:value-type="float">
            <text:p>105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7" xlink:type="simple">17 Julho 2020, sexta-feira</text:a>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2 </text:p>
          </table:table-cell>
          <table:table-cell table:formula="of:= [.C200]*24" office:value-type="float" office:value="6.51666666666667" calcext:value-type="float">
            <text:p>6,517</text:p>
          </table:table-cell>
          <table:table-cell table:formula="of:= [.D200]*24" office:value-type="float" office:value="17.5333333333333" calcext:value-type="float">
            <text:p>17,5333333333333</text:p>
          </table:table-cell>
          <table:table-cell table:formula="of:=[.E200]*60" office:value-type="float" office:value="391" calcext:value-type="float">
            <text:p>391</text:p>
          </table:table-cell>
          <table:table-cell table:formula="of:= [.F200]*60" office:value-type="float" office:value="1052" calcext:value-type="float">
            <text:p>105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8" xlink:type="simple">18 Julho 2020, sábado</text:a>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33 </text:p>
          </table:table-cell>
          <table:table-cell table:formula="of:= [.C201]*24" office:value-type="float" office:value="6.5" calcext:value-type="float">
            <text:p>6,500</text:p>
          </table:table-cell>
          <table:table-cell table:formula="of:= [.D201]*24" office:value-type="float" office:value="17.55" calcext:value-type="float">
            <text:p>17,55</text:p>
          </table:table-cell>
          <table:table-cell table:formula="of:=[.E201]*60" office:value-type="float" office:value="390" calcext:value-type="float">
            <text:p>390</text:p>
          </table:table-cell>
          <table:table-cell table:formula="of:= [.F201]*60" office:value-type="float" office:value="1053" calcext:value-type="float">
            <text:p>105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19" xlink:type="simple">19 Julho 2020, domingo</text:a>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33 </text:p>
          </table:table-cell>
          <table:table-cell table:formula="of:= [.C202]*24" office:value-type="float" office:value="6.5" calcext:value-type="float">
            <text:p>6,500</text:p>
          </table:table-cell>
          <table:table-cell table:formula="of:= [.D202]*24" office:value-type="float" office:value="17.55" calcext:value-type="float">
            <text:p>17,55</text:p>
          </table:table-cell>
          <table:table-cell table:formula="of:=[.E202]*60" office:value-type="float" office:value="390" calcext:value-type="float">
            <text:p>390</text:p>
          </table:table-cell>
          <table:table-cell table:formula="of:= [.F202]*60" office:value-type="float" office:value="1053" calcext:value-type="float">
            <text:p>105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0" xlink:type="simple">20 Julho 2020, segunda-feira</text:a>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34 </text:p>
          </table:table-cell>
          <table:table-cell table:formula="of:= [.C203]*24" office:value-type="float" office:value="6.5" calcext:value-type="float">
            <text:p>6,500</text:p>
          </table:table-cell>
          <table:table-cell table:formula="of:= [.D203]*24" office:value-type="float" office:value="17.5666666666667" calcext:value-type="float">
            <text:p>17,5666666666667</text:p>
          </table:table-cell>
          <table:table-cell table:formula="of:=[.E203]*60" office:value-type="float" office:value="390" calcext:value-type="float">
            <text:p>390</text:p>
          </table:table-cell>
          <table:table-cell table:formula="of:= [.F203]*60"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1" xlink:type="simple">21 Julho 2020, terça-feira</text:a>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34 </text:p>
          </table:table-cell>
          <table:table-cell table:formula="of:= [.C204]*24" office:value-type="float" office:value="6.5" calcext:value-type="float">
            <text:p>6,500</text:p>
          </table:table-cell>
          <table:table-cell table:formula="of:= [.D204]*24" office:value-type="float" office:value="17.5666666666667" calcext:value-type="float">
            <text:p>17,5666666666667</text:p>
          </table:table-cell>
          <table:table-cell table:formula="of:=[.E204]*60" office:value-type="float" office:value="390" calcext:value-type="float">
            <text:p>390</text:p>
          </table:table-cell>
          <table:table-cell table:formula="of:= [.F204]*60"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2" xlink:type="simple">22 Julho 2020, quarta-feira</text:a>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34 </text:p>
          </table:table-cell>
          <table:table-cell table:formula="of:= [.C205]*24" office:value-type="float" office:value="6.48333333333333" calcext:value-type="float">
            <text:p>6,483</text:p>
          </table:table-cell>
          <table:table-cell table:formula="of:= [.D205]*24" office:value-type="float" office:value="17.5666666666667" calcext:value-type="float">
            <text:p>17,5666666666667</text:p>
          </table:table-cell>
          <table:table-cell table:formula="of:=[.E205]*60" office:value-type="float" office:value="389" calcext:value-type="float">
            <text:p>389</text:p>
          </table:table-cell>
          <table:table-cell table:formula="of:= [.F205]*60"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3" xlink:type="simple">23 Julho 2020, quinta-feira</text:a>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35 </text:p>
          </table:table-cell>
          <table:table-cell table:formula="of:= [.C206]*24" office:value-type="float" office:value="6.48333333333333" calcext:value-type="float">
            <text:p>6,483</text:p>
          </table:table-cell>
          <table:table-cell table:formula="of:= [.D206]*24" office:value-type="float" office:value="17.5833333333333" calcext:value-type="float">
            <text:p>17,5833333333333</text:p>
          </table:table-cell>
          <table:table-cell table:formula="of:=[.E206]*60" office:value-type="float" office:value="389" calcext:value-type="float">
            <text:p>389</text:p>
          </table:table-cell>
          <table:table-cell table:formula="of:= [.F206]*60" office:value-type="float" office:value="1055" calcext:value-type="float">
            <text:p>105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4" xlink:type="simple">24 Julho 2020, sexta-feira</text:a>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35 </text:p>
          </table:table-cell>
          <table:table-cell table:formula="of:= [.C207]*24" office:value-type="float" office:value="6.48333333333333" calcext:value-type="float">
            <text:p>6,483</text:p>
          </table:table-cell>
          <table:table-cell table:formula="of:= [.D207]*24" office:value-type="float" office:value="17.5833333333333" calcext:value-type="float">
            <text:p>17,5833333333333</text:p>
          </table:table-cell>
          <table:table-cell table:formula="of:=[.E207]*60" office:value-type="float" office:value="389" calcext:value-type="float">
            <text:p>389</text:p>
          </table:table-cell>
          <table:table-cell table:formula="of:= [.F207]*60" office:value-type="float" office:value="1055" calcext:value-type="float">
            <text:p>105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5" xlink:type="simple">25 Julho 2020, sábado</text:a>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35 </text:p>
          </table:table-cell>
          <table:table-cell table:formula="of:= [.C208]*24" office:value-type="float" office:value="6.46666666666667" calcext:value-type="float">
            <text:p>6,467</text:p>
          </table:table-cell>
          <table:table-cell table:formula="of:= [.D208]*24" office:value-type="float" office:value="17.5833333333333" calcext:value-type="float">
            <text:p>17,5833333333333</text:p>
          </table:table-cell>
          <table:table-cell table:formula="of:=[.E208]*60" office:value-type="float" office:value="388" calcext:value-type="float">
            <text:p>388</text:p>
          </table:table-cell>
          <table:table-cell table:formula="of:= [.F208]*60" office:value-type="float" office:value="1055" calcext:value-type="float">
            <text:p>105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6" xlink:type="simple">26 Julho 2020, domingo</text:a>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36 </text:p>
          </table:table-cell>
          <table:table-cell table:formula="of:= [.C209]*24" office:value-type="float" office:value="6.46666666666667" calcext:value-type="float">
            <text:p>6,467</text:p>
          </table:table-cell>
          <table:table-cell table:formula="of:= [.D209]*24" office:value-type="float" office:value="17.6" calcext:value-type="float">
            <text:p>17,6</text:p>
          </table:table-cell>
          <table:table-cell table:formula="of:=[.E209]*60" office:value-type="float" office:value="388" calcext:value-type="float">
            <text:p>388</text:p>
          </table:table-cell>
          <table:table-cell table:formula="of:= [.F209]*60" office:value-type="float" office:value="1056" calcext:value-type="float">
            <text:p>105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7" xlink:type="simple">27 Julho 2020, segunda-feira</text:a>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36 </text:p>
          </table:table-cell>
          <table:table-cell table:formula="of:= [.C210]*24" office:value-type="float" office:value="6.46666666666667" calcext:value-type="float">
            <text:p>6,467</text:p>
          </table:table-cell>
          <table:table-cell table:formula="of:= [.D210]*24" office:value-type="float" office:value="17.6" calcext:value-type="float">
            <text:p>17,6</text:p>
          </table:table-cell>
          <table:table-cell table:formula="of:=[.E210]*60" office:value-type="float" office:value="388" calcext:value-type="float">
            <text:p>388</text:p>
          </table:table-cell>
          <table:table-cell table:formula="of:= [.F210]*60" office:value-type="float" office:value="1056" calcext:value-type="float">
            <text:p>105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8" xlink:type="simple">28 Julho 2020, terça-feira</text:a>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36 </text:p>
          </table:table-cell>
          <table:table-cell table:formula="of:= [.C211]*24" office:value-type="float" office:value="6.45" calcext:value-type="float">
            <text:p>6,450</text:p>
          </table:table-cell>
          <table:table-cell table:formula="of:= [.D211]*24" office:value-type="float" office:value="17.6" calcext:value-type="float">
            <text:p>17,6</text:p>
          </table:table-cell>
          <table:table-cell table:formula="of:=[.E211]*60" office:value-type="float" office:value="387" calcext:value-type="float">
            <text:p>387</text:p>
          </table:table-cell>
          <table:table-cell table:formula="of:= [.F211]*60" office:value-type="float" office:value="1056" calcext:value-type="float">
            <text:p>105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29" xlink:type="simple">29 Julho 2020, quarta-feira</text:a>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37 </text:p>
          </table:table-cell>
          <table:table-cell table:formula="of:= [.C212]*24" office:value-type="float" office:value="6.45" calcext:value-type="float">
            <text:p>6,450</text:p>
          </table:table-cell>
          <table:table-cell table:formula="of:= [.D212]*24" office:value-type="float" office:value="17.6166666666667" calcext:value-type="float">
            <text:p>17,6166666666667</text:p>
          </table:table-cell>
          <table:table-cell table:formula="of:=[.E212]*60" office:value-type="float" office:value="387" calcext:value-type="float">
            <text:p>387</text:p>
          </table:table-cell>
          <table:table-cell table:formula="of:= [.F212]*60" office:value-type="float" office:value="1057" calcext:value-type="float">
            <text:p>105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30" xlink:type="simple">30 Julho 2020, quinta-feira</text:a>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37 </text:p>
          </table:table-cell>
          <table:table-cell table:formula="of:= [.C213]*24" office:value-type="float" office:value="6.43333333333333" calcext:value-type="float">
            <text:p>6,433</text:p>
          </table:table-cell>
          <table:table-cell table:formula="of:= [.D213]*24" office:value-type="float" office:value="17.6166666666667" calcext:value-type="float">
            <text:p>17,6166666666667</text:p>
          </table:table-cell>
          <table:table-cell table:formula="of:=[.E213]*60" office:value-type="float" office:value="386" calcext:value-type="float">
            <text:p>386</text:p>
          </table:table-cell>
          <table:table-cell table:formula="of:= [.F213]*60" office:value-type="float" office:value="1057" calcext:value-type="float">
            <text:p>105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julho/31" xlink:type="simple">31 Julho 2020, sexta-feira</text:a>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37 </text:p>
          </table:table-cell>
          <table:table-cell table:formula="of:= [.C214]*24" office:value-type="float" office:value="6.43333333333333" calcext:value-type="float">
            <text:p>6,433</text:p>
          </table:table-cell>
          <table:table-cell table:formula="of:= [.D214]*24" office:value-type="float" office:value="17.6166666666667" calcext:value-type="float">
            <text:p>17,6166666666667</text:p>
          </table:table-cell>
          <table:table-cell table:formula="of:=[.E214]*60" office:value-type="float" office:value="386" calcext:value-type="float">
            <text:p>386</text:p>
          </table:table-cell>
          <table:table-cell table:formula="of:= [.F214]*60" office:value-type="float" office:value="1057" calcext:value-type="float">
            <text:p>105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" xlink:type="simple">1 Agosto 2020, sábado</text:a>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38 </text:p>
          </table:table-cell>
          <table:table-cell table:formula="of:= [.C215]*24" office:value-type="float" office:value="6.43333333333333" calcext:value-type="float">
            <text:p>6,433</text:p>
          </table:table-cell>
          <table:table-cell table:formula="of:= [.D215]*24" office:value-type="float" office:value="17.6333333333333" calcext:value-type="float">
            <text:p>17,6333333333333</text:p>
          </table:table-cell>
          <table:table-cell table:formula="of:=[.E215]*60" office:value-type="float" office:value="386" calcext:value-type="float">
            <text:p>386</text:p>
          </table:table-cell>
          <table:table-cell table:formula="of:= [.F215]*60"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" xlink:type="simple">2 Agosto 2020, domingo</text:a>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38 </text:p>
          </table:table-cell>
          <table:table-cell table:formula="of:= [.C216]*24" office:value-type="float" office:value="6.41666666666667" calcext:value-type="float">
            <text:p>6,417</text:p>
          </table:table-cell>
          <table:table-cell table:formula="of:= [.D216]*24" office:value-type="float" office:value="17.6333333333333" calcext:value-type="float">
            <text:p>17,6333333333333</text:p>
          </table:table-cell>
          <table:table-cell table:formula="of:=[.E216]*60" office:value-type="float" office:value="385" calcext:value-type="float">
            <text:p>385</text:p>
          </table:table-cell>
          <table:table-cell table:formula="of:= [.F216]*60"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3" xlink:type="simple">3 Agosto 2020, segunda-feira</text:a>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38 </text:p>
          </table:table-cell>
          <table:table-cell table:formula="of:= [.C217]*24" office:value-type="float" office:value="6.41666666666667" calcext:value-type="float">
            <text:p>6,417</text:p>
          </table:table-cell>
          <table:table-cell table:formula="of:= [.D217]*24" office:value-type="float" office:value="17.6333333333333" calcext:value-type="float">
            <text:p>17,6333333333333</text:p>
          </table:table-cell>
          <table:table-cell table:formula="of:=[.E217]*60" office:value-type="float" office:value="385" calcext:value-type="float">
            <text:p>385</text:p>
          </table:table-cell>
          <table:table-cell table:formula="of:= [.F217]*60"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4" xlink:type="simple">4 Agosto 2020, terça-feira</text:a>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39 </text:p>
          </table:table-cell>
          <table:table-cell table:formula="of:= [.C218]*24" office:value-type="float" office:value="6.4" calcext:value-type="float">
            <text:p>6,400</text:p>
          </table:table-cell>
          <table:table-cell table:formula="of:= [.D218]*24" office:value-type="float" office:value="17.65" calcext:value-type="float">
            <text:p>17,65</text:p>
          </table:table-cell>
          <table:table-cell table:formula="of:=[.E218]*60" office:value-type="float" office:value="384" calcext:value-type="float">
            <text:p>384</text:p>
          </table:table-cell>
          <table:table-cell table:formula="of:= [.F218]*60" office:value-type="float" office:value="1059" calcext:value-type="float">
            <text:p>105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5" xlink:type="simple">5 Agosto 2020, quarta-feira</text:a>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39 </text:p>
          </table:table-cell>
          <table:table-cell table:formula="of:= [.C219]*24" office:value-type="float" office:value="6.4" calcext:value-type="float">
            <text:p>6,400</text:p>
          </table:table-cell>
          <table:table-cell table:formula="of:= [.D219]*24" office:value-type="float" office:value="17.65" calcext:value-type="float">
            <text:p>17,65</text:p>
          </table:table-cell>
          <table:table-cell table:formula="of:=[.E219]*60" office:value-type="float" office:value="384" calcext:value-type="float">
            <text:p>384</text:p>
          </table:table-cell>
          <table:table-cell table:formula="of:= [.F219]*60" office:value-type="float" office:value="1059" calcext:value-type="float">
            <text:p>105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6" xlink:type="simple">6 Agosto 2020, quinta-feira</text:a>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39 </text:p>
          </table:table-cell>
          <table:table-cell table:formula="of:= [.C220]*24" office:value-type="float" office:value="6.38333333333333" calcext:value-type="float">
            <text:p>6,383</text:p>
          </table:table-cell>
          <table:table-cell table:formula="of:= [.D220]*24" office:value-type="float" office:value="17.65" calcext:value-type="float">
            <text:p>17,65</text:p>
          </table:table-cell>
          <table:table-cell table:formula="of:=[.E220]*60" office:value-type="float" office:value="383" calcext:value-type="float">
            <text:p>383</text:p>
          </table:table-cell>
          <table:table-cell table:formula="of:= [.F220]*60" office:value-type="float" office:value="1059" calcext:value-type="float">
            <text:p>105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7" xlink:type="simple">7 Agosto 2020, sexta-feira</text:a>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7:40 </text:p>
          </table:table-cell>
          <table:table-cell table:formula="of:= [.C221]*24" office:value-type="float" office:value="6.36666666666667" calcext:value-type="float">
            <text:p>6,367</text:p>
          </table:table-cell>
          <table:table-cell table:formula="of:= [.D221]*24" office:value-type="float" office:value="17.6666666666667" calcext:value-type="float">
            <text:p>17,6666666666667</text:p>
          </table:table-cell>
          <table:table-cell table:formula="of:=[.E221]*60" office:value-type="float" office:value="382" calcext:value-type="float">
            <text:p>382</text:p>
          </table:table-cell>
          <table:table-cell table:formula="of:= [.F221]*60"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8" xlink:type="simple">8 Agosto 2020, sábado</text:a>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7:40 </text:p>
          </table:table-cell>
          <table:table-cell table:formula="of:= [.C222]*24" office:value-type="float" office:value="6.36666666666667" calcext:value-type="float">
            <text:p>6,367</text:p>
          </table:table-cell>
          <table:table-cell table:formula="of:= [.D222]*24" office:value-type="float" office:value="17.6666666666667" calcext:value-type="float">
            <text:p>17,6666666666667</text:p>
          </table:table-cell>
          <table:table-cell table:formula="of:=[.E222]*60" office:value-type="float" office:value="382" calcext:value-type="float">
            <text:p>382</text:p>
          </table:table-cell>
          <table:table-cell table:formula="of:= [.F222]*60"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9" xlink:type="simple">9 Agosto 2020, domingo</text:a>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40 </text:p>
          </table:table-cell>
          <table:table-cell table:formula="of:= [.C223]*24" office:value-type="float" office:value="6.35" calcext:value-type="float">
            <text:p>6,350</text:p>
          </table:table-cell>
          <table:table-cell table:formula="of:= [.D223]*24" office:value-type="float" office:value="17.6666666666667" calcext:value-type="float">
            <text:p>17,6666666666667</text:p>
          </table:table-cell>
          <table:table-cell table:formula="of:=[.E223]*60" office:value-type="float" office:value="381" calcext:value-type="float">
            <text:p>381</text:p>
          </table:table-cell>
          <table:table-cell table:formula="of:= [.F223]*60"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0" xlink:type="simple">10 Agosto 2020, segunda-feira</text:a>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41 </text:p>
          </table:table-cell>
          <table:table-cell table:formula="of:= [.C224]*24" office:value-type="float" office:value="6.35" calcext:value-type="float">
            <text:p>6,350</text:p>
          </table:table-cell>
          <table:table-cell table:formula="of:= [.D224]*24" office:value-type="float" office:value="17.6833333333333" calcext:value-type="float">
            <text:p>17,6833333333333</text:p>
          </table:table-cell>
          <table:table-cell table:formula="of:=[.E224]*60" office:value-type="float" office:value="381" calcext:value-type="float">
            <text:p>381</text:p>
          </table:table-cell>
          <table:table-cell table:formula="of:= [.F224]*60" office:value-type="float" office:value="1061" calcext:value-type="float">
            <text:p>106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1" xlink:type="simple">11 Agosto 2020, terça-feira</text:a>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7:41 </text:p>
          </table:table-cell>
          <table:table-cell table:formula="of:= [.C225]*24" office:value-type="float" office:value="6.33333333333333" calcext:value-type="float">
            <text:p>6,333</text:p>
          </table:table-cell>
          <table:table-cell table:formula="of:= [.D225]*24" office:value-type="float" office:value="17.6833333333333" calcext:value-type="float">
            <text:p>17,6833333333333</text:p>
          </table:table-cell>
          <table:table-cell table:formula="of:=[.E225]*60" office:value-type="float" office:value="380" calcext:value-type="float">
            <text:p>380</text:p>
          </table:table-cell>
          <table:table-cell table:formula="of:= [.F225]*60" office:value-type="float" office:value="1061" calcext:value-type="float">
            <text:p>106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2" xlink:type="simple">12 Agosto 2020, quarta-feira</text:a>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41 </text:p>
          </table:table-cell>
          <table:table-cell table:formula="of:= [.C226]*24" office:value-type="float" office:value="6.31666666666667" calcext:value-type="float">
            <text:p>6,317</text:p>
          </table:table-cell>
          <table:table-cell table:formula="of:= [.D226]*24" office:value-type="float" office:value="17.6833333333333" calcext:value-type="float">
            <text:p>17,6833333333333</text:p>
          </table:table-cell>
          <table:table-cell table:formula="of:=[.E226]*60" office:value-type="float" office:value="379" calcext:value-type="float">
            <text:p>379</text:p>
          </table:table-cell>
          <table:table-cell table:formula="of:= [.F226]*60" office:value-type="float" office:value="1061" calcext:value-type="float">
            <text:p>106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3" xlink:type="simple">13 Agosto 2020, quinta-feira</text:a>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41 </text:p>
          </table:table-cell>
          <table:table-cell table:formula="of:= [.C227]*24" office:value-type="float" office:value="6.31666666666667" calcext:value-type="float">
            <text:p>6,317</text:p>
          </table:table-cell>
          <table:table-cell table:formula="of:= [.D227]*24" office:value-type="float" office:value="17.6833333333333" calcext:value-type="float">
            <text:p>17,6833333333333</text:p>
          </table:table-cell>
          <table:table-cell table:formula="of:=[.E227]*60" office:value-type="float" office:value="379" calcext:value-type="float">
            <text:p>379</text:p>
          </table:table-cell>
          <table:table-cell table:formula="of:= [.F227]*60" office:value-type="float" office:value="1061" calcext:value-type="float">
            <text:p>106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4" xlink:type="simple">14 Agosto 2020, sexta-feira</text:a>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7:42 </text:p>
          </table:table-cell>
          <table:table-cell table:formula="of:= [.C228]*24" office:value-type="float" office:value="6.3" calcext:value-type="float">
            <text:p>6,300</text:p>
          </table:table-cell>
          <table:table-cell table:formula="of:= [.D228]*24" office:value-type="float" office:value="17.7" calcext:value-type="float">
            <text:p>17,7</text:p>
          </table:table-cell>
          <table:table-cell table:formula="of:=[.E228]*60" office:value-type="float" office:value="378" calcext:value-type="float">
            <text:p>378</text:p>
          </table:table-cell>
          <table:table-cell table:formula="of:= [.F228]*60" office:value-type="float" office:value="1062" calcext:value-type="float">
            <text:p>106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5" xlink:type="simple">15 Agosto 2020, sábado</text:a>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42 </text:p>
          </table:table-cell>
          <table:table-cell table:formula="of:= [.C229]*24" office:value-type="float" office:value="6.28333333333333" calcext:value-type="float">
            <text:p>6,283</text:p>
          </table:table-cell>
          <table:table-cell table:formula="of:= [.D229]*24" office:value-type="float" office:value="17.7" calcext:value-type="float">
            <text:p>17,7</text:p>
          </table:table-cell>
          <table:table-cell table:formula="of:=[.E229]*60" office:value-type="float" office:value="377" calcext:value-type="float">
            <text:p>377</text:p>
          </table:table-cell>
          <table:table-cell table:formula="of:= [.F229]*60" office:value-type="float" office:value="1062" calcext:value-type="float">
            <text:p>106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6" xlink:type="simple">16 Agosto 2020, domingo</text:a>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42 </text:p>
          </table:table-cell>
          <table:table-cell table:formula="of:= [.C230]*24" office:value-type="float" office:value="6.28333333333333" calcext:value-type="float">
            <text:p>6,283</text:p>
          </table:table-cell>
          <table:table-cell table:formula="of:= [.D230]*24" office:value-type="float" office:value="17.7" calcext:value-type="float">
            <text:p>17,7</text:p>
          </table:table-cell>
          <table:table-cell table:formula="of:=[.E230]*60" office:value-type="float" office:value="377" calcext:value-type="float">
            <text:p>377</text:p>
          </table:table-cell>
          <table:table-cell table:formula="of:= [.F230]*60" office:value-type="float" office:value="1062" calcext:value-type="float">
            <text:p>106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7" xlink:type="simple">17 Agosto 2020, segunda-feira</text:a>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7:43 </text:p>
          </table:table-cell>
          <table:table-cell table:formula="of:= [.C231]*24" office:value-type="float" office:value="6.26666666666667" calcext:value-type="float">
            <text:p>6,267</text:p>
          </table:table-cell>
          <table:table-cell table:formula="of:= [.D231]*24" office:value-type="float" office:value="17.7166666666667" calcext:value-type="float">
            <text:p>17,7166666666667</text:p>
          </table:table-cell>
          <table:table-cell table:formula="of:=[.E231]*60" office:value-type="float" office:value="376" calcext:value-type="float">
            <text:p>376</text:p>
          </table:table-cell>
          <table:table-cell table:formula="of:= [.F231]*60" office:value-type="float" office:value="1063" calcext:value-type="float">
            <text:p>106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8" xlink:type="simple">18 Agosto 2020, terça-feira</text:a>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7:43 </text:p>
          </table:table-cell>
          <table:table-cell table:formula="of:= [.C232]*24" office:value-type="float" office:value="6.25" calcext:value-type="float">
            <text:p>6,250</text:p>
          </table:table-cell>
          <table:table-cell table:formula="of:= [.D232]*24" office:value-type="float" office:value="17.7166666666667" calcext:value-type="float">
            <text:p>17,7166666666667</text:p>
          </table:table-cell>
          <table:table-cell table:formula="of:=[.E232]*60" office:value-type="float" office:value="375" calcext:value-type="float">
            <text:p>375</text:p>
          </table:table-cell>
          <table:table-cell table:formula="of:= [.F232]*60" office:value-type="float" office:value="1063" calcext:value-type="float">
            <text:p>106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19" xlink:type="simple">19 Agosto 2020, quarta-feira</text:a>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7:43 </text:p>
          </table:table-cell>
          <table:table-cell table:formula="of:= [.C233]*24" office:value-type="float" office:value="6.25" calcext:value-type="float">
            <text:p>6,250</text:p>
          </table:table-cell>
          <table:table-cell table:formula="of:= [.D233]*24" office:value-type="float" office:value="17.7166666666667" calcext:value-type="float">
            <text:p>17,7166666666667</text:p>
          </table:table-cell>
          <table:table-cell table:formula="of:=[.E233]*60" office:value-type="float" office:value="375" calcext:value-type="float">
            <text:p>375</text:p>
          </table:table-cell>
          <table:table-cell table:formula="of:= [.F233]*60" office:value-type="float" office:value="1063" calcext:value-type="float">
            <text:p>106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0" xlink:type="simple">20 Agosto 2020, quinta-feira</text:a>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7:43 </text:p>
          </table:table-cell>
          <table:table-cell table:formula="of:= [.C234]*24" office:value-type="float" office:value="6.23333333333333" calcext:value-type="float">
            <text:p>6,233</text:p>
          </table:table-cell>
          <table:table-cell table:formula="of:= [.D234]*24" office:value-type="float" office:value="17.7166666666667" calcext:value-type="float">
            <text:p>17,7166666666667</text:p>
          </table:table-cell>
          <table:table-cell table:formula="of:=[.E234]*60" office:value-type="float" office:value="374" calcext:value-type="float">
            <text:p>374</text:p>
          </table:table-cell>
          <table:table-cell table:formula="of:= [.F234]*60" office:value-type="float" office:value="1063" calcext:value-type="float">
            <text:p>106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1" xlink:type="simple">21 Agosto 2020, sexta-feira</text:a>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7:44 </text:p>
          </table:table-cell>
          <table:table-cell table:formula="of:= [.C235]*24" office:value-type="float" office:value="6.21666666666667" calcext:value-type="float">
            <text:p>6,217</text:p>
          </table:table-cell>
          <table:table-cell table:formula="of:= [.D235]*24" office:value-type="float" office:value="17.7333333333333" calcext:value-type="float">
            <text:p>17,7333333333333</text:p>
          </table:table-cell>
          <table:table-cell table:formula="of:=[.E235]*60" office:value-type="float" office:value="373" calcext:value-type="float">
            <text:p>373</text:p>
          </table:table-cell>
          <table:table-cell table:formula="of:= [.F235]*60" office:value-type="float" office:value="1064" calcext:value-type="float">
            <text:p>106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2" xlink:type="simple">22 Agosto 2020, sábado</text:a>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44 </text:p>
          </table:table-cell>
          <table:table-cell table:formula="of:= [.C236]*24" office:value-type="float" office:value="6.2" calcext:value-type="float">
            <text:p>6,200</text:p>
          </table:table-cell>
          <table:table-cell table:formula="of:= [.D236]*24" office:value-type="float" office:value="17.7333333333333" calcext:value-type="float">
            <text:p>17,7333333333333</text:p>
          </table:table-cell>
          <table:table-cell table:formula="of:=[.E236]*60" office:value-type="float" office:value="372" calcext:value-type="float">
            <text:p>372</text:p>
          </table:table-cell>
          <table:table-cell table:formula="of:= [.F236]*60" office:value-type="float" office:value="1064" calcext:value-type="float">
            <text:p>106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3" xlink:type="simple">23 Agosto 2020, domingo</text:a>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44 </text:p>
          </table:table-cell>
          <table:table-cell table:formula="of:= [.C237]*24" office:value-type="float" office:value="6.2" calcext:value-type="float">
            <text:p>6,200</text:p>
          </table:table-cell>
          <table:table-cell table:formula="of:= [.D237]*24" office:value-type="float" office:value="17.7333333333333" calcext:value-type="float">
            <text:p>17,7333333333333</text:p>
          </table:table-cell>
          <table:table-cell table:formula="of:=[.E237]*60" office:value-type="float" office:value="372" calcext:value-type="float">
            <text:p>372</text:p>
          </table:table-cell>
          <table:table-cell table:formula="of:= [.F237]*60" office:value-type="float" office:value="1064" calcext:value-type="float">
            <text:p>106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4" xlink:type="simple">24 Agosto 2020, segunda-feira</text:a>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44 </text:p>
          </table:table-cell>
          <table:table-cell table:formula="of:= [.C238]*24" office:value-type="float" office:value="6.18333333333333" calcext:value-type="float">
            <text:p>6,183</text:p>
          </table:table-cell>
          <table:table-cell table:formula="of:= [.D238]*24" office:value-type="float" office:value="17.7333333333333" calcext:value-type="float">
            <text:p>17,7333333333333</text:p>
          </table:table-cell>
          <table:table-cell table:formula="of:=[.E238]*60" office:value-type="float" office:value="371" calcext:value-type="float">
            <text:p>371</text:p>
          </table:table-cell>
          <table:table-cell table:formula="of:= [.F238]*60" office:value-type="float" office:value="1064" calcext:value-type="float">
            <text:p>106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5" xlink:type="simple">25 Agosto 2020, terça-feira</text:a>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7:45 </text:p>
          </table:table-cell>
          <table:table-cell table:formula="of:= [.C239]*24" office:value-type="float" office:value="6.16666666666667" calcext:value-type="float">
            <text:p>6,167</text:p>
          </table:table-cell>
          <table:table-cell table:formula="of:= [.D239]*24" office:value-type="float" office:value="17.75" calcext:value-type="float">
            <text:p>17,75</text:p>
          </table:table-cell>
          <table:table-cell table:formula="of:=[.E239]*60" office:value-type="float" office:value="370" calcext:value-type="float">
            <text:p>370</text:p>
          </table:table-cell>
          <table:table-cell table:formula="of:= [.F239]*60" office:value-type="float" office:value="1065" calcext:value-type="float">
            <text:p>106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6" xlink:type="simple">26 Agosto 2020, quarta-feira</text:a>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7:45 </text:p>
          </table:table-cell>
          <table:table-cell table:formula="of:= [.C240]*24" office:value-type="float" office:value="6.15" calcext:value-type="float">
            <text:p>6,150</text:p>
          </table:table-cell>
          <table:table-cell table:formula="of:= [.D240]*24" office:value-type="float" office:value="17.75" calcext:value-type="float">
            <text:p>17,75</text:p>
          </table:table-cell>
          <table:table-cell table:formula="of:=[.E240]*60" office:value-type="float" office:value="369" calcext:value-type="float">
            <text:p>369</text:p>
          </table:table-cell>
          <table:table-cell table:formula="of:= [.F240]*60" office:value-type="float" office:value="1065" calcext:value-type="float">
            <text:p>106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7" xlink:type="simple">27 Agosto 2020, quinta-feira</text:a>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5 </text:p>
          </table:table-cell>
          <table:table-cell table:formula="of:= [.C241]*24" office:value-type="float" office:value="6.13333333333333" calcext:value-type="float">
            <text:p>6,133</text:p>
          </table:table-cell>
          <table:table-cell table:formula="of:= [.D241]*24" office:value-type="float" office:value="17.75" calcext:value-type="float">
            <text:p>17,75</text:p>
          </table:table-cell>
          <table:table-cell table:formula="of:=[.E241]*60" office:value-type="float" office:value="368" calcext:value-type="float">
            <text:p>368</text:p>
          </table:table-cell>
          <table:table-cell table:formula="of:= [.F241]*60" office:value-type="float" office:value="1065" calcext:value-type="float">
            <text:p>106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8" xlink:type="simple">28 Agosto 2020, sexta-feira</text:a>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5 </text:p>
          </table:table-cell>
          <table:table-cell table:formula="of:= [.C242]*24" office:value-type="float" office:value="6.13333333333333" calcext:value-type="float">
            <text:p>6,133</text:p>
          </table:table-cell>
          <table:table-cell table:formula="of:= [.D242]*24" office:value-type="float" office:value="17.75" calcext:value-type="float">
            <text:p>17,75</text:p>
          </table:table-cell>
          <table:table-cell table:formula="of:=[.E242]*60" office:value-type="float" office:value="368" calcext:value-type="float">
            <text:p>368</text:p>
          </table:table-cell>
          <table:table-cell table:formula="of:= [.F242]*60" office:value-type="float" office:value="1065" calcext:value-type="float">
            <text:p>106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29" xlink:type="simple">29 Agosto 2020, sábado</text:a>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5 </text:p>
          </table:table-cell>
          <table:table-cell table:formula="of:= [.C243]*24" office:value-type="float" office:value="6.11666666666667" calcext:value-type="float">
            <text:p>6,117</text:p>
          </table:table-cell>
          <table:table-cell table:formula="of:= [.D243]*24" office:value-type="float" office:value="17.75" calcext:value-type="float">
            <text:p>17,75</text:p>
          </table:table-cell>
          <table:table-cell table:formula="of:=[.E243]*60" office:value-type="float" office:value="367" calcext:value-type="float">
            <text:p>367</text:p>
          </table:table-cell>
          <table:table-cell table:formula="of:= [.F243]*60" office:value-type="float" office:value="1065" calcext:value-type="float">
            <text:p>106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30" xlink:type="simple">30 Agosto 2020, domingo</text:a>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6 </text:p>
          </table:table-cell>
          <table:table-cell table:formula="of:= [.C244]*24" office:value-type="float" office:value="6.1" calcext:value-type="float">
            <text:p>6,100</text:p>
          </table:table-cell>
          <table:table-cell table:formula="of:= [.D244]*24" office:value-type="float" office:value="17.7666666666667" calcext:value-type="float">
            <text:p>17,7666666666667</text:p>
          </table:table-cell>
          <table:table-cell table:formula="of:=[.E244]*60" office:value-type="float" office:value="366" calcext:value-type="float">
            <text:p>366</text:p>
          </table:table-cell>
          <table:table-cell table:formula="of:= [.F244]*60" office:value-type="float" office:value="1066" calcext:value-type="float">
            <text:p>106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agosto/31" xlink:type="simple">31 Agosto 2020, segunda-feira</text:a>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46 </text:p>
          </table:table-cell>
          <table:table-cell table:formula="of:= [.C245]*24" office:value-type="float" office:value="6.08333333333333" calcext:value-type="float">
            <text:p>6,083</text:p>
          </table:table-cell>
          <table:table-cell table:formula="of:= [.D245]*24" office:value-type="float" office:value="17.7666666666667" calcext:value-type="float">
            <text:p>17,7666666666667</text:p>
          </table:table-cell>
          <table:table-cell table:formula="of:=[.E245]*60" office:value-type="float" office:value="365" calcext:value-type="float">
            <text:p>365</text:p>
          </table:table-cell>
          <table:table-cell table:formula="of:= [.F245]*60" office:value-type="float" office:value="1066" calcext:value-type="float">
            <text:p>106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" xlink:type="simple">1 Setembro 2020, terça-feira</text:a>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46 </text:p>
          </table:table-cell>
          <table:table-cell table:formula="of:= [.C246]*24" office:value-type="float" office:value="6.06666666666667" calcext:value-type="float">
            <text:p>6,067</text:p>
          </table:table-cell>
          <table:table-cell table:formula="of:= [.D246]*24" office:value-type="float" office:value="17.7666666666667" calcext:value-type="float">
            <text:p>17,7666666666667</text:p>
          </table:table-cell>
          <table:table-cell table:formula="of:=[.E246]*60" office:value-type="float" office:value="364" calcext:value-type="float">
            <text:p>364</text:p>
          </table:table-cell>
          <table:table-cell table:formula="of:= [.F246]*60" office:value-type="float" office:value="1066" calcext:value-type="float">
            <text:p>106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" xlink:type="simple">2 Setembro 2020, quarta-feira</text:a>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46 </text:p>
          </table:table-cell>
          <table:table-cell table:formula="of:= [.C247]*24" office:value-type="float" office:value="6.05" calcext:value-type="float">
            <text:p>6,050</text:p>
          </table:table-cell>
          <table:table-cell table:formula="of:= [.D247]*24" office:value-type="float" office:value="17.7666666666667" calcext:value-type="float">
            <text:p>17,7666666666667</text:p>
          </table:table-cell>
          <table:table-cell table:formula="of:=[.E247]*60" office:value-type="float" office:value="363" calcext:value-type="float">
            <text:p>363</text:p>
          </table:table-cell>
          <table:table-cell table:formula="of:= [.F247]*60" office:value-type="float" office:value="1066" calcext:value-type="float">
            <text:p>106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3" xlink:type="simple">3 Setembro 2020, quinta-feira</text:a>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47 </text:p>
          </table:table-cell>
          <table:table-cell table:formula="of:= [.C248]*24" office:value-type="float" office:value="6.05" calcext:value-type="float">
            <text:p>6,050</text:p>
          </table:table-cell>
          <table:table-cell table:formula="of:= [.D248]*24" office:value-type="float" office:value="17.7833333333333" calcext:value-type="float">
            <text:p>17,7833333333333</text:p>
          </table:table-cell>
          <table:table-cell table:formula="of:=[.E248]*60" office:value-type="float" office:value="363" calcext:value-type="float">
            <text:p>363</text:p>
          </table:table-cell>
          <table:table-cell table:formula="of:= [.F248]*60" office:value-type="float" office:value="1067" calcext:value-type="float">
            <text:p>106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4" xlink:type="simple">4 Setembro 2020, sexta-feira</text:a>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7:47 </text:p>
          </table:table-cell>
          <table:table-cell table:formula="of:= [.C249]*24" office:value-type="float" office:value="6.03333333333333" calcext:value-type="float">
            <text:p>6,033</text:p>
          </table:table-cell>
          <table:table-cell table:formula="of:= [.D249]*24" office:value-type="float" office:value="17.7833333333333" calcext:value-type="float">
            <text:p>17,7833333333333</text:p>
          </table:table-cell>
          <table:table-cell table:formula="of:=[.E249]*60" office:value-type="float" office:value="362" calcext:value-type="float">
            <text:p>362</text:p>
          </table:table-cell>
          <table:table-cell table:formula="of:= [.F249]*60" office:value-type="float" office:value="1067" calcext:value-type="float">
            <text:p>106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5" xlink:type="simple">5 Setembro 2020, sábado</text:a>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7:47 </text:p>
          </table:table-cell>
          <table:table-cell table:formula="of:= [.C250]*24" office:value-type="float" office:value="6.01666666666667" calcext:value-type="float">
            <text:p>6,017</text:p>
          </table:table-cell>
          <table:table-cell table:formula="of:= [.D250]*24" office:value-type="float" office:value="17.7833333333333" calcext:value-type="float">
            <text:p>17,7833333333333</text:p>
          </table:table-cell>
          <table:table-cell table:formula="of:=[.E250]*60" office:value-type="float" office:value="361" calcext:value-type="float">
            <text:p>361</text:p>
          </table:table-cell>
          <table:table-cell table:formula="of:= [.F250]*60" office:value-type="float" office:value="1067" calcext:value-type="float">
            <text:p>106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6" xlink:type="simple">6 Setembro 2020, domingo</text:a>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7:47 </text:p>
          </table:table-cell>
          <table:table-cell table:formula="of:= [.C251]*24" office:value-type="float" office:value="6" calcext:value-type="float">
            <text:p>6,000</text:p>
          </table:table-cell>
          <table:table-cell table:formula="of:= [.D251]*24" office:value-type="float" office:value="17.7833333333333" calcext:value-type="float">
            <text:p>17,7833333333333</text:p>
          </table:table-cell>
          <table:table-cell table:formula="of:=[.E251]*60" office:value-type="float" office:value="360" calcext:value-type="float">
            <text:p>360</text:p>
          </table:table-cell>
          <table:table-cell table:formula="of:= [.F251]*60" office:value-type="float" office:value="1067" calcext:value-type="float">
            <text:p>106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7" xlink:type="simple">7 Setembro 2020, segunda-feira</text:a>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7:47 </text:p>
          </table:table-cell>
          <table:table-cell table:formula="of:= [.C252]*24" office:value-type="float" office:value="5.98333333333333" calcext:value-type="float">
            <text:p>5,983</text:p>
          </table:table-cell>
          <table:table-cell table:formula="of:= [.D252]*24" office:value-type="float" office:value="17.7833333333333" calcext:value-type="float">
            <text:p>17,7833333333333</text:p>
          </table:table-cell>
          <table:table-cell table:formula="of:=[.E252]*60" office:value-type="float" office:value="359" calcext:value-type="float">
            <text:p>359</text:p>
          </table:table-cell>
          <table:table-cell table:formula="of:= [.F252]*60" office:value-type="float" office:value="1067" calcext:value-type="float">
            <text:p>106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8" xlink:type="simple">8 Setembro 2020, terça-feira</text:a>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7:48 </text:p>
          </table:table-cell>
          <table:table-cell table:formula="of:= [.C253]*24" office:value-type="float" office:value="5.96666666666667" calcext:value-type="float">
            <text:p>5,967</text:p>
          </table:table-cell>
          <table:table-cell table:formula="of:= [.D253]*24" office:value-type="float" office:value="17.8" calcext:value-type="float">
            <text:p>17,8</text:p>
          </table:table-cell>
          <table:table-cell table:formula="of:=[.E253]*60" office:value-type="float" office:value="358" calcext:value-type="float">
            <text:p>358</text:p>
          </table:table-cell>
          <table:table-cell table:formula="of:= [.F253]*60" office:value-type="float" office:value="1068" calcext:value-type="float">
            <text:p>106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9" xlink:type="simple">9 Setembro 2020, quarta-feira</text:a>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05:57 </text:p>
          </table:table-cell>
          <table:table-cell office:value-type="string" calcext:value-type="string">
            <text:p>17:48 </text:p>
          </table:table-cell>
          <table:table-cell table:formula="of:= [.C254]*24" office:value-type="float" office:value="5.95" calcext:value-type="float">
            <text:p>5,950</text:p>
          </table:table-cell>
          <table:table-cell table:formula="of:= [.D254]*24" office:value-type="float" office:value="17.8" calcext:value-type="float">
            <text:p>17,8</text:p>
          </table:table-cell>
          <table:table-cell table:formula="of:=[.E254]*60" office:value-type="float" office:value="357" calcext:value-type="float">
            <text:p>357</text:p>
          </table:table-cell>
          <table:table-cell table:formula="of:= [.F254]*60" office:value-type="float" office:value="1068" calcext:value-type="float">
            <text:p>106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0" xlink:type="simple">10 Setembro 2020, quinta-feira</text:a>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05:56 </text:p>
          </table:table-cell>
          <table:table-cell office:value-type="string" calcext:value-type="string">
            <text:p>17:48 </text:p>
          </table:table-cell>
          <table:table-cell table:formula="of:= [.C255]*24" office:value-type="float" office:value="5.93333333333333" calcext:value-type="float">
            <text:p>5,933</text:p>
          </table:table-cell>
          <table:table-cell table:formula="of:= [.D255]*24" office:value-type="float" office:value="17.8" calcext:value-type="float">
            <text:p>17,8</text:p>
          </table:table-cell>
          <table:table-cell table:formula="of:=[.E255]*60" office:value-type="float" office:value="356" calcext:value-type="float">
            <text:p>356</text:p>
          </table:table-cell>
          <table:table-cell table:formula="of:= [.F255]*60" office:value-type="float" office:value="1068" calcext:value-type="float">
            <text:p>106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1" xlink:type="simple">11 Setembro 2020, sexta-feira</text:a>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7:48 </text:p>
          </table:table-cell>
          <table:table-cell table:formula="of:= [.C256]*24" office:value-type="float" office:value="5.91666666666667" calcext:value-type="float">
            <text:p>5,917</text:p>
          </table:table-cell>
          <table:table-cell table:formula="of:= [.D256]*24" office:value-type="float" office:value="17.8" calcext:value-type="float">
            <text:p>17,8</text:p>
          </table:table-cell>
          <table:table-cell table:formula="of:=[.E256]*60" office:value-type="float" office:value="355" calcext:value-type="float">
            <text:p>355</text:p>
          </table:table-cell>
          <table:table-cell table:formula="of:= [.F256]*60" office:value-type="float" office:value="1068" calcext:value-type="float">
            <text:p>106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2" xlink:type="simple">12 Setembro 2020, sábado</text:a>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7:48 </text:p>
          </table:table-cell>
          <table:table-cell table:formula="of:= [.C257]*24" office:value-type="float" office:value="5.91666666666667" calcext:value-type="float">
            <text:p>5,917</text:p>
          </table:table-cell>
          <table:table-cell table:formula="of:= [.D257]*24" office:value-type="float" office:value="17.8" calcext:value-type="float">
            <text:p>17,8</text:p>
          </table:table-cell>
          <table:table-cell table:formula="of:=[.E257]*60" office:value-type="float" office:value="355" calcext:value-type="float">
            <text:p>355</text:p>
          </table:table-cell>
          <table:table-cell table:formula="of:= [.F257]*60" office:value-type="float" office:value="1068" calcext:value-type="float">
            <text:p>106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3" xlink:type="simple">13 Setembro 2020, domingo</text:a>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05:54 </text:p>
          </table:table-cell>
          <table:table-cell office:value-type="string" calcext:value-type="string">
            <text:p>17:49 </text:p>
          </table:table-cell>
          <table:table-cell table:formula="of:= [.C258]*24" office:value-type="float" office:value="5.9" calcext:value-type="float">
            <text:p>5,900</text:p>
          </table:table-cell>
          <table:table-cell table:formula="of:= [.D258]*24" office:value-type="float" office:value="17.8166666666667" calcext:value-type="float">
            <text:p>17,8166666666667</text:p>
          </table:table-cell>
          <table:table-cell table:formula="of:=[.E258]*60" office:value-type="float" office:value="354" calcext:value-type="float">
            <text:p>354</text:p>
          </table:table-cell>
          <table:table-cell table:formula="of:= [.F258]*60" office:value-type="float" office:value="1069" calcext:value-type="float">
            <text:p>106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4" xlink:type="simple">14 Setembro 2020, segunda-feira</text:a></text:p>
          </table:table-cell>
          <table:table-cell office:value-type="string" calcext:value-type="string">
            <text:p>258</text:p>
          </table:table-cell>
          <table:table-cell office:value-type="string" calcext:value-type="string">
            <text:p>05:53 </text:p>
          </table:table-cell>
          <table:table-cell office:value-type="string" calcext:value-type="string">
            <text:p>17:49 </text:p>
          </table:table-cell>
          <table:table-cell table:formula="of:= [.C259]*24" office:value-type="float" office:value="5.88333333333333" calcext:value-type="float">
            <text:p>5,883</text:p>
          </table:table-cell>
          <table:table-cell table:formula="of:= [.D259]*24" office:value-type="float" office:value="17.8166666666667" calcext:value-type="float">
            <text:p>17,8166666666667</text:p>
          </table:table-cell>
          <table:table-cell table:formula="of:=[.E259]*60" office:value-type="float" office:value="353" calcext:value-type="float">
            <text:p>353</text:p>
          </table:table-cell>
          <table:table-cell table:formula="of:= [.F259]*60" office:value-type="float" office:value="1069" calcext:value-type="float">
            <text:p>106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5" xlink:type="simple">15 Setembro 2020, terça-feira</text:a></text:p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05:52 </text:p>
          </table:table-cell>
          <table:table-cell office:value-type="string" calcext:value-type="string">
            <text:p>17:49 </text:p>
          </table:table-cell>
          <table:table-cell table:formula="of:= [.C260]*24" office:value-type="float" office:value="5.86666666666667" calcext:value-type="float">
            <text:p>5,867</text:p>
          </table:table-cell>
          <table:table-cell table:formula="of:= [.D260]*24" office:value-type="float" office:value="17.8166666666667" calcext:value-type="float">
            <text:p>17,8166666666667</text:p>
          </table:table-cell>
          <table:table-cell table:formula="of:=[.E260]*60" office:value-type="float" office:value="352" calcext:value-type="float">
            <text:p>352</text:p>
          </table:table-cell>
          <table:table-cell table:formula="of:= [.F260]*60" office:value-type="float" office:value="1069" calcext:value-type="float">
            <text:p>106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6" xlink:type="simple">16 Setembro 2020, quarta-feira</text:a>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05:51 </text:p>
          </table:table-cell>
          <table:table-cell office:value-type="string" calcext:value-type="string">
            <text:p>17:49 </text:p>
          </table:table-cell>
          <table:table-cell table:formula="of:= [.C261]*24" office:value-type="float" office:value="5.85" calcext:value-type="float">
            <text:p>5,850</text:p>
          </table:table-cell>
          <table:table-cell table:formula="of:= [.D261]*24" office:value-type="float" office:value="17.8166666666667" calcext:value-type="float">
            <text:p>17,8166666666667</text:p>
          </table:table-cell>
          <table:table-cell table:formula="of:=[.E261]*60" office:value-type="float" office:value="351" calcext:value-type="float">
            <text:p>351</text:p>
          </table:table-cell>
          <table:table-cell table:formula="of:= [.F261]*60" office:value-type="float" office:value="1069" calcext:value-type="float">
            <text:p>106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7" xlink:type="simple">17 Setembro 2020, quinta-feira</text:a>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05:50 </text:p>
          </table:table-cell>
          <table:table-cell office:value-type="string" calcext:value-type="string">
            <text:p>17:49 </text:p>
          </table:table-cell>
          <table:table-cell table:formula="of:= [.C262]*24" office:value-type="float" office:value="5.83333333333333" calcext:value-type="float">
            <text:p>5,833</text:p>
          </table:table-cell>
          <table:table-cell table:formula="of:= [.D262]*24" office:value-type="float" office:value="17.8166666666667" calcext:value-type="float">
            <text:p>17,8166666666667</text:p>
          </table:table-cell>
          <table:table-cell table:formula="of:=[.E262]*60" office:value-type="float" office:value="350" calcext:value-type="float">
            <text:p>350</text:p>
          </table:table-cell>
          <table:table-cell table:formula="of:= [.F262]*60" office:value-type="float" office:value="1069" calcext:value-type="float">
            <text:p>106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8" xlink:type="simple">18 Setembro 2020, sexta-feira</text:a>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05:49 </text:p>
          </table:table-cell>
          <table:table-cell office:value-type="string" calcext:value-type="string">
            <text:p>17:50 </text:p>
          </table:table-cell>
          <table:table-cell table:formula="of:= [.C263]*24" office:value-type="float" office:value="5.81666666666667" calcext:value-type="float">
            <text:p>5,817</text:p>
          </table:table-cell>
          <table:table-cell table:formula="of:= [.D263]*24" office:value-type="float" office:value="17.8333333333333" calcext:value-type="float">
            <text:p>17,8333333333333</text:p>
          </table:table-cell>
          <table:table-cell table:formula="of:=[.E263]*60" office:value-type="float" office:value="349" calcext:value-type="float">
            <text:p>349</text:p>
          </table:table-cell>
          <table:table-cell table:formula="of:= [.F263]*60" office:value-type="float" office:value="1070" calcext:value-type="float">
            <text:p>107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19" xlink:type="simple">19 Setembro 2020, sábado</text:a>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05:48 </text:p>
          </table:table-cell>
          <table:table-cell office:value-type="string" calcext:value-type="string">
            <text:p>17:50 </text:p>
          </table:table-cell>
          <table:table-cell table:formula="of:= [.C264]*24" office:value-type="float" office:value="5.8" calcext:value-type="float">
            <text:p>5,800</text:p>
          </table:table-cell>
          <table:table-cell table:formula="of:= [.D264]*24" office:value-type="float" office:value="17.8333333333333" calcext:value-type="float">
            <text:p>17,8333333333333</text:p>
          </table:table-cell>
          <table:table-cell table:formula="of:=[.E264]*60" office:value-type="float" office:value="348" calcext:value-type="float">
            <text:p>348</text:p>
          </table:table-cell>
          <table:table-cell table:formula="of:= [.F264]*60" office:value-type="float" office:value="1070" calcext:value-type="float">
            <text:p>107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0" xlink:type="simple">20 Setembro 2020, domingo</text:a>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05:47 </text:p>
          </table:table-cell>
          <table:table-cell office:value-type="string" calcext:value-type="string">
            <text:p>17:50 </text:p>
          </table:table-cell>
          <table:table-cell table:formula="of:= [.C265]*24" office:value-type="float" office:value="5.78333333333333" calcext:value-type="float">
            <text:p>5,783</text:p>
          </table:table-cell>
          <table:table-cell table:formula="of:= [.D265]*24" office:value-type="float" office:value="17.8333333333333" calcext:value-type="float">
            <text:p>17,8333333333333</text:p>
          </table:table-cell>
          <table:table-cell table:formula="of:=[.E265]*60" office:value-type="float" office:value="347" calcext:value-type="float">
            <text:p>347</text:p>
          </table:table-cell>
          <table:table-cell table:formula="of:= [.F265]*60" office:value-type="float" office:value="1070" calcext:value-type="float">
            <text:p>107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1" xlink:type="simple">21 Setembro 2020, segunda-feira</text:a>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05:46 </text:p>
          </table:table-cell>
          <table:table-cell office:value-type="string" calcext:value-type="string">
            <text:p>17:50 </text:p>
          </table:table-cell>
          <table:table-cell table:formula="of:= [.C266]*24" office:value-type="float" office:value="5.76666666666667" calcext:value-type="float">
            <text:p>5,767</text:p>
          </table:table-cell>
          <table:table-cell table:formula="of:= [.D266]*24" office:value-type="float" office:value="17.8333333333333" calcext:value-type="float">
            <text:p>17,8333333333333</text:p>
          </table:table-cell>
          <table:table-cell table:formula="of:=[.E266]*60" office:value-type="float" office:value="346" calcext:value-type="float">
            <text:p>346</text:p>
          </table:table-cell>
          <table:table-cell table:formula="of:= [.F266]*60" office:value-type="float" office:value="1070" calcext:value-type="float">
            <text:p>107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2" xlink:type="simple">22 Setembro 2020, terça-feira</text:a>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05:45 </text:p>
          </table:table-cell>
          <table:table-cell office:value-type="string" calcext:value-type="string">
            <text:p>17:50 </text:p>
          </table:table-cell>
          <table:table-cell table:formula="of:= [.C267]*24" office:value-type="float" office:value="5.75" calcext:value-type="float">
            <text:p>5,750</text:p>
          </table:table-cell>
          <table:table-cell table:formula="of:= [.D267]*24" office:value-type="float" office:value="17.8333333333333" calcext:value-type="float">
            <text:p>17,8333333333333</text:p>
          </table:table-cell>
          <table:table-cell table:formula="of:=[.E267]*60" office:value-type="float" office:value="345" calcext:value-type="float">
            <text:p>345</text:p>
          </table:table-cell>
          <table:table-cell table:formula="of:= [.F267]*60" office:value-type="float" office:value="1070" calcext:value-type="float">
            <text:p>107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3" xlink:type="simple">23 Setembro 2020, quarta-feira</text:a>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05:44 </text:p>
          </table:table-cell>
          <table:table-cell office:value-type="string" calcext:value-type="string">
            <text:p>17:51 </text:p>
          </table:table-cell>
          <table:table-cell table:formula="of:= [.C268]*24" office:value-type="float" office:value="5.73333333333333" calcext:value-type="float">
            <text:p>5,733</text:p>
          </table:table-cell>
          <table:table-cell table:formula="of:= [.D268]*24" office:value-type="float" office:value="17.85" calcext:value-type="float">
            <text:p>17,85</text:p>
          </table:table-cell>
          <table:table-cell table:formula="of:=[.E268]*60" office:value-type="float" office:value="344" calcext:value-type="float">
            <text:p>344</text:p>
          </table:table-cell>
          <table:table-cell table:formula="of:= [.F268]*60" office:value-type="float" office:value="1071" calcext:value-type="float">
            <text:p>107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4" xlink:type="simple">24 Setembro 2020, quinta-feira</text:a>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05:44 </text:p>
          </table:table-cell>
          <table:table-cell office:value-type="string" calcext:value-type="string">
            <text:p>17:51 </text:p>
          </table:table-cell>
          <table:table-cell table:formula="of:= [.C269]*24" office:value-type="float" office:value="5.73333333333333" calcext:value-type="float">
            <text:p>5,733</text:p>
          </table:table-cell>
          <table:table-cell table:formula="of:= [.D269]*24" office:value-type="float" office:value="17.85" calcext:value-type="float">
            <text:p>17,85</text:p>
          </table:table-cell>
          <table:table-cell table:formula="of:=[.E269]*60" office:value-type="float" office:value="344" calcext:value-type="float">
            <text:p>344</text:p>
          </table:table-cell>
          <table:table-cell table:formula="of:= [.F269]*60" office:value-type="float" office:value="1071" calcext:value-type="float">
            <text:p>107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5" xlink:type="simple">25 Setembro 2020, sexta-feira</text:a>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05:43 </text:p>
          </table:table-cell>
          <table:table-cell office:value-type="string" calcext:value-type="string">
            <text:p>17:51 </text:p>
          </table:table-cell>
          <table:table-cell table:formula="of:= [.C270]*24" office:value-type="float" office:value="5.71666666666667" calcext:value-type="float">
            <text:p>5,717</text:p>
          </table:table-cell>
          <table:table-cell table:formula="of:= [.D270]*24" office:value-type="float" office:value="17.85" calcext:value-type="float">
            <text:p>17,85</text:p>
          </table:table-cell>
          <table:table-cell table:formula="of:=[.E270]*60" office:value-type="float" office:value="343" calcext:value-type="float">
            <text:p>343</text:p>
          </table:table-cell>
          <table:table-cell table:formula="of:= [.F270]*60" office:value-type="float" office:value="1071" calcext:value-type="float">
            <text:p>107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6" xlink:type="simple">26 Setembro 2020, sábado</text:a>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05:42 </text:p>
          </table:table-cell>
          <table:table-cell office:value-type="string" calcext:value-type="string">
            <text:p>17:51 </text:p>
          </table:table-cell>
          <table:table-cell table:formula="of:= [.C271]*24" office:value-type="float" office:value="5.7" calcext:value-type="float">
            <text:p>5,700</text:p>
          </table:table-cell>
          <table:table-cell table:formula="of:= [.D271]*24" office:value-type="float" office:value="17.85" calcext:value-type="float">
            <text:p>17,85</text:p>
          </table:table-cell>
          <table:table-cell table:formula="of:=[.E271]*60" office:value-type="float" office:value="342" calcext:value-type="float">
            <text:p>342</text:p>
          </table:table-cell>
          <table:table-cell table:formula="of:= [.F271]*60" office:value-type="float" office:value="1071" calcext:value-type="float">
            <text:p>107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7" xlink:type="simple">27 Setembro 2020, domingo</text:a>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05:41 </text:p>
          </table:table-cell>
          <table:table-cell office:value-type="string" calcext:value-type="string">
            <text:p>17:51 </text:p>
          </table:table-cell>
          <table:table-cell table:formula="of:= [.C272]*24" office:value-type="float" office:value="5.68333333333333" calcext:value-type="float">
            <text:p>5,683</text:p>
          </table:table-cell>
          <table:table-cell table:formula="of:= [.D272]*24" office:value-type="float" office:value="17.85" calcext:value-type="float">
            <text:p>17,85</text:p>
          </table:table-cell>
          <table:table-cell table:formula="of:=[.E272]*60" office:value-type="float" office:value="341" calcext:value-type="float">
            <text:p>341</text:p>
          </table:table-cell>
          <table:table-cell table:formula="of:= [.F272]*60" office:value-type="float" office:value="1071" calcext:value-type="float">
            <text:p>107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8" xlink:type="simple">28 Setembro 2020, segunda-feira</text:a>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05:40 </text:p>
          </table:table-cell>
          <table:table-cell office:value-type="string" calcext:value-type="string">
            <text:p>17:52 </text:p>
          </table:table-cell>
          <table:table-cell table:formula="of:= [.C273]*24" office:value-type="float" office:value="5.66666666666667" calcext:value-type="float">
            <text:p>5,667</text:p>
          </table:table-cell>
          <table:table-cell table:formula="of:= [.D273]*24" office:value-type="float" office:value="17.8666666666667" calcext:value-type="float">
            <text:p>17,8666666666667</text:p>
          </table:table-cell>
          <table:table-cell table:formula="of:=[.E273]*60" office:value-type="float" office:value="340" calcext:value-type="float">
            <text:p>340</text:p>
          </table:table-cell>
          <table:table-cell table:formula="of:= [.F273]*60" office:value-type="float" office:value="1072" calcext:value-type="float">
            <text:p>107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29" xlink:type="simple">29 Setembro 2020, terça-feira</text:a>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05:39 </text:p>
          </table:table-cell>
          <table:table-cell office:value-type="string" calcext:value-type="string">
            <text:p>17:52 </text:p>
          </table:table-cell>
          <table:table-cell table:formula="of:= [.C274]*24" office:value-type="float" office:value="5.65" calcext:value-type="float">
            <text:p>5,650</text:p>
          </table:table-cell>
          <table:table-cell table:formula="of:= [.D274]*24" office:value-type="float" office:value="17.8666666666667" calcext:value-type="float">
            <text:p>17,8666666666667</text:p>
          </table:table-cell>
          <table:table-cell table:formula="of:=[.E274]*60" office:value-type="float" office:value="339" calcext:value-type="float">
            <text:p>339</text:p>
          </table:table-cell>
          <table:table-cell table:formula="of:= [.F274]*60" office:value-type="float" office:value="1072" calcext:value-type="float">
            <text:p>107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setembro/30" xlink:type="simple">30 Setembro 2020, quarta-feira</text:a></text:p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05:38 </text:p>
          </table:table-cell>
          <table:table-cell office:value-type="string" calcext:value-type="string">
            <text:p>17:52 </text:p>
          </table:table-cell>
          <table:table-cell table:formula="of:= [.C275]*24" office:value-type="float" office:value="5.63333333333333" calcext:value-type="float">
            <text:p>5,633</text:p>
          </table:table-cell>
          <table:table-cell table:formula="of:= [.D275]*24" office:value-type="float" office:value="17.8666666666667" calcext:value-type="float">
            <text:p>17,8666666666667</text:p>
          </table:table-cell>
          <table:table-cell table:formula="of:=[.E275]*60" office:value-type="float" office:value="338" calcext:value-type="float">
            <text:p>338</text:p>
          </table:table-cell>
          <table:table-cell table:formula="of:= [.F275]*60" office:value-type="float" office:value="1072" calcext:value-type="float">
            <text:p>107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" xlink:type="simple">1 Outubro 2020, quinta-feira</text:a>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05:37 </text:p>
          </table:table-cell>
          <table:table-cell office:value-type="string" calcext:value-type="string">
            <text:p>17:52 </text:p>
          </table:table-cell>
          <table:table-cell table:formula="of:= [.C276]*24" office:value-type="float" office:value="5.61666666666667" calcext:value-type="float">
            <text:p>5,617</text:p>
          </table:table-cell>
          <table:table-cell table:formula="of:= [.D276]*24" office:value-type="float" office:value="17.8666666666667" calcext:value-type="float">
            <text:p>17,8666666666667</text:p>
          </table:table-cell>
          <table:table-cell table:formula="of:=[.E276]*60" office:value-type="float" office:value="337" calcext:value-type="float">
            <text:p>337</text:p>
          </table:table-cell>
          <table:table-cell table:formula="of:= [.F276]*60" office:value-type="float" office:value="1072" calcext:value-type="float">
            <text:p>107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" xlink:type="simple">2 Outubro 2020, sexta-feira</text:a>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05:36 </text:p>
          </table:table-cell>
          <table:table-cell office:value-type="string" calcext:value-type="string">
            <text:p>17:53 </text:p>
          </table:table-cell>
          <table:table-cell table:formula="of:= [.C277]*24" office:value-type="float" office:value="5.6" calcext:value-type="float">
            <text:p>5,600</text:p>
          </table:table-cell>
          <table:table-cell table:formula="of:= [.D277]*24" office:value-type="float" office:value="17.8833333333333" calcext:value-type="float">
            <text:p>17,8833333333333</text:p>
          </table:table-cell>
          <table:table-cell table:formula="of:=[.E277]*60" office:value-type="float" office:value="336" calcext:value-type="float">
            <text:p>336</text:p>
          </table:table-cell>
          <table:table-cell table:formula="of:= [.F277]*60" office:value-type="float" office:value="1073" calcext:value-type="float">
            <text:p>107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3" xlink:type="simple">3 Outubro 2020, sábado</text:a>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05:36 </text:p>
          </table:table-cell>
          <table:table-cell office:value-type="string" calcext:value-type="string">
            <text:p>17:53 </text:p>
          </table:table-cell>
          <table:table-cell table:formula="of:= [.C278]*24" office:value-type="float" office:value="5.6" calcext:value-type="float">
            <text:p>5,600</text:p>
          </table:table-cell>
          <table:table-cell table:formula="of:= [.D278]*24" office:value-type="float" office:value="17.8833333333333" calcext:value-type="float">
            <text:p>17,8833333333333</text:p>
          </table:table-cell>
          <table:table-cell table:formula="of:=[.E278]*60" office:value-type="float" office:value="336" calcext:value-type="float">
            <text:p>336</text:p>
          </table:table-cell>
          <table:table-cell table:formula="of:= [.F278]*60" office:value-type="float" office:value="1073" calcext:value-type="float">
            <text:p>107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4" xlink:type="simple">4 Outubro 2020, domingo</text:a>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05:35 </text:p>
          </table:table-cell>
          <table:table-cell office:value-type="string" calcext:value-type="string">
            <text:p>17:53 </text:p>
          </table:table-cell>
          <table:table-cell table:formula="of:= [.C279]*24" office:value-type="float" office:value="5.58333333333333" calcext:value-type="float">
            <text:p>5,583</text:p>
          </table:table-cell>
          <table:table-cell table:formula="of:= [.D279]*24" office:value-type="float" office:value="17.8833333333333" calcext:value-type="float">
            <text:p>17,8833333333333</text:p>
          </table:table-cell>
          <table:table-cell table:formula="of:=[.E279]*60" office:value-type="float" office:value="335" calcext:value-type="float">
            <text:p>335</text:p>
          </table:table-cell>
          <table:table-cell table:formula="of:= [.F279]*60" office:value-type="float" office:value="1073" calcext:value-type="float">
            <text:p>107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5" xlink:type="simple">5 Outubro 2020, segunda-feira</text:a></text:p>
          </table:table-cell>
          <table:table-cell office:value-type="string" calcext:value-type="string">
            <text:p>279</text:p>
          </table:table-cell>
          <table:table-cell office:value-type="string" calcext:value-type="string">
            <text:p>05:34 </text:p>
          </table:table-cell>
          <table:table-cell office:value-type="string" calcext:value-type="string">
            <text:p>17:53 </text:p>
          </table:table-cell>
          <table:table-cell table:formula="of:= [.C280]*24" office:value-type="float" office:value="5.56666666666667" calcext:value-type="float">
            <text:p>5,567</text:p>
          </table:table-cell>
          <table:table-cell table:formula="of:= [.D280]*24" office:value-type="float" office:value="17.8833333333333" calcext:value-type="float">
            <text:p>17,8833333333333</text:p>
          </table:table-cell>
          <table:table-cell table:formula="of:=[.E280]*60" office:value-type="float" office:value="334" calcext:value-type="float">
            <text:p>334</text:p>
          </table:table-cell>
          <table:table-cell table:formula="of:= [.F280]*60" office:value-type="float" office:value="1073" calcext:value-type="float">
            <text:p>107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6" xlink:type="simple">6 Outubro 2020, terça-feira</text:a>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05:33 </text:p>
          </table:table-cell>
          <table:table-cell office:value-type="string" calcext:value-type="string">
            <text:p>17:54 </text:p>
          </table:table-cell>
          <table:table-cell table:formula="of:= [.C281]*24" office:value-type="float" office:value="5.55" calcext:value-type="float">
            <text:p>5,550</text:p>
          </table:table-cell>
          <table:table-cell table:formula="of:= [.D281]*24" office:value-type="float" office:value="17.9" calcext:value-type="float">
            <text:p>17,9</text:p>
          </table:table-cell>
          <table:table-cell table:formula="of:=[.E281]*60" office:value-type="float" office:value="333" calcext:value-type="float">
            <text:p>333</text:p>
          </table:table-cell>
          <table:table-cell table:formula="of:= [.F281]*60" office:value-type="float" office:value="1074" calcext:value-type="float">
            <text:p>107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7" xlink:type="simple">7 Outubro 2020, quarta-feira</text:a>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05:32 </text:p>
          </table:table-cell>
          <table:table-cell office:value-type="string" calcext:value-type="string">
            <text:p>17:54 </text:p>
          </table:table-cell>
          <table:table-cell table:formula="of:= [.C282]*24" office:value-type="float" office:value="5.53333333333333" calcext:value-type="float">
            <text:p>5,533</text:p>
          </table:table-cell>
          <table:table-cell table:formula="of:= [.D282]*24" office:value-type="float" office:value="17.9" calcext:value-type="float">
            <text:p>17,9</text:p>
          </table:table-cell>
          <table:table-cell table:formula="of:=[.E282]*60" office:value-type="float" office:value="332" calcext:value-type="float">
            <text:p>332</text:p>
          </table:table-cell>
          <table:table-cell table:formula="of:= [.F282]*60" office:value-type="float" office:value="1074" calcext:value-type="float">
            <text:p>107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8" xlink:type="simple">8 Outubro 2020, quinta-feira</text:a>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05:31 </text:p>
          </table:table-cell>
          <table:table-cell office:value-type="string" calcext:value-type="string">
            <text:p>17:54 </text:p>
          </table:table-cell>
          <table:table-cell table:formula="of:= [.C283]*24" office:value-type="float" office:value="5.51666666666667" calcext:value-type="float">
            <text:p>5,517</text:p>
          </table:table-cell>
          <table:table-cell table:formula="of:= [.D283]*24" office:value-type="float" office:value="17.9" calcext:value-type="float">
            <text:p>17,9</text:p>
          </table:table-cell>
          <table:table-cell table:formula="of:=[.E283]*60" office:value-type="float" office:value="331" calcext:value-type="float">
            <text:p>331</text:p>
          </table:table-cell>
          <table:table-cell table:formula="of:= [.F283]*60" office:value-type="float" office:value="1074" calcext:value-type="float">
            <text:p>107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9" xlink:type="simple">9 Outubro 2020, sexta-feira</text:a>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05:30 </text:p>
          </table:table-cell>
          <table:table-cell office:value-type="string" calcext:value-type="string">
            <text:p>17:55 </text:p>
          </table:table-cell>
          <table:table-cell table:formula="of:= [.C284]*24" office:value-type="float" office:value="5.5" calcext:value-type="float">
            <text:p>5,500</text:p>
          </table:table-cell>
          <table:table-cell table:formula="of:= [.D284]*24" office:value-type="float" office:value="17.9166666666667" calcext:value-type="float">
            <text:p>17,9166666666667</text:p>
          </table:table-cell>
          <table:table-cell table:formula="of:=[.E284]*60" office:value-type="float" office:value="330" calcext:value-type="float">
            <text:p>330</text:p>
          </table:table-cell>
          <table:table-cell table:formula="of:= [.F284]*60" office:value-type="float" office:value="1075" calcext:value-type="float">
            <text:p>107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0" xlink:type="simple">10 Outubro 2020, sábado</text:a>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05:30 </text:p>
          </table:table-cell>
          <table:table-cell office:value-type="string" calcext:value-type="string">
            <text:p>17:55 </text:p>
          </table:table-cell>
          <table:table-cell table:formula="of:= [.C285]*24" office:value-type="float" office:value="5.5" calcext:value-type="float">
            <text:p>5,500</text:p>
          </table:table-cell>
          <table:table-cell table:formula="of:= [.D285]*24" office:value-type="float" office:value="17.9166666666667" calcext:value-type="float">
            <text:p>17,9166666666667</text:p>
          </table:table-cell>
          <table:table-cell table:formula="of:=[.E285]*60" office:value-type="float" office:value="330" calcext:value-type="float">
            <text:p>330</text:p>
          </table:table-cell>
          <table:table-cell table:formula="of:= [.F285]*60" office:value-type="float" office:value="1075" calcext:value-type="float">
            <text:p>107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1" xlink:type="simple">11 Outubro 2020, domingo</text:a>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5:29 </text:p>
          </table:table-cell>
          <table:table-cell office:value-type="string" calcext:value-type="string">
            <text:p>17:55 </text:p>
          </table:table-cell>
          <table:table-cell table:formula="of:= [.C286]*24" office:value-type="float" office:value="5.48333333333333" calcext:value-type="float">
            <text:p>5,483</text:p>
          </table:table-cell>
          <table:table-cell table:formula="of:= [.D286]*24" office:value-type="float" office:value="17.9166666666667" calcext:value-type="float">
            <text:p>17,9166666666667</text:p>
          </table:table-cell>
          <table:table-cell table:formula="of:=[.E286]*60" office:value-type="float" office:value="329" calcext:value-type="float">
            <text:p>329</text:p>
          </table:table-cell>
          <table:table-cell table:formula="of:= [.F286]*60" office:value-type="float" office:value="1075" calcext:value-type="float">
            <text:p>107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2" xlink:type="simple">12 Outubro 2020, segunda-feira</text:a>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05:28 </text:p>
          </table:table-cell>
          <table:table-cell office:value-type="string" calcext:value-type="string">
            <text:p>17:55 </text:p>
          </table:table-cell>
          <table:table-cell table:formula="of:= [.C287]*24" office:value-type="float" office:value="5.46666666666667" calcext:value-type="float">
            <text:p>5,467</text:p>
          </table:table-cell>
          <table:table-cell table:formula="of:= [.D287]*24" office:value-type="float" office:value="17.9166666666667" calcext:value-type="float">
            <text:p>17,9166666666667</text:p>
          </table:table-cell>
          <table:table-cell table:formula="of:=[.E287]*60" office:value-type="float" office:value="328" calcext:value-type="float">
            <text:p>328</text:p>
          </table:table-cell>
          <table:table-cell table:formula="of:= [.F287]*60" office:value-type="float" office:value="1075" calcext:value-type="float">
            <text:p>107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3" xlink:type="simple">13 Outubro 2020, terça-feira</text:a>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05:27 </text:p>
          </table:table-cell>
          <table:table-cell office:value-type="string" calcext:value-type="string">
            <text:p>17:56 </text:p>
          </table:table-cell>
          <table:table-cell table:formula="of:= [.C288]*24" office:value-type="float" office:value="5.45" calcext:value-type="float">
            <text:p>5,450</text:p>
          </table:table-cell>
          <table:table-cell table:formula="of:= [.D288]*24" office:value-type="float" office:value="17.9333333333333" calcext:value-type="float">
            <text:p>17,9333333333333</text:p>
          </table:table-cell>
          <table:table-cell table:formula="of:=[.E288]*60" office:value-type="float" office:value="327" calcext:value-type="float">
            <text:p>327</text:p>
          </table:table-cell>
          <table:table-cell table:formula="of:= [.F288]*60" office:value-type="float" office:value="1076" calcext:value-type="float">
            <text:p>107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4" xlink:type="simple">14 Outubro 2020, quarta-feira</text:a>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05:26 </text:p>
          </table:table-cell>
          <table:table-cell office:value-type="string" calcext:value-type="string">
            <text:p>17:56 </text:p>
          </table:table-cell>
          <table:table-cell table:formula="of:= [.C289]*24" office:value-type="float" office:value="5.43333333333333" calcext:value-type="float">
            <text:p>5,433</text:p>
          </table:table-cell>
          <table:table-cell table:formula="of:= [.D289]*24" office:value-type="float" office:value="17.9333333333333" calcext:value-type="float">
            <text:p>17,9333333333333</text:p>
          </table:table-cell>
          <table:table-cell table:formula="of:=[.E289]*60" office:value-type="float" office:value="326" calcext:value-type="float">
            <text:p>326</text:p>
          </table:table-cell>
          <table:table-cell table:formula="of:= [.F289]*60" office:value-type="float" office:value="1076" calcext:value-type="float">
            <text:p>107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5" xlink:type="simple">15 Outubro 2020, quinta-feira</text:a>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05:26 </text:p>
          </table:table-cell>
          <table:table-cell office:value-type="string" calcext:value-type="string">
            <text:p>17:56 </text:p>
          </table:table-cell>
          <table:table-cell table:formula="of:= [.C290]*24" office:value-type="float" office:value="5.43333333333333" calcext:value-type="float">
            <text:p>5,433</text:p>
          </table:table-cell>
          <table:table-cell table:formula="of:= [.D290]*24" office:value-type="float" office:value="17.9333333333333" calcext:value-type="float">
            <text:p>17,9333333333333</text:p>
          </table:table-cell>
          <table:table-cell table:formula="of:=[.E290]*60" office:value-type="float" office:value="326" calcext:value-type="float">
            <text:p>326</text:p>
          </table:table-cell>
          <table:table-cell table:formula="of:= [.F290]*60" office:value-type="float" office:value="1076" calcext:value-type="float">
            <text:p>107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6" xlink:type="simple">16 Outubro 2020, sexta-feira</text:a>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5:25 </text:p>
          </table:table-cell>
          <table:table-cell office:value-type="string" calcext:value-type="string">
            <text:p>17:57 </text:p>
          </table:table-cell>
          <table:table-cell table:formula="of:= [.C291]*24" office:value-type="float" office:value="5.41666666666667" calcext:value-type="float">
            <text:p>5,417</text:p>
          </table:table-cell>
          <table:table-cell table:formula="of:= [.D291]*24" office:value-type="float" office:value="17.95" calcext:value-type="float">
            <text:p>17,95</text:p>
          </table:table-cell>
          <table:table-cell table:formula="of:=[.E291]*60" office:value-type="float" office:value="325" calcext:value-type="float">
            <text:p>325</text:p>
          </table:table-cell>
          <table:table-cell table:formula="of:= [.F291]*60" office:value-type="float" office:value="1077" calcext:value-type="float">
            <text:p>107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7" xlink:type="simple">17 Outubro 2020, sábado</text:a>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05:24 </text:p>
          </table:table-cell>
          <table:table-cell office:value-type="string" calcext:value-type="string">
            <text:p>17:57 </text:p>
          </table:table-cell>
          <table:table-cell table:formula="of:= [.C292]*24" office:value-type="float" office:value="5.4" calcext:value-type="float">
            <text:p>5,400</text:p>
          </table:table-cell>
          <table:table-cell table:formula="of:= [.D292]*24" office:value-type="float" office:value="17.95" calcext:value-type="float">
            <text:p>17,95</text:p>
          </table:table-cell>
          <table:table-cell table:formula="of:=[.E292]*60" office:value-type="float" office:value="324" calcext:value-type="float">
            <text:p>324</text:p>
          </table:table-cell>
          <table:table-cell table:formula="of:= [.F292]*60" office:value-type="float" office:value="1077" calcext:value-type="float">
            <text:p>107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8" xlink:type="simple">18 Outubro 2020, domingo</text:a>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05:23 </text:p>
          </table:table-cell>
          <table:table-cell office:value-type="string" calcext:value-type="string">
            <text:p>17:58 </text:p>
          </table:table-cell>
          <table:table-cell table:formula="of:= [.C293]*24" office:value-type="float" office:value="5.38333333333333" calcext:value-type="float">
            <text:p>5,383</text:p>
          </table:table-cell>
          <table:table-cell table:formula="of:= [.D293]*24" office:value-type="float" office:value="17.9666666666667" calcext:value-type="float">
            <text:p>17,9666666666667</text:p>
          </table:table-cell>
          <table:table-cell table:formula="of:=[.E293]*60" office:value-type="float" office:value="323" calcext:value-type="float">
            <text:p>323</text:p>
          </table:table-cell>
          <table:table-cell table:formula="of:= [.F293]*60" office:value-type="float" office:value="1078" calcext:value-type="float">
            <text:p>107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19" xlink:type="simple">19 Outubro 2020, segunda-feira</text:a>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05:23 </text:p>
          </table:table-cell>
          <table:table-cell office:value-type="string" calcext:value-type="string">
            <text:p>17:58 </text:p>
          </table:table-cell>
          <table:table-cell table:formula="of:= [.C294]*24" office:value-type="float" office:value="5.38333333333333" calcext:value-type="float">
            <text:p>5,383</text:p>
          </table:table-cell>
          <table:table-cell table:formula="of:= [.D294]*24" office:value-type="float" office:value="17.9666666666667" calcext:value-type="float">
            <text:p>17,9666666666667</text:p>
          </table:table-cell>
          <table:table-cell table:formula="of:=[.E294]*60" office:value-type="float" office:value="323" calcext:value-type="float">
            <text:p>323</text:p>
          </table:table-cell>
          <table:table-cell table:formula="of:= [.F294]*60" office:value-type="float" office:value="1078" calcext:value-type="float">
            <text:p>107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0" xlink:type="simple">20 Outubro 2020, terça-feira</text:a>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05:22 </text:p>
          </table:table-cell>
          <table:table-cell office:value-type="string" calcext:value-type="string">
            <text:p>17:58 </text:p>
          </table:table-cell>
          <table:table-cell table:formula="of:= [.C295]*24" office:value-type="float" office:value="5.36666666666667" calcext:value-type="float">
            <text:p>5,367</text:p>
          </table:table-cell>
          <table:table-cell table:formula="of:= [.D295]*24" office:value-type="float" office:value="17.9666666666667" calcext:value-type="float">
            <text:p>17,9666666666667</text:p>
          </table:table-cell>
          <table:table-cell table:formula="of:=[.E295]*60" office:value-type="float" office:value="322" calcext:value-type="float">
            <text:p>322</text:p>
          </table:table-cell>
          <table:table-cell table:formula="of:= [.F295]*60" office:value-type="float" office:value="1078" calcext:value-type="float">
            <text:p>107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1" xlink:type="simple">21 Outubro 2020, quarta-feira</text:a>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05:21 </text:p>
          </table:table-cell>
          <table:table-cell office:value-type="string" calcext:value-type="string">
            <text:p>17:59 </text:p>
          </table:table-cell>
          <table:table-cell table:formula="of:= [.C296]*24" office:value-type="float" office:value="5.35" calcext:value-type="float">
            <text:p>5,350</text:p>
          </table:table-cell>
          <table:table-cell table:formula="of:= [.D296]*24" office:value-type="float" office:value="17.9833333333333" calcext:value-type="float">
            <text:p>17,9833333333333</text:p>
          </table:table-cell>
          <table:table-cell table:formula="of:=[.E296]*60" office:value-type="float" office:value="321" calcext:value-type="float">
            <text:p>321</text:p>
          </table:table-cell>
          <table:table-cell table:formula="of:= [.F296]*60" office:value-type="float" office:value="1079" calcext:value-type="float">
            <text:p>107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2" xlink:type="simple">22 Outubro 2020, quinta-feira</text:a>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05:21 </text:p>
          </table:table-cell>
          <table:table-cell office:value-type="string" calcext:value-type="string">
            <text:p>17:59 </text:p>
          </table:table-cell>
          <table:table-cell table:formula="of:= [.C297]*24" office:value-type="float" office:value="5.35" calcext:value-type="float">
            <text:p>5,350</text:p>
          </table:table-cell>
          <table:table-cell table:formula="of:= [.D297]*24" office:value-type="float" office:value="17.9833333333333" calcext:value-type="float">
            <text:p>17,9833333333333</text:p>
          </table:table-cell>
          <table:table-cell table:formula="of:=[.E297]*60" office:value-type="float" office:value="321" calcext:value-type="float">
            <text:p>321</text:p>
          </table:table-cell>
          <table:table-cell table:formula="of:= [.F297]*60" office:value-type="float" office:value="1079" calcext:value-type="float">
            <text:p>107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3" xlink:type="simple">23 Outubro 2020, sexta-feira</text:a>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05:20 </text:p>
          </table:table-cell>
          <table:table-cell office:value-type="string" calcext:value-type="string">
            <text:p>17:59 </text:p>
          </table:table-cell>
          <table:table-cell table:formula="of:= [.C298]*24" office:value-type="float" office:value="5.33333333333333" calcext:value-type="float">
            <text:p>5,333</text:p>
          </table:table-cell>
          <table:table-cell table:formula="of:= [.D298]*24" office:value-type="float" office:value="17.9833333333333" calcext:value-type="float">
            <text:p>17,9833333333333</text:p>
          </table:table-cell>
          <table:table-cell table:formula="of:=[.E298]*60" office:value-type="float" office:value="320" calcext:value-type="float">
            <text:p>320</text:p>
          </table:table-cell>
          <table:table-cell table:formula="of:= [.F298]*60" office:value-type="float" office:value="1079" calcext:value-type="float">
            <text:p>107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4" xlink:type="simple">24 Outubro 2020, sábado</text:a>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05:19 </text:p>
          </table:table-cell>
          <table:table-cell office:value-type="string" calcext:value-type="string">
            <text:p>18:00 </text:p>
          </table:table-cell>
          <table:table-cell table:formula="of:= [.C299]*24" office:value-type="float" office:value="5.31666666666667" calcext:value-type="float">
            <text:p>5,317</text:p>
          </table:table-cell>
          <table:table-cell table:formula="of:= [.D299]*24" office:value-type="float" office:value="18" calcext:value-type="float">
            <text:p>18</text:p>
          </table:table-cell>
          <table:table-cell table:formula="of:=[.E299]*60" office:value-type="float" office:value="319" calcext:value-type="float">
            <text:p>319</text:p>
          </table:table-cell>
          <table:table-cell table:formula="of:= [.F299]*60" office:value-type="float" office:value="1080" calcext:value-type="float">
            <text:p>108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5" xlink:type="simple">25 Outubro 2020, domingo</text:a>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05:19 </text:p>
          </table:table-cell>
          <table:table-cell office:value-type="string" calcext:value-type="string">
            <text:p>18:00 </text:p>
          </table:table-cell>
          <table:table-cell table:formula="of:= [.C300]*24" office:value-type="float" office:value="5.31666666666667" calcext:value-type="float">
            <text:p>5,317</text:p>
          </table:table-cell>
          <table:table-cell table:formula="of:= [.D300]*24" office:value-type="float" office:value="18" calcext:value-type="float">
            <text:p>18</text:p>
          </table:table-cell>
          <table:table-cell table:formula="of:=[.E300]*60" office:value-type="float" office:value="319" calcext:value-type="float">
            <text:p>319</text:p>
          </table:table-cell>
          <table:table-cell table:formula="of:= [.F300]*60" office:value-type="float" office:value="1080" calcext:value-type="float">
            <text:p>108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6" xlink:type="simple">26 Outubro 2020, segunda-feira</text:a>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5:18 </text:p>
          </table:table-cell>
          <table:table-cell office:value-type="string" calcext:value-type="string">
            <text:p>18:01 </text:p>
          </table:table-cell>
          <table:table-cell table:formula="of:= [.C301]*24" office:value-type="float" office:value="5.3" calcext:value-type="float">
            <text:p>5,300</text:p>
          </table:table-cell>
          <table:table-cell table:formula="of:= [.D301]*24" office:value-type="float" office:value="18.0166666666667" calcext:value-type="float">
            <text:p>18,0166666666667</text:p>
          </table:table-cell>
          <table:table-cell table:formula="of:=[.E301]*60" office:value-type="float" office:value="318" calcext:value-type="float">
            <text:p>318</text:p>
          </table:table-cell>
          <table:table-cell table:formula="of:= [.F301]*60" office:value-type="float" office:value="1081" calcext:value-type="float">
            <text:p>108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7" xlink:type="simple">27 Outubro 2020, terça-feira</text:a>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05:17 </text:p>
          </table:table-cell>
          <table:table-cell office:value-type="string" calcext:value-type="string">
            <text:p>18:01 </text:p>
          </table:table-cell>
          <table:table-cell table:formula="of:= [.C302]*24" office:value-type="float" office:value="5.28333333333333" calcext:value-type="float">
            <text:p>5,283</text:p>
          </table:table-cell>
          <table:table-cell table:formula="of:= [.D302]*24" office:value-type="float" office:value="18.0166666666667" calcext:value-type="float">
            <text:p>18,0166666666667</text:p>
          </table:table-cell>
          <table:table-cell table:formula="of:=[.E302]*60" office:value-type="float" office:value="317" calcext:value-type="float">
            <text:p>317</text:p>
          </table:table-cell>
          <table:table-cell table:formula="of:= [.F302]*60" office:value-type="float" office:value="1081" calcext:value-type="float">
            <text:p>108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8" xlink:type="simple">28 Outubro 2020, quarta-feira</text:a>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05:17 </text:p>
          </table:table-cell>
          <table:table-cell office:value-type="string" calcext:value-type="string">
            <text:p>18:02 </text:p>
          </table:table-cell>
          <table:table-cell table:formula="of:= [.C303]*24" office:value-type="float" office:value="5.28333333333333" calcext:value-type="float">
            <text:p>5,283</text:p>
          </table:table-cell>
          <table:table-cell table:formula="of:= [.D303]*24" office:value-type="float" office:value="18.0333333333333" calcext:value-type="float">
            <text:p>18,0333333333333</text:p>
          </table:table-cell>
          <table:table-cell table:formula="of:=[.E303]*60" office:value-type="float" office:value="317" calcext:value-type="float">
            <text:p>317</text:p>
          </table:table-cell>
          <table:table-cell table:formula="of:= [.F303]*60" office:value-type="float" office:value="1082" calcext:value-type="float">
            <text:p>108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29" xlink:type="simple">29 Outubro 2020, quinta-feira</text:a>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05:16 </text:p>
          </table:table-cell>
          <table:table-cell office:value-type="string" calcext:value-type="string">
            <text:p>18:02 </text:p>
          </table:table-cell>
          <table:table-cell table:formula="of:= [.C304]*24" office:value-type="float" office:value="5.26666666666667" calcext:value-type="float">
            <text:p>5,267</text:p>
          </table:table-cell>
          <table:table-cell table:formula="of:= [.D304]*24" office:value-type="float" office:value="18.0333333333333" calcext:value-type="float">
            <text:p>18,0333333333333</text:p>
          </table:table-cell>
          <table:table-cell table:formula="of:=[.E304]*60" office:value-type="float" office:value="316" calcext:value-type="float">
            <text:p>316</text:p>
          </table:table-cell>
          <table:table-cell table:formula="of:= [.F304]*60" office:value-type="float" office:value="1082" calcext:value-type="float">
            <text:p>108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30" xlink:type="simple">30 Outubro 2020, sexta-feira</text:a>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5:16 </text:p>
          </table:table-cell>
          <table:table-cell office:value-type="string" calcext:value-type="string">
            <text:p>18:02 </text:p>
          </table:table-cell>
          <table:table-cell table:formula="of:= [.C305]*24" office:value-type="float" office:value="5.26666666666667" calcext:value-type="float">
            <text:p>5,267</text:p>
          </table:table-cell>
          <table:table-cell table:formula="of:= [.D305]*24" office:value-type="float" office:value="18.0333333333333" calcext:value-type="float">
            <text:p>18,0333333333333</text:p>
          </table:table-cell>
          <table:table-cell table:formula="of:=[.E305]*60" office:value-type="float" office:value="316" calcext:value-type="float">
            <text:p>316</text:p>
          </table:table-cell>
          <table:table-cell table:formula="of:= [.F305]*60" office:value-type="float" office:value="1082" calcext:value-type="float">
            <text:p>108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outubro/31" xlink:type="simple">31 Outubro 2020, sábado</text:a>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5:15 </text:p>
          </table:table-cell>
          <table:table-cell office:value-type="string" calcext:value-type="string">
            <text:p>18:03 </text:p>
          </table:table-cell>
          <table:table-cell table:formula="of:= [.C306]*24" office:value-type="float" office:value="5.25" calcext:value-type="float">
            <text:p>5,250</text:p>
          </table:table-cell>
          <table:table-cell table:formula="of:= [.D306]*24" office:value-type="float" office:value="18.05" calcext:value-type="float">
            <text:p>18,05</text:p>
          </table:table-cell>
          <table:table-cell table:formula="of:=[.E306]*60" office:value-type="float" office:value="315" calcext:value-type="float">
            <text:p>315</text:p>
          </table:table-cell>
          <table:table-cell table:formula="of:= [.F306]*60" office:value-type="float" office:value="1083" calcext:value-type="float">
            <text:p>108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" xlink:type="simple">1 Novembro 2020, domingo</text:a>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9:03 </text:p>
          </table:table-cell>
          <table:table-cell table:formula="of:= [.C307]*24" office:value-type="float" office:value="6.25" calcext:value-type="float">
            <text:p>6,250</text:p>
          </table:table-cell>
          <table:table-cell table:formula="of:= [.D307]*24" office:value-type="float" office:value="19.05" calcext:value-type="float">
            <text:p>19,05</text:p>
          </table:table-cell>
          <table:table-cell table:formula="of:=[.E307]*60 - 60" office:value-type="float" office:value="315" calcext:value-type="float">
            <text:p>315</text:p>
          </table:table-cell>
          <table:table-cell table:formula="of:= [.F307]*60 - 60" office:value-type="float" office:value="1083" calcext:value-type="float">
            <text:p>108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" xlink:type="simple">2 Novembro 2020, segunda-feira</text:a>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9:04 </text:p>
          </table:table-cell>
          <table:table-cell table:formula="of:= [.C308]*24" office:value-type="float" office:value="6.23333333333333" calcext:value-type="float">
            <text:p>6,233</text:p>
          </table:table-cell>
          <table:table-cell table:formula="of:= [.D308]*24" office:value-type="float" office:value="19.0666666666667" calcext:value-type="float">
            <text:p>19,0666666666667</text:p>
          </table:table-cell>
          <table:table-cell table:formula="of:=[.E308]*60 - 60" office:value-type="float" office:value="314" calcext:value-type="float">
            <text:p>314</text:p>
          </table:table-cell>
          <table:table-cell table:formula="of:= [.F308]*60 - 60" office:value-type="float" office:value="1084" calcext:value-type="float">
            <text:p>108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3" xlink:type="simple">3 Novembro 2020, terça-feira</text:a>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9:04 </text:p>
          </table:table-cell>
          <table:table-cell table:formula="of:= [.C309]*24" office:value-type="float" office:value="6.23333333333333" calcext:value-type="float">
            <text:p>6,233</text:p>
          </table:table-cell>
          <table:table-cell table:formula="of:= [.D309]*24" office:value-type="float" office:value="19.0666666666667" calcext:value-type="float">
            <text:p>19,0666666666667</text:p>
          </table:table-cell>
          <table:table-cell table:formula="of:=[.E309]*60 - 60" office:value-type="float" office:value="314" calcext:value-type="float">
            <text:p>314</text:p>
          </table:table-cell>
          <table:table-cell table:formula="of:= [.F309]*60 - 60" office:value-type="float" office:value="1084" calcext:value-type="float">
            <text:p>108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4" xlink:type="simple">4 Novembro 2020, quarta-feira</text:a>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9:05 </text:p>
          </table:table-cell>
          <table:table-cell table:formula="of:= [.C310]*24" office:value-type="float" office:value="6.21666666666667" calcext:value-type="float">
            <text:p>6,217</text:p>
          </table:table-cell>
          <table:table-cell table:formula="of:= [.D310]*24" office:value-type="float" office:value="19.0833333333333" calcext:value-type="float">
            <text:p>19,0833333333333</text:p>
          </table:table-cell>
          <table:table-cell table:formula="of:=[.E310]*60 - 60" office:value-type="float" office:value="313" calcext:value-type="float">
            <text:p>313</text:p>
          </table:table-cell>
          <table:table-cell table:formula="of:= [.F310]*60 - 60" office:value-type="float" office:value="1085" calcext:value-type="float">
            <text:p>108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5" xlink:type="simple">5 Novembro 2020, quinta-feira</text:a>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9:05 </text:p>
          </table:table-cell>
          <table:table-cell table:formula="of:= [.C311]*24" office:value-type="float" office:value="6.21666666666667" calcext:value-type="float">
            <text:p>6,217</text:p>
          </table:table-cell>
          <table:table-cell table:formula="of:= [.D311]*24" office:value-type="float" office:value="19.0833333333333" calcext:value-type="float">
            <text:p>19,0833333333333</text:p>
          </table:table-cell>
          <table:table-cell table:formula="of:=[.E311]*60 - 60" office:value-type="float" office:value="313" calcext:value-type="float">
            <text:p>313</text:p>
          </table:table-cell>
          <table:table-cell table:formula="of:= [.F311]*60 - 60" office:value-type="float" office:value="1085" calcext:value-type="float">
            <text:p>108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6" xlink:type="simple">6 Novembro 2020, sexta-feira</text:a>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9:06 </text:p>
          </table:table-cell>
          <table:table-cell table:formula="of:= [.C312]*24" office:value-type="float" office:value="6.2" calcext:value-type="float">
            <text:p>6,200</text:p>
          </table:table-cell>
          <table:table-cell table:formula="of:= [.D312]*24" office:value-type="float" office:value="19.1" calcext:value-type="float">
            <text:p>19,1</text:p>
          </table:table-cell>
          <table:table-cell table:formula="of:=[.E312]*60 - 60" office:value-type="float" office:value="312" calcext:value-type="float">
            <text:p>312</text:p>
          </table:table-cell>
          <table:table-cell table:formula="of:= [.F312]*60 - 60" office:value-type="float" office:value="1086" calcext:value-type="float">
            <text:p>108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7" xlink:type="simple">7 Novembro 2020, sábado</text:a>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9:06 </text:p>
          </table:table-cell>
          <table:table-cell table:formula="of:= [.C313]*24" office:value-type="float" office:value="6.2" calcext:value-type="float">
            <text:p>6,200</text:p>
          </table:table-cell>
          <table:table-cell table:formula="of:= [.D313]*24" office:value-type="float" office:value="19.1" calcext:value-type="float">
            <text:p>19,1</text:p>
          </table:table-cell>
          <table:table-cell table:formula="of:=[.E313]*60 - 60" office:value-type="float" office:value="312" calcext:value-type="float">
            <text:p>312</text:p>
          </table:table-cell>
          <table:table-cell table:formula="of:= [.F313]*60 - 60" office:value-type="float" office:value="1086" calcext:value-type="float">
            <text:p>108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8" xlink:type="simple">8 Novembro 2020, domingo</text:a>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9:07 </text:p>
          </table:table-cell>
          <table:table-cell table:formula="of:= [.C314]*24" office:value-type="float" office:value="6.18333333333333" calcext:value-type="float">
            <text:p>6,183</text:p>
          </table:table-cell>
          <table:table-cell table:formula="of:= [.D314]*24" office:value-type="float" office:value="19.1166666666667" calcext:value-type="float">
            <text:p>19,1166666666667</text:p>
          </table:table-cell>
          <table:table-cell table:formula="of:=[.E314]*60 - 60" office:value-type="float" office:value="311" calcext:value-type="float">
            <text:p>311</text:p>
          </table:table-cell>
          <table:table-cell table:formula="of:= [.F314]*60 - 60" office:value-type="float" office:value="1087" calcext:value-type="float">
            <text:p>108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9" xlink:type="simple">9 Novembro 2020, segunda-feira</text:a>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9:08 </text:p>
          </table:table-cell>
          <table:table-cell table:formula="of:= [.C315]*24" office:value-type="float" office:value="6.18333333333333" calcext:value-type="float">
            <text:p>6,183</text:p>
          </table:table-cell>
          <table:table-cell table:formula="of:= [.D315]*24" office:value-type="float" office:value="19.1333333333333" calcext:value-type="float">
            <text:p>19,1333333333333</text:p>
          </table:table-cell>
          <table:table-cell table:formula="of:=[.E315]*60 - 60" office:value-type="float" office:value="311" calcext:value-type="float">
            <text:p>311</text:p>
          </table:table-cell>
          <table:table-cell table:formula="of:= [.F315]*60 - 60" office:value-type="float" office:value="1088" calcext:value-type="float">
            <text:p>108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0" xlink:type="simple">10 Novembro 2020, terça-feira</text:a>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9:08 </text:p>
          </table:table-cell>
          <table:table-cell table:formula="of:= [.C316]*24" office:value-type="float" office:value="6.18333333333333" calcext:value-type="float">
            <text:p>6,183</text:p>
          </table:table-cell>
          <table:table-cell table:formula="of:= [.D316]*24" office:value-type="float" office:value="19.1333333333333" calcext:value-type="float">
            <text:p>19,1333333333333</text:p>
          </table:table-cell>
          <table:table-cell table:formula="of:=[.E316]*60 - 60" office:value-type="float" office:value="311" calcext:value-type="float">
            <text:p>311</text:p>
          </table:table-cell>
          <table:table-cell table:formula="of:= [.F316]*60 - 60" office:value-type="float" office:value="1088" calcext:value-type="float">
            <text:p>108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1" xlink:type="simple">11 Novembro 2020, quarta-feira</text:a>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9:09 </text:p>
          </table:table-cell>
          <table:table-cell table:formula="of:= [.C317]*24" office:value-type="float" office:value="6.16666666666667" calcext:value-type="float">
            <text:p>6,167</text:p>
          </table:table-cell>
          <table:table-cell table:formula="of:= [.D317]*24" office:value-type="float" office:value="19.15" calcext:value-type="float">
            <text:p>19,15</text:p>
          </table:table-cell>
          <table:table-cell table:formula="of:=[.E317]*60 - 60" office:value-type="float" office:value="310" calcext:value-type="float">
            <text:p>310</text:p>
          </table:table-cell>
          <table:table-cell table:formula="of:= [.F317]*60 - 60" office:value-type="float" office:value="1089" calcext:value-type="float">
            <text:p>108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2" xlink:type="simple">12 Novembro 2020, quinta-feira</text:a>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9:09 </text:p>
          </table:table-cell>
          <table:table-cell table:formula="of:= [.C318]*24" office:value-type="float" office:value="6.16666666666667" calcext:value-type="float">
            <text:p>6,167</text:p>
          </table:table-cell>
          <table:table-cell table:formula="of:= [.D318]*24" office:value-type="float" office:value="19.15" calcext:value-type="float">
            <text:p>19,15</text:p>
          </table:table-cell>
          <table:table-cell table:formula="of:=[.E318]*60 - 60" office:value-type="float" office:value="310" calcext:value-type="float">
            <text:p>310</text:p>
          </table:table-cell>
          <table:table-cell table:formula="of:= [.F318]*60 - 60" office:value-type="float" office:value="1089" calcext:value-type="float">
            <text:p>108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3" xlink:type="simple">13 Novembro 2020, sexta-feira</text:a>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9:10 </text:p>
          </table:table-cell>
          <table:table-cell table:formula="of:= [.C319]*24" office:value-type="float" office:value="6.16666666666667" calcext:value-type="float">
            <text:p>6,167</text:p>
          </table:table-cell>
          <table:table-cell table:formula="of:= [.D319]*24" office:value-type="float" office:value="19.1666666666667" calcext:value-type="float">
            <text:p>19,1666666666667</text:p>
          </table:table-cell>
          <table:table-cell table:formula="of:=[.E319]*60 - 60" office:value-type="float" office:value="310" calcext:value-type="float">
            <text:p>310</text:p>
          </table:table-cell>
          <table:table-cell table:formula="of:= [.F319]*60 - 60" office:value-type="float" office:value="1090" calcext:value-type="float">
            <text:p>109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4" xlink:type="simple">14 Novembro 2020, sábado</text:a>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10 </text:p>
          </table:table-cell>
          <table:table-cell table:formula="of:= [.C320]*24" office:value-type="float" office:value="6.15" calcext:value-type="float">
            <text:p>6,150</text:p>
          </table:table-cell>
          <table:table-cell table:formula="of:= [.D320]*24" office:value-type="float" office:value="19.1666666666667" calcext:value-type="float">
            <text:p>19,1666666666667</text:p>
          </table:table-cell>
          <table:table-cell table:formula="of:=[.E320]*60 - 60" office:value-type="float" office:value="309" calcext:value-type="float">
            <text:p>309</text:p>
          </table:table-cell>
          <table:table-cell table:formula="of:= [.F320]*60 - 60" office:value-type="float" office:value="1090" calcext:value-type="float">
            <text:p>109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5" xlink:type="simple">15 Novembro 2020, domingo</text:a>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11 </text:p>
          </table:table-cell>
          <table:table-cell table:formula="of:= [.C321]*24" office:value-type="float" office:value="6.15" calcext:value-type="float">
            <text:p>6,150</text:p>
          </table:table-cell>
          <table:table-cell table:formula="of:= [.D321]*24" office:value-type="float" office:value="19.1833333333333" calcext:value-type="float">
            <text:p>19,1833333333333</text:p>
          </table:table-cell>
          <table:table-cell table:formula="of:=[.E321]*60 - 60" office:value-type="float" office:value="309" calcext:value-type="float">
            <text:p>309</text:p>
          </table:table-cell>
          <table:table-cell table:formula="of:= [.F321]*60 - 60" office:value-type="float" office:value="1091" calcext:value-type="float">
            <text:p>109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6" xlink:type="simple">16 Novembro 2020, segunda-feira</text:a>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12 </text:p>
          </table:table-cell>
          <table:table-cell table:formula="of:= [.C322]*24" office:value-type="float" office:value="6.15" calcext:value-type="float">
            <text:p>6,150</text:p>
          </table:table-cell>
          <table:table-cell table:formula="of:= [.D322]*24" office:value-type="float" office:value="19.2" calcext:value-type="float">
            <text:p>19,2</text:p>
          </table:table-cell>
          <table:table-cell table:formula="of:=[.E322]*60 - 60" office:value-type="float" office:value="309" calcext:value-type="float">
            <text:p>309</text:p>
          </table:table-cell>
          <table:table-cell table:formula="of:= [.F322]*60 - 60" office:value-type="float" office:value="1092" calcext:value-type="float">
            <text:p>109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7" xlink:type="simple">17 Novembro 2020, terça-feira</text:a>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12 </text:p>
          </table:table-cell>
          <table:table-cell table:formula="of:= [.C323]*24" office:value-type="float" office:value="6.15" calcext:value-type="float">
            <text:p>6,150</text:p>
          </table:table-cell>
          <table:table-cell table:formula="of:= [.D323]*24" office:value-type="float" office:value="19.2" calcext:value-type="float">
            <text:p>19,2</text:p>
          </table:table-cell>
          <table:table-cell table:formula="of:=[.E323]*60 - 60" office:value-type="float" office:value="309" calcext:value-type="float">
            <text:p>309</text:p>
          </table:table-cell>
          <table:table-cell table:formula="of:= [.F323]*60 - 60" office:value-type="float" office:value="1092" calcext:value-type="float">
            <text:p>109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8" xlink:type="simple">18 Novembro 2020, quarta-feira</text:a>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13 </text:p>
          </table:table-cell>
          <table:table-cell table:formula="of:= [.C324]*24" office:value-type="float" office:value="6.15" calcext:value-type="float">
            <text:p>6,150</text:p>
          </table:table-cell>
          <table:table-cell table:formula="of:= [.D324]*24" office:value-type="float" office:value="19.2166666666667" calcext:value-type="float">
            <text:p>19,2166666666667</text:p>
          </table:table-cell>
          <table:table-cell table:formula="of:=[.E324]*60 - 60" office:value-type="float" office:value="309" calcext:value-type="float">
            <text:p>309</text:p>
          </table:table-cell>
          <table:table-cell table:formula="of:= [.F324]*60 - 60" office:value-type="float" office:value="1093" calcext:value-type="float">
            <text:p>109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19" xlink:type="simple">19 Novembro 2020, quinta-feira</text:a>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3 </text:p>
          </table:table-cell>
          <table:table-cell table:formula="of:= [.C325]*24" office:value-type="float" office:value="6.13333333333333" calcext:value-type="float">
            <text:p>6,133</text:p>
          </table:table-cell>
          <table:table-cell table:formula="of:= [.D325]*24" office:value-type="float" office:value="19.2166666666667" calcext:value-type="float">
            <text:p>19,2166666666667</text:p>
          </table:table-cell>
          <table:table-cell table:formula="of:=[.E325]*60 - 60" office:value-type="float" office:value="308" calcext:value-type="float">
            <text:p>308</text:p>
          </table:table-cell>
          <table:table-cell table:formula="of:= [.F325]*60 - 60" office:value-type="float" office:value="1093" calcext:value-type="float">
            <text:p>109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0" xlink:type="simple">20 Novembro 2020, sexta-feira</text:a>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4 </text:p>
          </table:table-cell>
          <table:table-cell table:formula="of:= [.C326]*24" office:value-type="float" office:value="6.13333333333333" calcext:value-type="float">
            <text:p>6,133</text:p>
          </table:table-cell>
          <table:table-cell table:formula="of:= [.D326]*24" office:value-type="float" office:value="19.2333333333333" calcext:value-type="float">
            <text:p>19,2333333333333</text:p>
          </table:table-cell>
          <table:table-cell table:formula="of:=[.E326]*60 - 60" office:value-type="float" office:value="308" calcext:value-type="float">
            <text:p>308</text:p>
          </table:table-cell>
          <table:table-cell table:formula="of:= [.F326]*60 - 60" office:value-type="float" office:value="1094" calcext:value-type="float">
            <text:p>109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1" xlink:type="simple">21 Novembro 2020, sábado</text:a>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5 </text:p>
          </table:table-cell>
          <table:table-cell table:formula="of:= [.C327]*24" office:value-type="float" office:value="6.13333333333333" calcext:value-type="float">
            <text:p>6,133</text:p>
          </table:table-cell>
          <table:table-cell table:formula="of:= [.D327]*24" office:value-type="float" office:value="19.25" calcext:value-type="float">
            <text:p>19,25</text:p>
          </table:table-cell>
          <table:table-cell table:formula="of:=[.E327]*60 - 60" office:value-type="float" office:value="308" calcext:value-type="float">
            <text:p>308</text:p>
          </table:table-cell>
          <table:table-cell table:formula="of:= [.F327]*60 - 60" office:value-type="float" office:value="1095" calcext:value-type="float">
            <text:p>109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2" xlink:type="simple">22 Novembro 2020, domingo</text:a>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5 </text:p>
          </table:table-cell>
          <table:table-cell table:formula="of:= [.C328]*24" office:value-type="float" office:value="6.13333333333333" calcext:value-type="float">
            <text:p>6,133</text:p>
          </table:table-cell>
          <table:table-cell table:formula="of:= [.D328]*24" office:value-type="float" office:value="19.25" calcext:value-type="float">
            <text:p>19,25</text:p>
          </table:table-cell>
          <table:table-cell table:formula="of:=[.E328]*60 - 60" office:value-type="float" office:value="308" calcext:value-type="float">
            <text:p>308</text:p>
          </table:table-cell>
          <table:table-cell table:formula="of:= [.F328]*60 - 60" office:value-type="float" office:value="1095" calcext:value-type="float">
            <text:p>109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3" xlink:type="simple">23 Novembro 2020, segunda-feira</text:a>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6 </text:p>
          </table:table-cell>
          <table:table-cell table:formula="of:= [.C329]*24" office:value-type="float" office:value="6.13333333333333" calcext:value-type="float">
            <text:p>6,133</text:p>
          </table:table-cell>
          <table:table-cell table:formula="of:= [.D329]*24" office:value-type="float" office:value="19.2666666666667" calcext:value-type="float">
            <text:p>19,2666666666667</text:p>
          </table:table-cell>
          <table:table-cell table:formula="of:=[.E329]*60 - 60" office:value-type="float" office:value="308" calcext:value-type="float">
            <text:p>308</text:p>
          </table:table-cell>
          <table:table-cell table:formula="of:= [.F329]*60 - 60" office:value-type="float" office:value="1096" calcext:value-type="float">
            <text:p>109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4" xlink:type="simple">24 Novembro 2020, terça-feira</text:a>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7 </text:p>
          </table:table-cell>
          <table:table-cell table:formula="of:= [.C330]*24" office:value-type="float" office:value="6.13333333333333" calcext:value-type="float">
            <text:p>6,133</text:p>
          </table:table-cell>
          <table:table-cell table:formula="of:= [.D330]*24" office:value-type="float" office:value="19.2833333333333" calcext:value-type="float">
            <text:p>19,2833333333333</text:p>
          </table:table-cell>
          <table:table-cell table:formula="of:=[.E330]*60 - 60" office:value-type="float" office:value="308" calcext:value-type="float">
            <text:p>308</text:p>
          </table:table-cell>
          <table:table-cell table:formula="of:= [.F330]*60 - 60" office:value-type="float" office:value="1097" calcext:value-type="float">
            <text:p>109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5" xlink:type="simple">25 Novembro 2020, quarta-feira</text:a>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7 </text:p>
          </table:table-cell>
          <table:table-cell table:formula="of:= [.C331]*24" office:value-type="float" office:value="6.13333333333333" calcext:value-type="float">
            <text:p>6,133</text:p>
          </table:table-cell>
          <table:table-cell table:formula="of:= [.D331]*24" office:value-type="float" office:value="19.2833333333333" calcext:value-type="float">
            <text:p>19,2833333333333</text:p>
          </table:table-cell>
          <table:table-cell table:formula="of:=[.E331]*60 - 60" office:value-type="float" office:value="308" calcext:value-type="float">
            <text:p>308</text:p>
          </table:table-cell>
          <table:table-cell table:formula="of:= [.F331]*60 - 60" office:value-type="float" office:value="1097" calcext:value-type="float">
            <text:p>109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6" xlink:type="simple">26 Novembro 2020, quinta-feira</text:a>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8 </text:p>
          </table:table-cell>
          <table:table-cell table:formula="of:= [.C332]*24" office:value-type="float" office:value="6.13333333333333" calcext:value-type="float">
            <text:p>6,133</text:p>
          </table:table-cell>
          <table:table-cell table:formula="of:= [.D332]*24" office:value-type="float" office:value="19.3" calcext:value-type="float">
            <text:p>19,3</text:p>
          </table:table-cell>
          <table:table-cell table:formula="of:=[.E332]*60 - 60" office:value-type="float" office:value="308" calcext:value-type="float">
            <text:p>308</text:p>
          </table:table-cell>
          <table:table-cell table:formula="of:= [.F332]*60 - 60" office:value-type="float" office:value="1098" calcext:value-type="float">
            <text:p>109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7" xlink:type="simple">27 Novembro 2020, sexta-feira</text:a>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8 </text:p>
          </table:table-cell>
          <table:table-cell table:formula="of:= [.C333]*24" office:value-type="float" office:value="6.13333333333333" calcext:value-type="float">
            <text:p>6,133</text:p>
          </table:table-cell>
          <table:table-cell table:formula="of:= [.D333]*24" office:value-type="float" office:value="19.3" calcext:value-type="float">
            <text:p>19,3</text:p>
          </table:table-cell>
          <table:table-cell table:formula="of:=[.E333]*60 - 60" office:value-type="float" office:value="308" calcext:value-type="float">
            <text:p>308</text:p>
          </table:table-cell>
          <table:table-cell table:formula="of:= [.F333]*60 - 60" office:value-type="float" office:value="1098" calcext:value-type="float">
            <text:p>109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8" xlink:type="simple">28 Novembro 2020, sábado</text:a>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19 </text:p>
          </table:table-cell>
          <table:table-cell table:formula="of:= [.C334]*24" office:value-type="float" office:value="6.13333333333333" calcext:value-type="float">
            <text:p>6,133</text:p>
          </table:table-cell>
          <table:table-cell table:formula="of:= [.D334]*24" office:value-type="float" office:value="19.3166666666667" calcext:value-type="float">
            <text:p>19,3166666666667</text:p>
          </table:table-cell>
          <table:table-cell table:formula="of:=[.E334]*60 - 60" office:value-type="float" office:value="308" calcext:value-type="float">
            <text:p>308</text:p>
          </table:table-cell>
          <table:table-cell table:formula="of:= [.F334]*60 - 60" office:value-type="float" office:value="1099" calcext:value-type="float">
            <text:p>109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29" xlink:type="simple">29 Novembro 2020, domingo</text:a>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20 </text:p>
          </table:table-cell>
          <table:table-cell table:formula="of:= [.C335]*24" office:value-type="float" office:value="6.13333333333333" calcext:value-type="float">
            <text:p>6,133</text:p>
          </table:table-cell>
          <table:table-cell table:formula="of:= [.D335]*24" office:value-type="float" office:value="19.3333333333333" calcext:value-type="float">
            <text:p>19,3333333333333</text:p>
          </table:table-cell>
          <table:table-cell table:formula="of:=[.E335]*60 - 60" office:value-type="float" office:value="308" calcext:value-type="float">
            <text:p>308</text:p>
          </table:table-cell>
          <table:table-cell table:formula="of:= [.F335]*60 - 60"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novembro/30" xlink:type="simple">30 Novembro 2020, segunda-feira</text:a>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20 </text:p>
          </table:table-cell>
          <table:table-cell table:formula="of:= [.C336]*24" office:value-type="float" office:value="6.13333333333333" calcext:value-type="float">
            <text:p>6,133</text:p>
          </table:table-cell>
          <table:table-cell table:formula="of:= [.D336]*24" office:value-type="float" office:value="19.3333333333333" calcext:value-type="float">
            <text:p>19,3333333333333</text:p>
          </table:table-cell>
          <table:table-cell table:formula="of:=[.E336]*60 - 60" office:value-type="float" office:value="308" calcext:value-type="float">
            <text:p>308</text:p>
          </table:table-cell>
          <table:table-cell table:formula="of:= [.F336]*60 - 60"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" xlink:type="simple">1 Dezembro 2020, terça-feira</text:a>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21 </text:p>
          </table:table-cell>
          <table:table-cell table:formula="of:= [.C337]*24" office:value-type="float" office:value="6.13333333333333" calcext:value-type="float">
            <text:p>6,133</text:p>
          </table:table-cell>
          <table:table-cell table:formula="of:= [.D337]*24" office:value-type="float" office:value="19.35" calcext:value-type="float">
            <text:p>19,35</text:p>
          </table:table-cell>
          <table:table-cell table:formula="of:=[.E337]*60 - 60" office:value-type="float" office:value="308" calcext:value-type="float">
            <text:p>308</text:p>
          </table:table-cell>
          <table:table-cell table:formula="of:= [.F337]*60 - 60"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" xlink:type="simple">2 Dezembro 2020, quarta-feira</text:a>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22 </text:p>
          </table:table-cell>
          <table:table-cell table:formula="of:= [.C338]*24" office:value-type="float" office:value="6.13333333333333" calcext:value-type="float">
            <text:p>6,133</text:p>
          </table:table-cell>
          <table:table-cell table:formula="of:= [.D338]*24" office:value-type="float" office:value="19.3666666666667" calcext:value-type="float">
            <text:p>19,3666666666667</text:p>
          </table:table-cell>
          <table:table-cell table:formula="of:=[.E338]*60 - 60" office:value-type="float" office:value="308" calcext:value-type="float">
            <text:p>308</text:p>
          </table:table-cell>
          <table:table-cell table:formula="of:= [.F338]*60 - 60" office:value-type="float" office:value="1102" calcext:value-type="float">
            <text:p>110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3" xlink:type="simple">3 Dezembro 2020, quinta-feira</text:a>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9:22 </text:p>
          </table:table-cell>
          <table:table-cell table:formula="of:= [.C339]*24" office:value-type="float" office:value="6.13333333333333" calcext:value-type="float">
            <text:p>6,133</text:p>
          </table:table-cell>
          <table:table-cell table:formula="of:= [.D339]*24" office:value-type="float" office:value="19.3666666666667" calcext:value-type="float">
            <text:p>19,3666666666667</text:p>
          </table:table-cell>
          <table:table-cell table:formula="of:=[.E339]*60 - 60" office:value-type="float" office:value="308" calcext:value-type="float">
            <text:p>308</text:p>
          </table:table-cell>
          <table:table-cell table:formula="of:= [.F339]*60 - 60" office:value-type="float" office:value="1102" calcext:value-type="float">
            <text:p>110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4" xlink:type="simple">4 Dezembro 2020, sexta-feira</text:a>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23 </text:p>
          </table:table-cell>
          <table:table-cell table:formula="of:= [.C340]*24" office:value-type="float" office:value="6.15" calcext:value-type="float">
            <text:p>6,150</text:p>
          </table:table-cell>
          <table:table-cell table:formula="of:= [.D340]*24" office:value-type="float" office:value="19.3833333333333" calcext:value-type="float">
            <text:p>19,3833333333333</text:p>
          </table:table-cell>
          <table:table-cell table:formula="of:=[.E340]*60 - 60" office:value-type="float" office:value="309" calcext:value-type="float">
            <text:p>309</text:p>
          </table:table-cell>
          <table:table-cell table:formula="of:= [.F340]*60 - 60" office:value-type="float" office:value="1103" calcext:value-type="float">
            <text:p>110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5" xlink:type="simple">5 Dezembro 2020, sábado</text:a>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24 </text:p>
          </table:table-cell>
          <table:table-cell table:formula="of:= [.C341]*24" office:value-type="float" office:value="6.15" calcext:value-type="float">
            <text:p>6,150</text:p>
          </table:table-cell>
          <table:table-cell table:formula="of:= [.D341]*24" office:value-type="float" office:value="19.4" calcext:value-type="float">
            <text:p>19,4</text:p>
          </table:table-cell>
          <table:table-cell table:formula="of:=[.E341]*60 - 60" office:value-type="float" office:value="309" calcext:value-type="float">
            <text:p>309</text:p>
          </table:table-cell>
          <table:table-cell table:formula="of:= [.F341]*60 - 60" office:value-type="float" office:value="1104" calcext:value-type="float">
            <text:p>110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6" xlink:type="simple">6 Dezembro 2020, domingo</text:a>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24 </text:p>
          </table:table-cell>
          <table:table-cell table:formula="of:= [.C342]*24" office:value-type="float" office:value="6.15" calcext:value-type="float">
            <text:p>6,150</text:p>
          </table:table-cell>
          <table:table-cell table:formula="of:= [.D342]*24" office:value-type="float" office:value="19.4" calcext:value-type="float">
            <text:p>19,4</text:p>
          </table:table-cell>
          <table:table-cell table:formula="of:=[.E342]*60 - 60" office:value-type="float" office:value="309" calcext:value-type="float">
            <text:p>309</text:p>
          </table:table-cell>
          <table:table-cell table:formula="of:= [.F342]*60 - 60" office:value-type="float" office:value="1104" calcext:value-type="float">
            <text:p>110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7" xlink:type="simple">7 Dezembro 2020, segunda-feira</text:a>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25 </text:p>
          </table:table-cell>
          <table:table-cell table:formula="of:= [.C343]*24" office:value-type="float" office:value="6.15" calcext:value-type="float">
            <text:p>6,150</text:p>
          </table:table-cell>
          <table:table-cell table:formula="of:= [.D343]*24" office:value-type="float" office:value="19.4166666666667" calcext:value-type="float">
            <text:p>19,4166666666667</text:p>
          </table:table-cell>
          <table:table-cell table:formula="of:=[.E343]*60 - 60" office:value-type="float" office:value="309" calcext:value-type="float">
            <text:p>309</text:p>
          </table:table-cell>
          <table:table-cell table:formula="of:= [.F343]*60 - 60" office:value-type="float" office:value="1105" calcext:value-type="float">
            <text:p>110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8" xlink:type="simple">8 Dezembro 2020, terça-feira</text:a>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9:25 </text:p>
          </table:table-cell>
          <table:table-cell table:formula="of:= [.C344]*24" office:value-type="float" office:value="6.15" calcext:value-type="float">
            <text:p>6,150</text:p>
          </table:table-cell>
          <table:table-cell table:formula="of:= [.D344]*24" office:value-type="float" office:value="19.4166666666667" calcext:value-type="float">
            <text:p>19,4166666666667</text:p>
          </table:table-cell>
          <table:table-cell table:formula="of:=[.E344]*60 - 60" office:value-type="float" office:value="309" calcext:value-type="float">
            <text:p>309</text:p>
          </table:table-cell>
          <table:table-cell table:formula="of:= [.F344]*60 - 60" office:value-type="float" office:value="1105" calcext:value-type="float">
            <text:p>110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9" xlink:type="simple">9 Dezembro 2020, quarta-feira</text:a>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9:26 </text:p>
          </table:table-cell>
          <table:table-cell table:formula="of:= [.C345]*24" office:value-type="float" office:value="6.16666666666667" calcext:value-type="float">
            <text:p>6,167</text:p>
          </table:table-cell>
          <table:table-cell table:formula="of:= [.D345]*24" office:value-type="float" office:value="19.4333333333333" calcext:value-type="float">
            <text:p>19,4333333333333</text:p>
          </table:table-cell>
          <table:table-cell table:formula="of:=[.E345]*60 - 60" office:value-type="float" office:value="310" calcext:value-type="float">
            <text:p>310</text:p>
          </table:table-cell>
          <table:table-cell table:formula="of:= [.F345]*60 - 60" office:value-type="float" office:value="1106" calcext:value-type="float">
            <text:p>110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0" xlink:type="simple">10 Dezembro 2020, quinta-feira</text:a>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9:27 </text:p>
          </table:table-cell>
          <table:table-cell table:formula="of:= [.C346]*24" office:value-type="float" office:value="6.16666666666667" calcext:value-type="float">
            <text:p>6,167</text:p>
          </table:table-cell>
          <table:table-cell table:formula="of:= [.D346]*24" office:value-type="float" office:value="19.45" calcext:value-type="float">
            <text:p>19,45</text:p>
          </table:table-cell>
          <table:table-cell table:formula="of:=[.E346]*60 - 60" office:value-type="float" office:value="310" calcext:value-type="float">
            <text:p>310</text:p>
          </table:table-cell>
          <table:table-cell table:formula="of:= [.F346]*60 - 60" office:value-type="float" office:value="1107" calcext:value-type="float">
            <text:p>110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1" xlink:type="simple">11 Dezembro 2020, sexta-feira</text:a>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9:27 </text:p>
          </table:table-cell>
          <table:table-cell table:formula="of:= [.C347]*24" office:value-type="float" office:value="6.16666666666667" calcext:value-type="float">
            <text:p>6,167</text:p>
          </table:table-cell>
          <table:table-cell table:formula="of:= [.D347]*24" office:value-type="float" office:value="19.45" calcext:value-type="float">
            <text:p>19,45</text:p>
          </table:table-cell>
          <table:table-cell table:formula="of:=[.E347]*60 - 60" office:value-type="float" office:value="310" calcext:value-type="float">
            <text:p>310</text:p>
          </table:table-cell>
          <table:table-cell table:formula="of:= [.F347]*60 - 60" office:value-type="float" office:value="1107" calcext:value-type="float">
            <text:p>110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2" xlink:type="simple">12 Dezembro 2020, sábado</text:a>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9:28 </text:p>
          </table:table-cell>
          <table:table-cell table:formula="of:= [.C348]*24" office:value-type="float" office:value="6.18333333333333" calcext:value-type="float">
            <text:p>6,183</text:p>
          </table:table-cell>
          <table:table-cell table:formula="of:= [.D348]*24" office:value-type="float" office:value="19.4666666666667" calcext:value-type="float">
            <text:p>19,4666666666667</text:p>
          </table:table-cell>
          <table:table-cell table:formula="of:=[.E348]*60 - 60" office:value-type="float" office:value="311" calcext:value-type="float">
            <text:p>311</text:p>
          </table:table-cell>
          <table:table-cell table:formula="of:= [.F348]*60 - 60" office:value-type="float" office:value="1108" calcext:value-type="float">
            <text:p>110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3" xlink:type="simple">13 Dezembro 2020, domingo</text:a>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9:28 </text:p>
          </table:table-cell>
          <table:table-cell table:formula="of:= [.C349]*24" office:value-type="float" office:value="6.18333333333333" calcext:value-type="float">
            <text:p>6,183</text:p>
          </table:table-cell>
          <table:table-cell table:formula="of:= [.D349]*24" office:value-type="float" office:value="19.4666666666667" calcext:value-type="float">
            <text:p>19,4666666666667</text:p>
          </table:table-cell>
          <table:table-cell table:formula="of:=[.E349]*60 - 60" office:value-type="float" office:value="311" calcext:value-type="float">
            <text:p>311</text:p>
          </table:table-cell>
          <table:table-cell table:formula="of:= [.F349]*60 - 60" office:value-type="float" office:value="1108" calcext:value-type="float">
            <text:p>1108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4" xlink:type="simple">14 Dezembro 2020, segunda-feira</text:a>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9:29 </text:p>
          </table:table-cell>
          <table:table-cell table:formula="of:= [.C350]*24" office:value-type="float" office:value="6.18333333333333" calcext:value-type="float">
            <text:p>6,183</text:p>
          </table:table-cell>
          <table:table-cell table:formula="of:= [.D350]*24" office:value-type="float" office:value="19.4833333333333" calcext:value-type="float">
            <text:p>19,4833333333333</text:p>
          </table:table-cell>
          <table:table-cell table:formula="of:=[.E350]*60 - 60" office:value-type="float" office:value="311" calcext:value-type="float">
            <text:p>311</text:p>
          </table:table-cell>
          <table:table-cell table:formula="of:= [.F350]*60 - 60" office:value-type="float" office:value="1109" calcext:value-type="float">
            <text:p>1109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5" xlink:type="simple">15 Dezembro 2020, terça-feira</text:a>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9:30 </text:p>
          </table:table-cell>
          <table:table-cell table:formula="of:= [.C351]*24" office:value-type="float" office:value="6.2" calcext:value-type="float">
            <text:p>6,200</text:p>
          </table:table-cell>
          <table:table-cell table:formula="of:= [.D351]*24" office:value-type="float" office:value="19.5" calcext:value-type="float">
            <text:p>19,5</text:p>
          </table:table-cell>
          <table:table-cell table:formula="of:=[.E351]*60 - 60" office:value-type="float" office:value="312" calcext:value-type="float">
            <text:p>312</text:p>
          </table:table-cell>
          <table:table-cell table:formula="of:= [.F351]*60 - 60"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6" xlink:type="simple">16 Dezembro 2020, quarta-feira</text:a>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9:30 </text:p>
          </table:table-cell>
          <table:table-cell table:formula="of:= [.C352]*24" office:value-type="float" office:value="6.2" calcext:value-type="float">
            <text:p>6,200</text:p>
          </table:table-cell>
          <table:table-cell table:formula="of:= [.D352]*24" office:value-type="float" office:value="19.5" calcext:value-type="float">
            <text:p>19,5</text:p>
          </table:table-cell>
          <table:table-cell table:formula="of:=[.E352]*60 - 60" office:value-type="float" office:value="312" calcext:value-type="float">
            <text:p>312</text:p>
          </table:table-cell>
          <table:table-cell table:formula="of:= [.F352]*60 - 60"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7" xlink:type="simple">17 Dezembro 2020, quinta-feira</text:a>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9:31 </text:p>
          </table:table-cell>
          <table:table-cell table:formula="of:= [.C353]*24" office:value-type="float" office:value="6.21666666666667" calcext:value-type="float">
            <text:p>6,217</text:p>
          </table:table-cell>
          <table:table-cell table:formula="of:= [.D353]*24" office:value-type="float" office:value="19.5166666666667" calcext:value-type="float">
            <text:p>19,5166666666667</text:p>
          </table:table-cell>
          <table:table-cell table:formula="of:=[.E353]*60 - 60" office:value-type="float" office:value="313" calcext:value-type="float">
            <text:p>313</text:p>
          </table:table-cell>
          <table:table-cell table:formula="of:= [.F353]*60 - 60" office:value-type="float" office:value="1111" calcext:value-type="float">
            <text:p>111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8" xlink:type="simple">18 Dezembro 2020, sexta-feira</text:a>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9:31 </text:p>
          </table:table-cell>
          <table:table-cell table:formula="of:= [.C354]*24" office:value-type="float" office:value="6.21666666666667" calcext:value-type="float">
            <text:p>6,217</text:p>
          </table:table-cell>
          <table:table-cell table:formula="of:= [.D354]*24" office:value-type="float" office:value="19.5166666666667" calcext:value-type="float">
            <text:p>19,5166666666667</text:p>
          </table:table-cell>
          <table:table-cell table:formula="of:=[.E354]*60 - 60" office:value-type="float" office:value="313" calcext:value-type="float">
            <text:p>313</text:p>
          </table:table-cell>
          <table:table-cell table:formula="of:= [.F354]*60 - 60" office:value-type="float" office:value="1111" calcext:value-type="float">
            <text:p>1111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19" xlink:type="simple">19 Dezembro 2020, sábado</text:a>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9:32 </text:p>
          </table:table-cell>
          <table:table-cell table:formula="of:= [.C355]*24" office:value-type="float" office:value="6.23333333333333" calcext:value-type="float">
            <text:p>6,233</text:p>
          </table:table-cell>
          <table:table-cell table:formula="of:= [.D355]*24" office:value-type="float" office:value="19.5333333333333" calcext:value-type="float">
            <text:p>19,5333333333333</text:p>
          </table:table-cell>
          <table:table-cell table:formula="of:=[.E355]*60 - 60" office:value-type="float" office:value="314" calcext:value-type="float">
            <text:p>314</text:p>
          </table:table-cell>
          <table:table-cell table:formula="of:= [.F355]*60 - 60" office:value-type="float" office:value="1112" calcext:value-type="float">
            <text:p>111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0" xlink:type="simple">20 Dezembro 2020, domingo</text:a>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9:32 </text:p>
          </table:table-cell>
          <table:table-cell table:formula="of:= [.C356]*24" office:value-type="float" office:value="6.23333333333333" calcext:value-type="float">
            <text:p>6,233</text:p>
          </table:table-cell>
          <table:table-cell table:formula="of:= [.D356]*24" office:value-type="float" office:value="19.5333333333333" calcext:value-type="float">
            <text:p>19,5333333333333</text:p>
          </table:table-cell>
          <table:table-cell table:formula="of:=[.E356]*60 - 60" office:value-type="float" office:value="314" calcext:value-type="float">
            <text:p>314</text:p>
          </table:table-cell>
          <table:table-cell table:formula="of:= [.F356]*60 - 60" office:value-type="float" office:value="1112" calcext:value-type="float">
            <text:p>1112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1" xlink:type="simple">21 Dezembro 2020, segunda-feira</text:a></text:p>
          </table:table-cell>
          <table:table-cell office:value-type="string" calcext:value-type="string">
            <text:p>356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9:33 </text:p>
          </table:table-cell>
          <table:table-cell table:formula="of:= [.C357]*24" office:value-type="float" office:value="6.23333333333333" calcext:value-type="float">
            <text:p>6,233</text:p>
          </table:table-cell>
          <table:table-cell table:formula="of:= [.D357]*24" office:value-type="float" office:value="19.55" calcext:value-type="float">
            <text:p>19,55</text:p>
          </table:table-cell>
          <table:table-cell table:formula="of:=[.E357]*60 - 60" office:value-type="float" office:value="314" calcext:value-type="float">
            <text:p>314</text:p>
          </table:table-cell>
          <table:table-cell table:formula="of:= [.F357]*60 - 60" office:value-type="float" office:value="1113" calcext:value-type="float">
            <text:p>111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2" xlink:type="simple">22 Dezembro 2020, terça-feira</text:a>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9:33 </text:p>
          </table:table-cell>
          <table:table-cell table:formula="of:= [.C358]*24" office:value-type="float" office:value="6.25" calcext:value-type="float">
            <text:p>6,250</text:p>
          </table:table-cell>
          <table:table-cell table:formula="of:= [.D358]*24" office:value-type="float" office:value="19.55" calcext:value-type="float">
            <text:p>19,55</text:p>
          </table:table-cell>
          <table:table-cell table:formula="of:=[.E358]*60 - 60" office:value-type="float" office:value="315" calcext:value-type="float">
            <text:p>315</text:p>
          </table:table-cell>
          <table:table-cell table:formula="of:= [.F358]*60 - 60" office:value-type="float" office:value="1113" calcext:value-type="float">
            <text:p>1113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3" xlink:type="simple">23 Dezembro 2020, quarta-feira</text:a>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9:34 </text:p>
          </table:table-cell>
          <table:table-cell table:formula="of:= [.C359]*24" office:value-type="float" office:value="6.26666666666667" calcext:value-type="float">
            <text:p>6,267</text:p>
          </table:table-cell>
          <table:table-cell table:formula="of:= [.D359]*24" office:value-type="float" office:value="19.5666666666667" calcext:value-type="float">
            <text:p>19,5666666666667</text:p>
          </table:table-cell>
          <table:table-cell table:formula="of:=[.E359]*60 - 60" office:value-type="float" office:value="316" calcext:value-type="float">
            <text:p>316</text:p>
          </table:table-cell>
          <table:table-cell table:formula="of:= [.F359]*60 - 60" office:value-type="float" office:value="1114" calcext:value-type="float">
            <text:p>111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4" xlink:type="simple">24 Dezembro 2020, quinta-feira</text:a>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9:34 </text:p>
          </table:table-cell>
          <table:table-cell table:formula="of:= [.C360]*24" office:value-type="float" office:value="6.26666666666667" calcext:value-type="float">
            <text:p>6,267</text:p>
          </table:table-cell>
          <table:table-cell table:formula="of:= [.D360]*24" office:value-type="float" office:value="19.5666666666667" calcext:value-type="float">
            <text:p>19,5666666666667</text:p>
          </table:table-cell>
          <table:table-cell table:formula="of:=[.E360]*60 - 60" office:value-type="float" office:value="316" calcext:value-type="float">
            <text:p>316</text:p>
          </table:table-cell>
          <table:table-cell table:formula="of:= [.F360]*60 - 60" office:value-type="float" office:value="1114" calcext:value-type="float">
            <text:p>1114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5" xlink:type="simple">25 Dezembro 2020, sexta-feira</text:a>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9:35 </text:p>
          </table:table-cell>
          <table:table-cell table:formula="of:= [.C361]*24" office:value-type="float" office:value="6.28333333333333" calcext:value-type="float">
            <text:p>6,283</text:p>
          </table:table-cell>
          <table:table-cell table:formula="of:= [.D361]*24" office:value-type="float" office:value="19.5833333333333" calcext:value-type="float">
            <text:p>19,5833333333333</text:p>
          </table:table-cell>
          <table:table-cell table:formula="of:=[.E361]*60 - 60" office:value-type="float" office:value="317" calcext:value-type="float">
            <text:p>317</text:p>
          </table:table-cell>
          <table:table-cell table:formula="of:= [.F361]*60 - 60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6" xlink:type="simple">26 Dezembro 2020, sábado</text:a>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9:35 </text:p>
          </table:table-cell>
          <table:table-cell table:formula="of:= [.C362]*24" office:value-type="float" office:value="6.28333333333333" calcext:value-type="float">
            <text:p>6,283</text:p>
          </table:table-cell>
          <table:table-cell table:formula="of:= [.D362]*24" office:value-type="float" office:value="19.5833333333333" calcext:value-type="float">
            <text:p>19,5833333333333</text:p>
          </table:table-cell>
          <table:table-cell table:formula="of:=[.E362]*60 - 60" office:value-type="float" office:value="317" calcext:value-type="float">
            <text:p>317</text:p>
          </table:table-cell>
          <table:table-cell table:formula="of:= [.F362]*60 - 60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7" xlink:type="simple">27 Dezembro 2020, domingo</text:a>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9:35 </text:p>
          </table:table-cell>
          <table:table-cell table:formula="of:= [.C363]*24" office:value-type="float" office:value="6.3" calcext:value-type="float">
            <text:p>6,300</text:p>
          </table:table-cell>
          <table:table-cell table:formula="of:= [.D363]*24" office:value-type="float" office:value="19.5833333333333" calcext:value-type="float">
            <text:p>19,5833333333333</text:p>
          </table:table-cell>
          <table:table-cell table:formula="of:=[.E363]*60 - 60" office:value-type="float" office:value="318" calcext:value-type="float">
            <text:p>318</text:p>
          </table:table-cell>
          <table:table-cell table:formula="of:= [.F363]*60 - 60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8" xlink:type="simple">28 Dezembro 2020, segunda-feira</text:a>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9:36 </text:p>
          </table:table-cell>
          <table:table-cell table:formula="of:= [.C364]*24" office:value-type="float" office:value="6.3" calcext:value-type="float">
            <text:p>6,300</text:p>
          </table:table-cell>
          <table:table-cell table:formula="of:= [.D364]*24" office:value-type="float" office:value="19.6" calcext:value-type="float">
            <text:p>19,6</text:p>
          </table:table-cell>
          <table:table-cell table:formula="of:=[.E364]*60 - 60" office:value-type="float" office:value="318" calcext:value-type="float">
            <text:p>318</text:p>
          </table:table-cell>
          <table:table-cell table:formula="of:= [.F364]*60 - 60"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29" xlink:type="simple">29 Dezembro 2020, terça-feira</text:a></text:p>
          </table:table-cell>
          <table:table-cell office:value-type="string" calcext:value-type="string">
            <text:p>364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9:36 </text:p>
          </table:table-cell>
          <table:table-cell table:formula="of:= [.C365]*24" office:value-type="float" office:value="6.31666666666667" calcext:value-type="float">
            <text:p>6,317</text:p>
          </table:table-cell>
          <table:table-cell table:formula="of:= [.D365]*24" office:value-type="float" office:value="19.6" calcext:value-type="float">
            <text:p>19,6</text:p>
          </table:table-cell>
          <table:table-cell table:formula="of:=[.E365]*60 - 60" office:value-type="float" office:value="319" calcext:value-type="float">
            <text:p>319</text:p>
          </table:table-cell>
          <table:table-cell table:formula="of:= [.F365]*60 - 60"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30" xlink:type="simple">30 Dezembro 2020, quarta-feira</text:a></text:p>
          </table:table-cell>
          <table:table-cell office:value-type="string" calcext:value-type="string">
            <text:p>365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9:37 </text:p>
          </table:table-cell>
          <table:table-cell table:formula="of:= [.C366]*24" office:value-type="float" office:value="6.31666666666667" calcext:value-type="float">
            <text:p>6,317</text:p>
          </table:table-cell>
          <table:table-cell table:formula="of:= [.D366]*24" office:value-type="float" office:value="19.6166666666667" calcext:value-type="float">
            <text:p>19,6166666666667</text:p>
          </table:table-cell>
          <table:table-cell table:formula="of:=[.E366]*60 - 60" office:value-type="float" office:value="319" calcext:value-type="float">
            <text:p>319</text:p>
          </table:table-cell>
          <table:table-cell table:formula="of:= [.F366]*60 - 60" office:value-type="float" office:value="1117" calcext:value-type="float">
            <text:p>1117</text:p>
          </table:table-cell>
        </table:table-row>
        <table:table-row table:style-name="ro2">
          <table:table-cell office:value-type="string" calcext:value-type="string">
            <text:p><text:a xlink:href="https://www.sunrise-and-sunset.com/pt/sun/brasil/belo-horizonte/2020/dezembro/31" xlink:type="simple">31 Dezembro 2020, quinta-feira</text:a>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9:37 </text:p>
          </table:table-cell>
          <table:table-cell table:formula="of:= [.C367]*24" office:value-type="float" office:value="6.33333333333333" calcext:value-type="float">
            <text:p>6,333</text:p>
          </table:table-cell>
          <table:table-cell table:formula="of:= [.D367]*24" office:value-type="float" office:value="19.6166666666667" calcext:value-type="float">
            <text:p>19,6166666666667</text:p>
          </table:table-cell>
          <table:table-cell table:formula="of:=[.E367]*60 - 60" office:value-type="float" office:value="320" calcext:value-type="float">
            <text:p>320</text:p>
          </table:table-cell>
          <table:table-cell table:formula="of:= [.F367]*60 - 60" office:value-type="float" office:value="1117" calcext:value-type="float">
            <text:p>1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7:30:35.854144529</meta:creation-date>
    <dc:date>2020-10-06T17:56:39.602750000</dc:date>
    <meta:editing-duration>PT13M17S</meta:editing-duration>
    <meta:editing-cycles>3</meta:editing-cycles>
    <meta:generator>LibreOffice/6.0.7.3$Linux_X86_64 LibreOffice_project/00m0$Build-3</meta:generator>
    <meta:document-statistic meta:table-count="1" meta:cell-count="2936" meta:object-count="0"/>
  </office:meta>
</office:document-meta>
</file>